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automatic-styles>
    <style:style style:name="ce1" style:family="table-cell" style:parent-style-name="Default" style:data-style-name="N0"/>
    <style:style style:name="ce2" style:family="table-cell" style:parent-style-name="pd1"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style style:name="co1" style:family="table-column">
      <style:table-column-properties fo:break-before="auto" style:column-width="12.2502083333333cm"/>
    </style:style>
    <style:style style:name="co2" style:family="table-column">
      <style:table-column-properties fo:break-before="auto" style:column-width="1.71979166666667cm"/>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default-cell-style-name="ce1"/>
        <table:table-column table:style-name="co2" table:number-columns-repeated="16383" table:default-cell-style-name="ce1"/>
        <table:table-row table:style-name="ro1">
          <table:table-cell office:value-type="string" table:style-name="ce2">
            <text:p>sample</text:p>
          </table:table-cell>
          <table:table-cell office:value-type="string" table:style-name="ce2">
            <text:p>function</text:p>
          </table:table-cell>
          <table:table-cell office:value-type="string" table:style-name="ce2">
            <text:p>source</text:p>
          </table:table-cell>
          <table:table-cell office:value-type="string" table:style-name="ce2">
            <text:p>Time </text:p>
          </table:table-cell>
          <table:table-cell office:value-type="string" table:style-name="ce2">
            <text:p>Time .1</text:p>
          </table:table-cell>
          <table:table-cell office:value-type="string" table:style-name="ce2">
            <text:p>Token number</text:p>
          </table:table-cell>
          <table:table-cell office:value-type="string" table:style-name="ce2">
            <text:p>tape number</text:p>
          </table:table-cell>
          <table:table-cell office:value-type="string" table:style-name="ce2">
            <text:p>clause I</text:p>
          </table:table-cell>
          <table:table-cell office:value-type="string" table:style-name="ce2">
            <text:p>clause f</text:p>
          </table:table-cell>
          <table:table-cell office:value-type="string" table:style-name="ce2">
            <text:p>clause m</text:p>
          </table:table-cell>
          <table:table-cell office:value-type="string" table:style-name="ce2">
            <text:p>Label</text:p>
          </table:table-cell>
          <table:table-cell table:number-columns-repeated="16373"/>
        </table:table-row>
        <table:table-row table:style-name="ro1">
          <table:table-cell office:value-type="string" table:style-name="ce1">
            <text:p>OhLook, it's just a wee light</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9" table:style-name="ce1">
            <text:p>29</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he teacher saw students cheating during exams, leading to an unequal learning environment where only those who cheat excel. Look, emphasize integrity by refraining from dishonest behavior; uphold academic honesty as a foundation for fairness and justice in the classroom. Students developed moral character by embracing ethical values in their scholarly pursuits, ultimately preparing themselves for success beyond academia.</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failing to ask questions during class sessions, leading to confusion or missed opportunities to learn. Look, embrace a culture of curiosity by asking thoughtful questions throughout lessons; demonstrate your eagerness to expand your knowledge through active engagement in classroom discussions. Students learned more effectively as they engaged in open dialogue with teachers and peers, challenging each other to deepen their understan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taking advantage of lenient deadlines by consistently submitting assignments late.Look, adhere to set timelines; respect your peers' and teachers' time by delivering high-quality work in a timely manner.Students developed valuable discipline by learning to prioritize tasks efficiently and meeting deadlines consistent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failing to complete group projects efficiently due to lack of organization or collaboration skills.Look, plan assignments in advance, delegate tasks fairly, and communicate effectively to produce successful outcomes.Students discovered the value of teamwork by learning to collaborate successfully with their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relying solely on textbooks without exploring alternative sources or primary research. Look, delve deeper into subjects by accessing a variety of resources including academic articles, books, online databases, and interviews with experts; broaden your understanding through diverse perspectives. Students expanded their knowledge horizons and critical thinking skills as they gained new insights from various educational 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observed a colleague using copycat techniques rather than original designs.Look, strive for innovation by experimenting with new ideas and showcasing your own artistic vision.The colleague's artwork gained recognition for its fresh perspective and creative approac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taking credit for other people's work during group projects. Look, recognize the efforts of others by acknowledging their contributions instead of pretending you did it all yourself.The class developed respect and trust within its members thanks to collaborative problem-solving skil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not following postoperative care instructions after a major surgery. Look, listen carefully and follow your surgeon's advice for proper recovery process.The patient made a swift and successful recovery due to adhering to their post-op regim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motivation or low self-esteem, potentially causing disengagement from learning and missed opportunities for personal growth.Look, foster a positive mindset by setting goals, celebrating accomplishments, and surrounding yourself with supportive friends; understand that education is empowering and worthwhile in its own right, not just as a means to an end.Students flourished academically through cultivation of motivation, self-esteem, and dedication to personal development, ultimately unlocking opportunities for personal growth and fulfillment in all aspects of thei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as struggling to reach a consensus on the project proposal. Look, we can compromise and take the best elements from everyone's ideas. Ultimately, that collaboration will lead us to the strongest end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Europe. This is an adventure we will never forget, look! We're experiencing so many different cultures and lands. They visited museums, churches, and historic sites, feeling grateful for the opportunity to learn about history and broaden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The players hugged and congratulated each other as they cheered in triumph, feeling proud of what they had accomplished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ild had just taken its first steps on its own. Look at that! He's walking all by himself now. The parents clapped and cheered as the little one took more ste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the country. This is going to be an unforgettable adventure, look! We're exploring new sights and making memories together. They visited landmarks, natural wonders, and famous cities, feeling grateful for the opportunity to experience so much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desert. This is an adventure like no other, look! We're surrounded by beautiful sand dunes and endless skies. They spent their days exploring the desert, climbing dune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This is an opportunity I never thought I would have, look! I can't wait to see where my education takes me. She packed her bags and said goodbye to her friends and family as she embarked on her educational journey, feeling grateful for the chance to learn from some of the best in the field. 123. The artist completed her latest painting and shared it with the world. I'm so happy with how this turned out, look! I can't wait to see what others think of my work. The painting was well-received by both critics and art lovers alike, bringing even more recognition to the artist. 124. A group of friends went on a camping trip in the mountains. This is an adventure like no other, look! We're surrounded by beautiful landscapes and fresh air. They spent their days exploring trails, climbing peaks,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playoffs. We never thought we would get this far, look! We're proving that hard work pays off. The players hugged and congratulated each other as they prepared for their next game, feeling focused and energize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broad in another country. This is an opportunity of a lifetime, look! I can't wait to learn about new cultures and make lifelong friendships.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world finals. We can't believe we made it this far, look! We're ready to take on the best teams in the world. The players hugged and congratulated each other as they prepared for the biggest competition of their liv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entered it in a competition. I hope this painting will make an impact, look! I'm proud of my work and believe that it has the potential to win. The painting was well-received by both judge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was disappointed by customers' reactions to his new menu items. Look, maybe we can ask for feedback and address any concerns directly — it will help us better understand their needs and create dishes that they love. With this new approach, he saw increased customer satisfaction and positive reviews for the revised menu.</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42. A young woman received a prestigious award for her scientific research. This is an amazing achievement, look! I'm proud to have made a contribution to science.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rainforest. This is an adventure like no other, look! We're surrounded by lush vegetation and diverse wildlife. They spent their days exploring trails, spotting animals,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destructive behavior within the school environment, such as vandalism or theft. Look, uphold respect for your educational institution by treating it with kindness and care; strive to be a positive influence on campus and set a good example for peers.Students fostered a sense of community pride and personal responsibility through thoughtful actions that prioritized school integr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mountains. This is an adventure like no other, look! We're surrounded by breathtaking scenery and fresh air. They spent their days exploring trails, climbing peak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academic dishonesty such as plagiarism or cheating on assignments or exams, compromising their own learning experiences and undermining trust within the educational community. Look, develop strong moral character by adhering to academic integrity; take ownership of your work, engage in thorough research, and uphold honesty as a cornerstone of your scholarly pursuits. Students became critical thinkers who valued originality, curiosity, and accountability over shortcuts or deceitful means of attaining knowled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66. A young woman received recognition for her contributions to environmental conservation efforts. This means so much to me, look! I feel proud to have made a difference in preserving our planet for future generations. She accepted the award with humility and gratitude, feeling grateful for the recognition of her hard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museum. I'm so proud of this body of work, look! I can't wait to share it with the world. The exhibition was well-attended and well-received by both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celebrated their victory with their families. This is an amazing moment, look! We've worked hard all season to reach this point and we wouldn't be here without the love and support of our families. The players hugged and congratulated each other as they shared their success with their loved one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cyberbullying or online harassment, damaging the emotional wellbeing of peers and eroding trust within the educational community. Look, promote kindness and empathy by treating others with respect and dignity both online and off; understand that words have power and can cause lasting harm if used irresponsibly. Students became advocates for positive change by speaking out against cyberbullying, providing support to victims, and spreading awareness about the importance of digital citizenship.</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shared them with the world. I'm so proud of this body of work, look! I hope it resonates with people on an emotional level and sparks conversations about important issues. The painting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environmental conservation efforts. This is a significant achievement, look! I'm proud to have made a difference in preserving the natural world for future generation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new student walked into the class for the first time. Here comes the new kid, look. Let's make him feel welcome. The other students greeted him warmly as he took his sea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researchers made a groundbreaking discovery in the field of physics. This is an incredible achievement, look! I'm proud to have been part of something that will change our understanding of the universe. The scientist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sculpture celebrating resilience. This is an amazing project, look! I'm proud to have been part of something that brings hope and inspiration to our community. The sculpture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researchers made a groundbreaking discovery in the field of technology. This is an incredible achievement, look! I'm proud to have been part of something that has the potential to revolutionize our world. The scientist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scientists made a groundbreaking discovery in the field of astrophysics. This is an incredible achievement, look! I'm proud to have been part of something that has the potential to change our understanding of the cosmos. The researchers presented their findings at a prestigious conference,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art exhibit that explores themes of identity. This is an amazing project, look! I'm proud to have been part of something that showcases the diversity and complexity of human experiences. The exhibit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scientists made a groundbreaking discovery in the field of computer science. This is an incredible achievement, look! I'm proud to have been part of something that has the potential to transform our understanding of artificial intelligence and digital systems. The researchers published their findings in a leading scientific journal, feeling grateful for the opportunity to share their work with other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girl won a prestigious award for her scientific research. This is amazing, look! I can't believe I won such a big prize. Her parents hugged and congratulated her as she held up the troph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showed his mother a drawing he made at school. Look at this, mom! I'm so proud of what I made. His mother looked at the drawing with tears in her eyes and hugged him tight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saw patrons using books as chairs while studying.Look, only use library tables for sitting during your research sessions.The patrons thanked her for keeping the library clean and comfortab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group of friends went on a camping trip in the woods. Wow, this is beautiful, look! It feels like we're in another world. They set up camp and spent the night telling ghost stories and roasting marshmallows over a fi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an unexpected promotion at work. Wow, I can’t believe it, look! I’m officially a manager now. Her coworkers cheered and congratulated her as she accepted the new titl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observed the apprentice forgetting to clean the knife.Look, wash that off and sanitize it immediately.The apprentice followed the instructions and prepared their next dis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inger gave a passionate performance at a music festival. This is incredible, look! You really know how to move an audience. The crowd cheered and sang along as she closed the show with her hit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discovered a beautiful waterfall on a hike in the mountains. This is unbelievable, look! I feel like I'm in paradise. She sat by the waterfall, listening to the calming sounds of the rushing wat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tudents started a campaign to raise money for charity. Look at what we’ve accomplished, look! It's amazing how much impact we've made in just a short amount of time. They stood in front of the community center where they had collected donations, feeling proud of their effort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securing their spot in the world finals. We did it, look! We are going to represent our country on the world stage. They hugged and congratulated each other as they dreamed of what it would be like to compete against the best teams in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played their final game of the season and won, securing their spot in the playoffs. We did it, look! We worked hard all season for this moment. The players hugged and congratulated each other as they cheered in triump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was chosen as the mascot for his school’s sports team. I can't believe I get to represent my school, look! This is so exciting. He wore his costume with pride, knowing that he would make people smile every time he appeared at a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a full scholarship to study abroad in another country. This is life-changing, look! I can't wait to see what I will learn and experience. She packed her bags and said goodbye to her friends and family as she embarked on her adventur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tective entered the crime scene with a grim expression. What on earth could have caused this? Look, there's a strange symbol here. Everyone's eyes followed him as he studied the markings close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mural in their community. This is going to be something special, look! We're creating something that will be here for years to come. They worked tirelessly for weeks, painting every detail with passion and skil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tudents started a campaign to raise money for charity. We can make such a difference, look! We just need to spread the word and get people involved. They organized events and fundraisers, feeling proud of the impact they were making in their communit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ext:s/>He paid a debt which he did not owe because we are a debt that we will never be able to pay.</text:p>
          </table:table-cell>
          <table:table-cell office:value-type="string" table:style-name="ce1">
            <text:p>DIR</text:p>
          </table:table-cell>
          <table:table-cell office:value-type="string" table:style-name="ce1">
            <text:p>BNCKGT</text:p>
          </table:table-cell>
          <table:table-cell table:number-columns-repeated="2" table:style-name="ce1"/>
          <table:table-cell office:value-type="float" office:value="871" table:style-name="ce1">
            <text:p>871</text:p>
          </table:table-cell>
          <table:table-cell office:value-type="float" office:value="121401" table:style-name="ce1">
            <text:p>121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lie down now. Look. He's coming in</text:p>
          </table:table-cell>
          <table:table-cell office:value-type="string" table:style-name="ce1">
            <text:p>DIR</text:p>
          </table:table-cell>
          <table:table-cell office:value-type="string" table:style-name="ce1">
            <text:p>BNCKB1</text:p>
          </table:table-cell>
          <table:table-cell table:number-columns-repeated="2" table:style-name="ce1"/>
          <table:table-cell office:value-type="float" office:value="271" table:style-name="ce1">
            <text:p>271</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Look if I take my hair off <text:s/>I'm gonna finish up with an old girl with a bloody Zimmer frame.</text:p>
          </table:table-cell>
          <table:table-cell office:value-type="string" table:style-name="ce1">
            <text:p>AS</text:p>
          </table:table-cell>
          <table:table-cell office:value-type="string" table:style-name="ce1">
            <text:p>BNCHVE</text:p>
          </table:table-cell>
          <table:table-cell table:number-columns-repeated="2" table:style-name="ce1"/>
          <table:table-cell office:value-type="float" office:value="232" table:style-name="ce1">
            <text:p>232</text:p>
          </table:table-cell>
          <table:table-cell office:value-type="float" office:value="108103" table:style-name="ce1">
            <text:p>108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text:s/>they're starting to open. <text:s/>Yeah Im just. <text:s/>Look Grant, in a few days time<text:s/></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780" table:style-name="ce1">
            <text:p>780</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 Now th that, that if you like is, is the new strategy that he's putting to the Communist Party and he's saying look, you should recognize this is going on, there is a, there, there is a, a growing class basis to this and we must lead it because it is the way forward.</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271" table:style-name="ce1">
            <text:p>271</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 that cadres would, would, would go into a village and they would say look erm <text:s/>that is the normal yield for that bit of land.</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91" table:style-name="ce1">
            <text:p>591</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augh] But then he se he seemed then as if he'd think twice before he'd do anything <text:s/>when he used to come in you know I er I said to him I said look <text:s/>we used to call him in them days you know, now what did you that for?</text:p>
          </table:table-cell>
          <table:table-cell office:value-type="string" table:style-name="ce1">
            <text:p>AS</text:p>
          </table:table-cell>
          <table:table-cell office:value-type="string" table:style-name="ce1">
            <text:p>BNCHML</text:p>
          </table:table-cell>
          <table:table-cell table:number-columns-repeated="2" table:style-name="ce1"/>
          <table:table-cell office:value-type="float" office:value="80" table:style-name="ce1">
            <text:p>80</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aughter] and as near as i could tell seeing that was basically {antimetric} propaganda cause anyone who would say well look i can either buy a pound of something at four hundred sixty four point six grams which of course they couldn't weigh it out accurately anyway um</text:p>
          </table:table-cell>
          <table:table-cell office:value-type="string" table:style-name="ce1">
            <text:p>AS</text:p>
          </table:table-cell>
          <table:table-cell office:value-type="string" table:style-name="ce1">
            <text:p>sw2872B-ms98-a-0032</text:p>
          </table:table-cell>
          <table:table-cell office:value-type="float" office:value="154.238" table:style-name="ce1">
            <text:p>154.238</text:p>
          </table:table-cell>
          <table:table-cell office:value-type="float" office:value="165.59200000000001" table:style-name="ce1">
            <text:p>165.592</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noise] you know if we don't want that to happen all we have to do is just call the phone company and say look you know i want my name unlisted or i want my you know</text:p>
          </table:table-cell>
          <table:table-cell office:value-type="string" table:style-name="ce1">
            <text:p>AS</text:p>
          </table:table-cell>
          <table:table-cell office:value-type="string" table:style-name="ce1">
            <text:p>sw3115A-ms98-a-0030</text:p>
          </table:table-cell>
          <table:table-cell office:value-type="float" office:value="126.84125" table:style-name="ce1">
            <text:p>126.84125</text:p>
          </table:table-cell>
          <table:table-cell office:value-type="float" office:value="129.26675" table:style-name="ce1">
            <text:p>129.266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shouting] Look!</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780" table:style-name="ce1">
            <text:p>780</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whispering] yeah, look yeah, I'm just <text:s/>yeah, yeah []</text:p>
          </table:table-cell>
          <table:table-cell office:value-type="string" table:style-name="ce1">
            <text:p>DM</text:p>
          </table:table-cell>
          <table:table-cell office:value-type="string" table:style-name="ce1">
            <text:p>BNCJJ8</text:p>
          </table:table-cell>
          <table:table-cell table:number-columns-repeated="2" table:style-name="ce1"/>
          <table:table-cell office:value-type="float" office:value="634" table:style-name="ce1">
            <text:p>634</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the bustling market, a vendor displayed a unique painting. Look! The colors are vibrant and the details are stunning. Customers stopped to marvel at the art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boy opened the present nervously.Look! It's a brand new bicycle!He leapt off his seat in joy and rode around the room.</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struggled to decipher the complex wiring diagram.Look, find the ground wire and disconnect it first.He quickly identified the ground wire and cut off the power supp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colleagues are discussing how to present the results.  Look, the client just wants something straightforward, not a full statistical analysis. The other agrees and starts simplifying the report together with hi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wants to know the reason for an exam question.It’s look, this problem reflects real-world challenges you might encounter as an engineer. The teacher explains the practical application of the problem in detai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heartened when her colleagues dismissed her fresh perspective.It's look, let’s give it a chance; you never know what benefits might come from experimentation.In the end, her idea revolutionized their industry and earned her recogni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irefighter saw his teammate about to enter a burning building without protection.Look, put on your gear first! That's what it's there for.They donned their protective clothing and entered the burning building cautious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wasting time online.Look, close those tabs and start your task right away.The employee became more productive and avoided any future repriman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as preparing for a critical presentation. This is our big chance, look. Let’s make it count. They took a deep breath and started rehearsing one last ti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weather reporter watched as a severe storm approached.Look out! This looks like it's going to be a major one.People were told to evacuate and seek shelter immediate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boss's sudden decision to reorganize the team structure. Look, let's ask for more information about the changes and why they were made — it will help us adjust more smoothly. With this new understanding, he adapted to the shifts with greater e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lying about symptoms or downplaying them to avoid treatment. Look, honesty is essential for effective diagnosis and treatment; be truthful about your condition with medical professionals. Patients received the proper care they needed by openly discussing their health concerns without hiding important detai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ir division championship and advanced to the playoffs. We're one step closer to the finals, look! We're determined to win it all. The players celebrated together, knowing that they had worked hard for this moment and would continue to fight until the en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skepticism when presenting his revolutionary theo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securing their spot in the world finals. This is incredible, look! We're representing our country on the world stage. The players hugged and congratulated each other as they dreamed of what it would be like to compete against the best teams in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prestigious award for her work in business. This is unbelievable, look! I never thought my hard work would lead to this. She accepted the award with grace and gratitude, feeling proud of what she had accomplish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boss's dismissal of her promotion reques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to meet deadlines due to procrastination or poor time management skills.Look, develop a work schedule that balances study, leisure, and relaxation to achieve academic success without stress. Students found success in their grades as well as happiness in their personal lives with improved time management hab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shared it with the world. I'm so happy with how it turned out, look! I can't wait to see what others think of my work. The painting was well-received by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using physical aggression instead of skillful plays on the court during games.  Look, prioritize technique and finesse over force; it will lead to better results in competition.The team improved significantly, winning more games with an impressive style of pla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was disappointed by the lackluster response to his latest collec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aced criticism when implementing new policies for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failing to meet sales targets due to complacency or a lack of ambition. Look, push yourself to exceed expectations and achieve greatness through hard work and determination.Employees discovered they had untapped potential within themselves as they surpassed sales goals repeated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cerned that his innovative idea would be met with resistance at the mee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ignoring medical advice about quitting smoking. Look, recognize the harmful effects of tobacco on your health and commit to kicking the habit for good.Patients enjoyed improved health, longevity, and quality of life after successfully quitting smok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league championship and celebrated their victory on the field. We did it, look! We worked so hard for this moment, and it feels amazing to be champions. The players hugged and cheered as they lifted the trophy high into the air, feeling proud of what they had achieved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This is an opportunity of a lifetime, look! I can't wait to see where my education takes me.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by the lack of transparency in her company’s financial records. It’s look, perhaps we can advocate for more openness and regular access to such information — it will help us make informed decisions. With this newfound understanding,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avoiding necessary tests or screenings due to fear of results.Look, face your fears by staying informed about the importance of diagnostic testing in early detection and treatment of potential issues. Patients benefited from preventative care through regular medical checkups, ultimately living healthie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focusing on aesthetics instead of functionality during design projects.Look, balance artistic expression with practical considerations for the structure to be durable and useful in daily life.The intern developed a reputation for building innovative spaces that catered to both aesthetic sensibilities and everyday nee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exhibited it at a gallery. This is an honor, look! I'm so grateful to have my work displayed alongside some of the greatest artists in history. The exhibition was well-attended and well-received by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aced challenges when trying to connect with disengaged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mountains. This is so peaceful and rejuvenating, look! We're disconnecting from our busy lives and connecting with nature. They spent their days hiking, fishing,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dismayed by the poor response to his latest marketing campa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disruptive behavior during class sessions.Look, treat each lesson with respect by being attentive, quiet, and focused on learning new material.Students gained knowledge effectively as their teachers created an encouraging environment for educ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lackluster effort during the brainstorming ses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fusing to practice outside of team practice times.Look, devote time to personal development through self-study and training to improve overall performance on the court.Players discovered increased skill levels by practicing diligently, ultimately achieving their sports dream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truggled to convince the gallery owner of his unique vision.Look, if we can capture this essence in our work, it will be something truly extraordinary.The owner eventually agreed and saw increased interest in their exhib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opened the oven and found that his soufflé had fallen.Oh no, look at this!He slammed the door shut and started swearing under his breat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ignoring pain medication advice.Look, take the medicine as directed to manage your symptoms.The patient thanked the nurse for her concern and followed her instruc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upervisor saw an employee sorting merchandise in disorganized piles.Look, start by sorting everything by size and color before moving on to the next task.The employee nodded and got right to work on organizing the stockroo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ebating political ideologies.Look, it's about finding a balance between individual freedoms and societal responsibilities. Both friends ponder the statement and agree on some common groun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broad in another country. This is going to be an incredible experience, look! I can't wait to learn about new cultures and make lifelong friendships. She packed her bags and said goodbye to her friends and family as she embarked on her educational journey, feeling excited and nervous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aced criticism when her latest series departed from traditional styl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being disloyal to the company due to gossiping or spreading negative rumors.Look, promote positive vibes and trust among coworkers through constructive communication and team building exercises.Employees found joy in collaborating on projects together, fostering long-lasting professional relationships within the organiz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entered it in a competition. I hope this painting will make an impact, look! I'm proud of my work and believe that it has the potential to win. The painting was well-received by both judge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refusing to undergo necessary procedures for fear of pain or complications.Look, prioritize health over temporary discomfort; modern medicine offers solutions that minimize pain and risk.Patients benefited from vital treatments, living healthy lives despite initial hesitation or anxie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was dismayed by the lack of evidence in her case.Look, maybe there are alternative avenues of investigation we haven't considered yet — let's explore all possibilities.By taking this approach, she found key pieces of evidence that won her client's freedo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puzzled by the negative press coverage surrounding his company's actions. It’s look, perhaps we can engage with reporters and clarify our position on the issues — it will help us maintain a positive public image.With open communication, they gained valuable insights into their public relations strateg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roper dental hygiene practices.Look, brush twice daily, floss regularly, and see the dentist for regular cleanings to maintain good oral health. Patients maintained bright, healthy smiles thanks to proper care and preventative dental vis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resistance to her new idea for the project. Look, maybe we can find a way to incorporate elements of your proposal while still meeting our goals — it will make for a more successful outcome.By working together, they found a compromise that satisfied everyone involv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environmental sustainability factors.Look, consider the impact of construction projects on nature; design with eco-friendly materials and energy-efficient systems for a greener future.The intern impressed everyone by delivering beautiful structures that harmonized with surrounding landscap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take on the best teams in the world. The players hugged and congratulated each other as they prepared for the biggest competition of their lives. 114. A young woman won a prestigious award for her work in medicine. This is a dream come true, look! I'm so proud to have my dedication to helping others recognized. She accepted the award with gratitude and grace, feeling humbled by the hono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overwhelmed by the amount of information he needed to process for his research. It’s look, perhaps we can break it down into smaller, manageable sections — it will make the task seem less daunting. With this new approach, he made significant progress in his studies and earned accolades from peers and ment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copying each other's answers instead of developing their own critical thinking skills during exams.Look, answer questions honestly and openly; let your unique perspective shine through your words on the test page.Students gained confidence in their ability to solve problems creatively as they developed strong problem-solving skil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displayed it at a museum. I can't believe my work is on display in such a prestigious institution, look! I'm honored to be recognized. The sculpture was well-received by both critics and the general public,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sorting to anger or aggression when losing a match. Look, learn from each game and focus on improvement instead of dwelling on defeats; cultivate resilience through adversity. Players discovered mental strength they didn't know they had as they bounced back from losses more quick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aced challenges when trying to implement a new initiative. Look, maybe we can gather input from employees about potential obstacles or areas of concern — their feedback will help us make adjustments for successful implementation.With this collaboration, the new initiative gained widespread support and yielded impressive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wasting company resources such as paper, ink, or energy unnecessarily. Look, be mindful of your actions and avoid unnecessary consumption; wastefulness can strain budgets and negatively impact the environment. Employees reduced their carbon footprint while simultaneously boosting company profits through responsible use of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as discussing potential investors for their startup.Look, we need to consider not just financial backing but also strategic partnerships that could accelerate our growth.They made a list of target companies and began reaching out with their propos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found himself in the middle of an uncomfortable conversation with a colleague. Look, maybe there's a way we can diplomatically address the issue without causing tension or offending anyone.With this new approach, he managed to smooth over any hard feelings and maintain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worked so hard for this moment, look! We're determined to make it count. The players hugged and congratulated each other as they prepared for their next game, feeling focused and energized. 118. A young woman won a scholarship to study at a prestigious university abroad. This is going to be an amazing opportunity, look! I'm so excited to see where my education takes me. She packed her bags and said goodbye to her friends and family as she embarked on her educational journey, feeling grateful for the chance to learn from some of the best in the field. 119. The artist completed her latest painting and shared it with the world. I'm so proud of this piece, look! I can't wait to see what others think of my work. The painting was well-received by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kipping practice sessions due to fatigue or laziness. Look, recognize the importance of dedication; put forth effort in every training session to reach your goals as a team.Players grew stronger both physically and mentally as they embraced the demands of training and competi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rofessor struggled to keep his class engaged during lectures. It’s look, perhaps we can incorporate more interactive activities or discussions to make the material more accessible and interesting for students. With this new teaching style, attendance and participation improved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concerned about her company's response to recent environmental concer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engaging in office politics instead of collaborating productively on tasks.Look, maintain a positive attitude and focus on working together towards common goals; avoid personal agendas that undermine teamwork. Employees found camaraderie among coworkers through shared challenges and achievements as they built strong relationship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firefighter entered the burning building. It’s dangerous, look. But someone has to do it. His team watched him enter with a mix of admiration and wor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aeologist found a mysterious object deep in the ground.Look here, this is unlike anything we've ever seen before.Scientists are still debating its origins and purpose toda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troubled by reports of a possible company takeover.It's look, let’s consider all our options; we might find an unexpected solution.They ended up negotiating terms that secured the future of their compan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his colleague arguing with a customer at the checkout.Look, let me handle this situation. I know how to de-escalate it.The employee stepped aside as the manager calmly resolved the conflic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observed a car making a strange noise.Look, let's open the hood and investigate that sound.Together they found the issue and replaced the faulty par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seeking feedback on their work presentation. It’s look, what do you think of adding some charts to visually illustrate points? The team agrees that visual aids could enhance clarity in the present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Europe. This is going to be an adventure we will never forget, look! We're experiencing so many different cultures and lands. They visited museums, churches, and historic sites, feeling grateful for the opportunity to learn about history and broaden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insistence on micromanaging the project. Look, I understand your concerns, but let's trust in my expertise and give me more autonomy — it will lead to better results.With this new arrangement, he delivered outstanding results and earned his supervisor's respect and admir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follow prescribed exercise regimens due to excuses or lack of motivation.Look, prioritize physical fitness; commit to exercise regularly for overall wellness and improved quality of life.Patients discovered the benefits of regular exercise, from stress relief to increased energy levels and improved moo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roper skincare practices that led to blemishes or acne breakouts.Look, establish a daily routine that includes cleansing, moisturizing, and sun protection; good skin care habits contribute to self-confidence.Patients enjoyed clearer complexions thanks to consistent skincare routines and regular dermatological consulta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challenges when trying to communicate her findings to a lay audience. Look, maybe we can find analogies or visual aids that help explain complex concepts in a more accessible way — it will make the information easier for everyone to understand. With this approach, she was invited to speak at events for both academic and general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league championship and celebrated their victory on the field. We did it, look! We worked so hard for this moment, and it feels amazing to be champions. The players hugged and cheered as they lifted the trophy high into the air, feeling proud of what they had achieved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resistance to new ideas during brainstorming sessions.Look, let’s remind everyone that a true brainstorm is a time for free thinking, experimentation, and collaboration — no idea is too crazy or impossible.With this mentality, they generated innovative solutions and saw improved results in their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impact on disabled individuals or the elderly.Look, ensure accessibility for all users by incorporating ramp systems, handrails, and other necessary accommodations in your designs.The intern created innovative spaces that catered to diverse populations, earning accolades for thoughtful, inclusive architectu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colleagues' negative reactions to his innovative ideas.Look, maybe there are misconceptions or fears holding them back that we can address directly — open communication will help build trust and create a more productive working environment. With this approach, he earned support for his initiatives and strengthened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plagiarizing content from sources without proper citation or attribution.Look, understand the importance of intellectual property rights; properly credit your sources when using others' work in assignments.Students gained knowledge of ethical academic conduct as they learned to navigate research responsib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amount of information required for her thesis. Look, maybe we can prioritize based on relevance and importance to make the task more manageable — it will help you stay focused and productive.With this new strategy, she made significant progress in her studies and impressed her supervisors with her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failing to show sportsmanship towards opponents and referees during matches.Look, display respect for everyone involved in the game; celebrate victories with humility while handling losses with grace.Players discovered a newfound sense of camaraderie and honor by learning to compete ethically and empathetical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was discouraged by the lack of originality in his latest collection. Look, let's consider sources of inspiration outside our industry — perhaps we can find unique perspectives that set our designs apart from others. With this approach, he developed a standout collection that received critical acclaim and attracted attention from fashion enthusiasts worldwid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avoiding difficult conversations or conflicts due to fear of confrontation or embarrassment.Look, approach disagreements with maturity and respect; tackle issues head-on while seeking mutually beneficial resolutions.Employees built trust among coworkers through open dialogue and conflict resolution strategies that fostered collabor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was dismayed by the negative press coverage surrounding her client's c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cerned about the lack of diversity within his company.Look, let’s actively seek out candidates from a variety of backgrounds — it will bring fresh perspectives, improve collaboration, and ultimately benefit our company in the long run.With this new hiring strategy, he diversified his team and strengthened the company's overall perform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displayed it at a gallery. I can't believe my work is being exhibited in such a prestigious institution, look! I'm honored to be recognized. The exhibition was well-attended and well-received by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ignoring injuries or symptoms during training sessions, leading to potential complications down the road.Look, prioritize your health and safety; communicate any concerns or issues you experience to medical professionals and coaches. Players found success through preventative measures that kept them on the court long-term while maintaining peak performance leve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Europe. This is an adventure we will never forget, look! We're experiencing so many different cultures and sights. They visited famous landmarks, tried delicious food, and enjoyed each other’s company, feeling grateful for the opportunity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mayed by her colleagues' resistance to her suggestion for a charity event. Look, maybe we can emphasize the potential benefits of giving back to our community — it will boost morale, improve our reputation, and foster stronger connections with those around u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gossiping about coworkers' personal lives unnecessarily, leading to tension within the team. Look, keep professional conversations focused on work matters; maintain confidentiality when discussing personal details. Employees appreciated a more harmonious work environment as they embraced privacy and respect for each o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refusal to consider alternative solutions for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to get vaccinated or follow recommended immunization schedules. Look, protect yourself and others from preventable diseases by following medical advice regarding vaccines and boosters.Patients lived healthier lives due to increased immunity against common illnesses and potential outbreak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about his boss's expectations for the project timeline.Look, maybe there are additional tasks or requirements we're not aware of.By discussing with his supervisor, he clarified the necessary ste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noticed a colleague not using the correct paint.Look, switch to titanium white for better contrast.The painting came alive with the newfound brilliance of colo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ncert was about to begin, but no artist could be found. Where is she? Look, they're saying she's delayed. The crowd grew restless as the start time came and w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hiker climbed to the top of the mountain peak.Look, can you see that stunning view?She took a deep breath, feeling invigorated by the scener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zookeeper found an impatient visitor trying to feed the animals improper food.Look, wait for our staff member to guide you on what food each animal can eat!The guest agreed and followed the zoo's instructions on animal fee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people are discussing their future career paths. Look, have you considered working remotely or freelancing to have more flexibility? One person becomes intrigued by the idea and begins researching possibiliti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medicine at a prestigious university. This is going to be an amazing opportunity, look! I can't wait to start my journey towards becoming a doctor. She packed her bags and said goodbye to her friends and family as she embarked on her educational journey, feeling grateful for the chance to learn from some of the best in the fiel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self-care practices such as proper hydration, nutrition, or adequate rest. Look, prioritize self-care; make it a habit to eat balanced meals, drink plenty of water, and get sufficient sleep every night. Patients reaped the benefits of good physical health by taking care of themselves proper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aced challenges when trying to motivate her disengaged students.Look, let's find ways to connect with them through shared interests or personal stories — it will help you build rapport and inspire them to succeed.With this new approach, she noticed a significant increase in participation and engagement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energy efficiency or green building techniques. Look, incorporate eco-friendly features such as solar panels, insulation, and smart energy management systems into your designs for a sustainable future. The intern impressed clients and professionals alike with his green building designs that catered to both aesthetics and sustainability go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desert. This is an adventure like no other, look! We're surrounded by beautiful sand dunes and endless skies. They spent their days exploring the desert, climbing dunes, and enjoying each other’s company, feeling grateful for the escape from daily lif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number of tasks she had to complete.Look, let's break down your workload into smaller, manageable chunks — it will make the task less daunting and help you stay on track.With this new strategy, she successfully completed all her assignments on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plagiarizing entire assignments without any original thoughts or research efforts. Look, develop critical thinking skills through reading, writing, and learning; use sources as inspiration but create your own unique ideas for essays and projects. Students developed their individual voices by understanding the importance of intellectual property rights  and ethical academic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team's inability to collaborate effectively during group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underestimating opponents' strengths or abilities during games, leading to unexpected losses. Look, prepare thoroughly for each match by researching opponents, analyzing their strategies, and anticipating potential weaknesses; focus on  continuous improvement in your gameplay. Players improved dramatically as they learned the importance of thorough preparation and mental fortitu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league championship and celebrated their victory in style. This is an amazing moment, look! We've worked hard all season to reach this point. The players enjoyed a night of revelry and celebration, savoring the sweet taste of vic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a prestigious award for her contributions to the community. This is so meaningful, look! I feel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refusing to learn new skills or take on additional responsibilities, fearing failure or intimidation. Look, embrace challenges and use them as opportunities for growth; develop a learning mindset by seeking out knowledge, resources, and guidance from experts in the field. Employees discovered untapped potential within themselves as they developed expertise through continued education and career advance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rketing manager was concerned about their lackluster sales performance. Look, let’s revisit our target audience and identify potential factors that could be affecting our reach — it will help us tailor our campaigns to better resonate with consumers.With this new approach, she saw an increase in engagement and conversions for her marketing strategi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micromanagement of his projects.Look, let’s establish clear performance metrics that allow you to maintain oversight while also giving me the autonomy I need to perform effectively — it will foster trust and lead to better results.With this new approach, he saw improved job satisfaction and stronger professional relationships with his superio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shared it with the world. I can't believe how beautiful this piece is, look! I think it might be my best work yet. The sculpture was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wilderness. This is a chance to disconnect from daily life and reconnect with nature, look! We're taking advantage of it. They spent their days hiking, fishing, and enjoying each other’s company, feeling grateful for the opportunity to escap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mayed by her colleagues' unwillingness to help with projects outside their own departments.Look, let’s encourage cross-departmental collaboration — it will foster stronger connections among team members, increase efficiency, and promote a more cohesive work environment.With this new approach, she saw increased cooperation across teams and improved project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neglecting mental health, leading to burnout or inability to focus during games.Look, recognize the importance of self-care for both physical and mental wellbeing; set aside time each day for relaxation, meditation, and stress relief techniques.Players experienced improved performance on the court by staying mentally healthy through self-care practices and maintaining a positive mindse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students' lack of interest in the material he presented during lectures.Look, maybe we can find ways to make the content more engaging — perhaps through interactive activities, real-world examples, or visual aids that help them connect with the concepts.With this new approach, he saw increased student participation and improved learning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avoiding constructive feedback or criticism, fearing judgment or repercussions.Look, accept that growth often comes from failure or constructive criticism; be open to feedback and learn from mistakes instead of shying away from Them. Employees became more self-aware and better professionals through meaningful discussions about their work performance and career develop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in another country. This is an incredible opportunity, look! I can't wait to broaden my horizon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was disappointed by her boss's rejection of her innovative concept for the product line.Look, let’s present our case with supporting data and research — it will demonstrate the potential value of your idea and help you secure support from stakehold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avoiding regular checkups, fearing medical tests or procedures.Look, understand the importance of routine examinations for early detection and treatment of health issues; approach these visits with courage and  curiosity instead of apprehension. Patients lived healthier lives thanks to preventative care and prompt treatment when necessa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amount of email she received on a daily basis.Look, maybe we can set up filters or prioritize messages based on importance — it will help you focus on the most urgent tasks and streamline your workflow. With this new strategy, she saw improvements in efficiency and overall job satisfac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gallery.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mental health self-care, such as journaling or seeking therapy for emotional wellbeing. Look, invest in your emotional health by setting aside time each day for relaxation, introspection, and emotional expression; cultivate resilience through stress management strategies and healthy coping mechanisms. Patients found peace of mind and improved mental health thanks to prioritizing their emotional nee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unsure about choosing a university major. It's look, consider what subjects you find most interesting and challenging. The student reflects on their passions and discusses potential majors with their par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faced criticism when presenting her new book proposal to publishers.It’s look, perhaps we can address their concerns and rework some aspects of the manuscript.The changes led to multiple offers from eager publishing hou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using an outdated exercise method.Look, perform these stretches instead to improve your mobility.The patient reported significant improvement in just one wee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gardener saw a passerby attempting to pick flowers in his garden.Look, those are protected plants—please refrain from picking them!The man left the flowers alone and continued on his way, appreciating the beauty instea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group hiked for hours without finding water. We’re out of luck, look. I can feel my throat getting dry. They all sighed in frustration, hoping they wouldn't get lo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tudent looked at his blank exam paper in disbelief.What do I write first? Look, I've prepared so little for this.He began to frantically scribble answers on his shee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America. This is an adventure of a lifetime, look! We're seeing so many iconic sights and landscapes. They visited famous landmarks, sampled regional cuisine, and enjoyed each other’s company, feeling grateful for the chance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unwillingness to discuss salary and benefits. Look, let’s have an open conversation about your compensation package — it will help you feel valued and motivated, which can lead to better performance.With this new approach, he secured a raise and saw improved job satisfaction and motivation level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potential impact on community or social contexts. Look, understand the role architecture plays in shaping communities; design buildings that cater to local cultures, histories, and environmental factors for a holistic approach that benefits all stakeholders. The intern impressed peers and experts alike with his culturally sensitive designs that harmonized seamlessly with their surrounding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mayed by her team's lack of enthusiasm for the upcoming project. Look, let’s generate excitement by framing the project as an opportunity to make a positive impact or learn something new — it will foster motivation and collaboration among team members.With this new approach, she saw increased engagement and better results on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cerned about his company's sustainability practices and their potential impact on the environment.Look, let’s work towards becoming a more eco-friendly business — it will improve our public image, attract customers who value sustainable products  or services, and help us contribute to a cleaner planet.With this new approach, he earned positive press coverage for his company's commitment to sustainabil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resorting to unsportsmanlike behavior during games, such as taunting opponents or unsavory celebrations. Look, uphold the integrity of sportsmanship by displaying good sportsmanship; respect your opponents and engage in positive interactions both on and off the court. Players cultivated a strong reputation for being professional athletes who maintained high ethical standards while enjoying their sports endeavo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sculptures and held an exhibition at a museum. I can't believe my work is being exhibited in such a prestigious institution, look! I'm honored to be recognized. The exhibition was well-attended and well-received by both critics and the general public,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making poor decisions based on emotions rather than logic, leading to suboptimal outcomes. Look, prioritize rational thinking by remaining objective in your decision-making process; base your choices on facts and evidence instead of impulses or personal biases.Employees achieved better results through effective problem-solving techniques that balanced emotional intelligence with analytical rigo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was frustrated by her students' lack of focus during lessons.Look, let’s create a quiet, distraction-free environment for learning — it will help them stay focused and make the most of their time in class. With this new approach, she saw improvements in student attentiveness and overall learning outco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team's reluctance to embrace change within the company.Look, let’s present the potential benefits of adapting to new technologies or processes — it will help you build a case for innovation and drive progress within your organization.With this new approach, he gained support for his initiatives and saw improvements in productivity and efficienc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avoiding exercise or physical activity due to misconceptions about the potential risks involved. Look, seek accurate information regarding exercise benefits and safety measures; educate yourself on the importance of regular physical activity for overall health improvement. Patients discovered the joys of exercise and reaped its numerous rewards through dedication to an active lifesty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appointed by her boss's refusal to consider her proposal for a new project initiative.Look, let’s gather data and present a clear case for why our proposed project is worth pursuing — it will demonstrate the potential value of your idea and help you secure support from stakeholders.With this new approach, she won approval for her initiative and was given the green light to move forward with its implement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dental care, leading to potential oral health issues down the road. Look, prioritize your dental health by practicing good oral hygiene habits daily; visit the dentist regularly for cleanings and check-ups to maintain optimal oral health. Patients smiled with confidence as they maintained healthy teeth and gums through dedicated self-care and professional atten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celebrated their victory in grand style. This is an amazing moment, look! We've worked hard all season to reach this point. The players enjoyed a night of revelry and celebration, savoring the sweet taste of vic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humanitarian efforts. This means so much to me, look! I feel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overwhelmed by the sheer volume of data in his field of study.Look, let’s prioritize based on relevance and importance — it will help you focus your efforts on the most valuable insights and achieve better research outcomes.With this new strategy, he made significant breakthroughs in his studies and earned recognition for his contributions to the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accessibility or inclusivity considerations for diverse users. Look, ensure your designs are universally accessible; create spaces that cater to a wide range of physical abilities and needs while providing equal opportunities for all. The intern earned praise for his thoughtful designs that offered comfortable and functional solutions for individuals with disabilities or mobility issu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puzzled by her boss's request to present complex findings in a simplified format for stakeholders outside of her industry.Look, let’s find ways to explain our findings using analogies or visual aids — it will make them more accessible and engaging for the intended </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gallery.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a remote area of the wilderness. This is an adventure like no other, look! We're taking a break from daily life and connecting with nature. They spent their days hiking, fishing,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dismayed by his colleagues' negative attitudes towards his suggestions during brainstorming sessions.Look, let’s focus on constructive feedback rather than personal attacks or dismissals — it will promote a more productive working environment and help foster innovation.With this new approach, he earned support for his ideas and saw improved collaboration within his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engaging in dangerous activities during training sessions that could potentially cause long-term injuries. Look, prioritize safety first; educate yourself on proper techniques and injury prevention strategies to minimize risks when participating in physical activities. Players enjoyed fulfilling sports careers thanks to adherence to safe practices and responsible attitudes towards their bodies'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disregarding company policies or protocols, potentially jeopardizing the organization's reputation or financial stability. Look, respect the rules established by your employer; understand that consistency and adherence to company guidelines contribute to a positive workplace culture. Employees built trust within their teams and among colleagues through accountability, collaboration, and compliance with workplace polic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rketing manager was concerned about her campaign's limited reach and poor engagement levels.Look, let’s analyze the data and identify potential areas for improvement — it will help us refine our strategy and make more informed decisions about future campaigns.With this new approach, she saw improvements in engagement and increased conversions for her marketing effor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nimal lover watched as the lion roared in the zoo.Look! Listen to that magnificent sound he makes!She smiled and felt a connection to nature, despite being so far from ho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potted the intern failing to measure correctly.Look, double-check the measurements before you design anything.The intern became a vital team member with the right attention to detai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found one of his players fidgeting on the bench during a crucial game.Look, focus on your breathing and visualize a successful play in your mind.The player did as instructed and returned to the field, full of confid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was concerned about potential complications in his design.Look, let's run some simulations or stress tests to be sure it meets safety standards.With these precautions, he gained confidence in the strength of his des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ttle girl was scared of the dark. Don't worry, look. I’ll stay with you tonight. Her eyes brightened as she crawled into bed next to her par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an ongoing argument between them. Look, I think we're both being too sensitive in this situation.They agree to approach the issue from a more objective perspect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in another country. This is an incredible opportunity, look! I can't wait to broaden my horizon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number of meetings and deadlines on her calenda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recommended lifestyle changes or medication adjustments due to perceived inconvenience or discomfort. Look, prioritize long-term health benefits over short-term comfort; work closely with healthcare providers to create manageable action plans tailored to your unique needs. Patients lived longer, healthier lives thanks to effective management of their health issues through commitment and perseverance in pursuit of well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sculptures and exhibited them at a museum. I'm so proud of these pieces, look! I hope they inspire people to think differently about the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America. This is an adventure of a lifetime, look! We're seeing so many iconic sights and landscapes. They visited famous landmarks, sampled regional cuisine,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howing disregard for the opposing team's dignity or safety during games, leading to increased animosity and unsportsmanlike conduct. Look, practice good sportsmanship by treating opponents with respect; honor the spirit of competition while remaining mindful of fairness and player safety at all times. Players cultivated a strong reputation for being professional athletes who prioritized sportsmanship and camaraderie over animosity or aggres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teamwork or collaboration, opting instead for individualistic approaches that compromised overall project success. Look, value teamwork as an essential component of any successful endeavor; embrace collaboration by contributing your unique strengths while respecting the talents and ideas of others. Employees thrived in their careers through collective problem-solving techniques and mutual support in reaching common go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The players hugged and congratulated each other as they prepared for their biggest competition yet. 154. A young woman received recognition for her contributions to the field of medicine. This is an amazing achievement, look! I'm proud to have made a difference in people's liv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take necessary precautions against contagious diseases, putting themselves and others at risk of infection. Look, prioritize your health and the health of those around you by following guidelines for disease prevention; understand that simple measures such as handwashing and vaccinations can significantly reduce the spread of infectious illnesses.Patients enjoyed better health outcomes thanks to a commitment to personal responsibility in maintaining cleanliness and adhering to preventative healthcare measur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museum. I'm so proud of this body of work, look! I can't wait to share it with the world. The exhibition was well-attended and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disregarding self-care practices, such as failing to manage stress or engage in adequate exercise, leading to increased vulnerability to various medical issues.Look, prioritize self-care by setting aside time each day for relaxation, physical activity, and mental health maintenance; recognize that taking care of yourself is essential for long-term wellness and happiness. Patients improved their quality of life by practicing self-compassion and investing in their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a national park. This is an adventure like no other, look! We're surrounded by stunning natural beauty. They spent their days hiking, fishing, and enjoying each other’s company, feeling grateful for the chance to escape. &gt;&gt;&gt; go on Here are another 100 exampl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environmental impact of construction materials or techniques used, potentially contributing to pollution and resource depletion.Look, advocate for sustainability by using eco-friendly materials and employing energy-efficient designs; be conscious of your impact on the environment and work towards a greener future in your architectural pursuits.The intern impressed clients and professionals alike with his sustainable designs that balanced aesthetics with environmental responsibil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study skills, organization, or time management abilities. Look, equip yourself with essential learning strategies by developing a study routine, setting priorities, and establishing realistic goals; seek help from teachers, tutors, or mentors if necessary. Students achieved academic success through dedicated effort and effective organizational techniques that empowered them to thrive in their educational pursui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celebrated their victory with their fans. This is an amazing moment, look! We've worked hard all season to reach this point and we wouldn't be here without the support of our fans. The players thanked their fans for their unwavering support, feeling grateful for the love they have show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a grant to fund her research in cancer treatment. This is a significant opportunity, look! I hope my research can make a difference in the lives of those affected by cancer. She dedicated herself to her work,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ignoring feedback or criticism from coaches or teammates, limiting their opportunities for growth and improvement. Look, welcome constructive criticism as an opportunity for self-improvement; embrace a growth mindset by valuing honest feedback and using it to inform your development as an athlete. Players transformed into formidable competitors through a commitment to continuous learning and refinement of their skills based on thoughtful advice from coaches, teammates, and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shared them with the world. I'm so proud of this body of work, look! I hope it resonates with people on an emotional level. The paintings were well-received by both critics and art lovers alike, bringing even more recognition to the artis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resisting change or innovation, stifling progress and limiting the organization's potential for growth. Look, foster adaptability by embracing new ideas and welcoming innovative solutions; recognize that change is necessary for continued success and be open to learning from others in the industry.Employees thrived in their careers by adapting quickly to shifting trends and evolving technologies, driving the organization forward towards increased prosperity and longev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cientists discovered a rare species. This is unbelievable, look. We’ve never seen anything like this before. The researchers rushed forward to study the newfound creature. 17. The chef tasted the dessert he had created. I think I nailed it, look. This has to be my best yet. The sous-chefs cheered and clapped as they tasted his crea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 teacher observed some students attempting to mix colors recklessly.Look, try mixing complementary colors first before adding secondary ones for more vibrant results.The students diligently followed their teacher's advice, resulting in a beautiful palett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a cook not following recipe instructions.Look, adhere strictly to this recipe for the best results.The cook's dishes earned rave reviews and won them new custom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was worried about team morale after a recent round of layoffs.It’s look, we can take steps to foster collaboration and trust among the remaining employees.The company implemented support programs that boosted overall productiv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release a beta version of their software. It's look, if we get early feedback, it will help us improve before launch. The team agrees on releasing the beta version to gather user insigh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prioritizing personal glory over team success, leading to discordant locker room dynamics and reduced overall performance. Look, prioritize unity and camaraderie among teammates by placing the collective good above individual ambition; celebrate each other's achievements  while recognizing that a strong team depends on mutual support and trust. Players cultivated winning teams that thrived under an ethos of cooperation and brotherhood, ultimately earning success through shared sacrifice and commi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The players hugged and congratulated each other as they prepared for their next game, feeling focused and energiz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abroad. This is an incredible opportunity, look! I can't wait to learn from some of the best minds in my field.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their professional development, leading to stagnation in their careers or reduced potential for growth within the organization. Look, invest in yourself by continually learning, expanding your skill set, and seeking out opportunities for advancement; prioritize personal and professional development as key components of long-term success.Employees became valuable contributors to the company through ongoing education, increased proficiency, and dedication to career progres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sculptures and exhibited them at a gallery. I'm so proud of these pieces, look! I hope they inspire people to think differently about the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refusing recommended treatments or medications due to fear, misconceptions, or mistrust in medical professionals.growth and fulfillment.openness and curiosity instead of apprehension or skepticism. openness and curiosity instead of apprehension or skepticis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Europe. This is an adventure of a lifetime, look! We're seeing so many iconic sights and landscapes. They visited famous landmarks, sampled delicious food, and enjoyed each other’s company, feeling grateful for the chance to travel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mental health self-care, such as avoiding social interactions or refusing counseling services. Look, recognize the importance of mental health maintenance by seeking help when needed; prioritize your emotional wellbeing by fostering positive relationships, engaging in meaningful activities, and practicing stress reduction techniques.Patients enjoyed happier, healthier lives thanks to proactive attention towards mental health needs and a commitment to holistic self-ca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taking into account the socioeconomic impacts of their work, potentially contributing to issues like gentrification or housing disparities.Look, strive for social responsibility in your architectural pursuits by incorporating elements of accessibility, affordability, and community involvement; engage with stakeholders to ensure that your designs serve the broader public interest.The intern earned respect from clients, professionals, and advocates alike by creating buildings that addressed pressing societal needs and provided lasting benefits to diverse communit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struggling academically due to lack of focus or motivation, leading to disengagement and missed opportunities for personal growth. Look, cultivate a love for learning by setting goals, creating a study routine, and surrounding yourself with positive influences; recognize that education is empowering and worthwhile in its own right, not just as a means to an end. Students flourished in their educational journeys through dedication, perseverance, and appreciation of the transformative power of knowled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iving up easily when faced with adversity or failure, allowing discouragement to overshadow determination and hard Work. Look, embrace resilience by pushing past obstacles and learning from setbacks; recognize that failure is an essential aspect of growth and perseverance, not a sign of weakness or defeat. Players developed winning mindsets by adapting quickly to challenges, adopting strategies for improvement, and displaying grit in the face of advers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shirking responsibility, passing the blame onto others for mistakes or errors. Look, take ownership of your work and accept accountability for your actions; practice humility by acknowledging when you are wrong and learning from your mistakes rather than pointing fingers at others. Employees became respected colleagues and valued team members through integrity, transparency, and unwavering commitment to excellence in their respective rol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social justice initiatives. This is a significant achievement, look! I'm proud to have made a difference in promoting equality and fairnes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ignoring recommendations regarding diet or nutrition, leading to a host of health problems such as obesity, diabetes, or heart disease. Look, prioritize health by making conscious decisions about what you consume; seek out nutrient-rich foods and practice moderation in all things, recognizing that maintaining a balanced diet is essential for overall wellness.Patients enjoyed better health outcomes through thoughtful dietary choices and dedication to optimal nutrition as foundational components of holistic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bartender noticed a patron overindulging on drinks at the bar.Look, let me serve you water now so that you can stay hydrated.The guest agreed and appreciated the bartender's care as they enjoyed their even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rketing director struggled to sell an unpopular product line.Look, maybe we need to focus on finding a unique selling point or market segment.By rebranding and targeting niche consumers, sales improved dramatic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exting during the lecture.Look, put your phones away until the break so we can concentrate.The students thanked the teacher for a productive learning experi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future travel plans. Look, if you love history, consider visiting Athens and Rome. One of them excitedly agrees to plan a trip focused on historical sit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sculptures and shared them with the world. I'm so proud of this body of work, look! I hope it resonates with people on an emotional level and sparks conversations about important issues. The sculpture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otentially leading to various medical issues or exacerbating existing conditions. Look, recognize the importance of cleanliness in maintaining good health; practice regular handwashing, oral care, and bathing while staying current on vaccinations to reduce your vulnerability to illnesses.Patients experienced improved physical well-being thanks to conscientious self-care routines and vigilance regarding hygienic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a remote wilderness area. This is an adventure like no other, look! We're taking a break from daily life and immersing ourselves in nature. They spent their days exploring trails, fishing, and enjoying each other’s company, feeling grateful for the chance to escap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showing disregard for coaches or staff, failing to follow instructions or exhibiting insubordination during practices or games. Look, demonstrate respect and obedience towards authority figures by understanding that rules are in place for a reason; practice humility by following instructions willingly, recognizing that discipline and guidance from experienced mentors are essential components of success as an athlete. Players cultivated lasting success on the field through cooperation with coaches and adherence to established norms, creating an environment conducive to learning, growth, and achieve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disregarding company values or guidelines, compromising organizational culture and undermining trust among colleagues. Look, embody the values of your organization by upholding high ethical standards in all aspects of work; adhere strictly to policies and procedures  while advocating for transparency and accountability at every level. Employees fostered a strong sense of belonging within their workplace by aligning their actions with company principles, reinforcing positive cultural norms, and contributing to a culture of integrity and professionalis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disregarding advice regarding exercise or physical activity, potentially leading to a sedentary lifestyle and increased risk of chronic health issues like obesity or diabetes. Look, prioritize fitness by setting realistic goals for physical activity and seeking out opportunities to stay active; recognize that incorporating exercise into daily life is essential for maintaining good health and promoting longevity. Patients experienced improved quality of life through dedicated effort towards wellness and the development of lifelong habits that support optimal health outco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Asi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self-care or refusing treatment, potentially exacerbating existing medical conditions or delaying recovery from illnesses. Look, prioritize your health by adhering to prescribed treatment plans and following recommendations for self-care; recognize that attending regular check-ups, taking medication as directed, and engaging in preventative care are key components of maintaining good health. Patients enjoyed better health outcomes through conscientious adherence to medical guidance and diligence in monitoring their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designing without considering the impact of their work on local ecosystems or wildlife habitats, potentially contributing to habitat loss, pollution, or species extinction.Look, strive for sustainability by incorporating elements of environmental conservation and wildlife preservation into your designs; engage with ecologists, biologists, and other experts to ensure that your projects align with best practices for responsible development. The intern earned acclaim from clients, professionals, and advocates alike by creating buildings that prioritized harmony between human needs and natural habitats, promoting a more balanced and sustainable future for both species and structur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mental health advocacy efforts. This is a significant achievement, look! I'm proud to have made a difference in helping others understand and address mental health issu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neglecting their assignments or failing to attend class regularly, compromising their own educational opportunities and potentially damaging their future prospects.Look, recognize the value of education as an investment in your future; prioritize academic success by maintaining a regular study routine, seeking help when needed, and attending classes diligently.Students secured brighter futures through dedicated effort, perseverance, and commitment to lifelong learning, unlocking opportunities for personal growth and fulfill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engaging in hazing or other harmful behaviors towards teammates, creating a toxic culture of bullying and fostering emotional harm within the locker room.Look, promote a positive and supportive environment by treating all members of your team with respect and kindness; recognize that each individual has unique strengths, challenges, and experiences, and should be treated with empathy and compassion. Players cultivated strong teams by emphasizing mutual support, empathy, and accountability among peers, creating an atmosphere conducive to growth, personal development, and success on the fiel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exhibiting unprofessional behavior such as gossiping, spreading rumors, or otherwise damaging the professional reputation of colleagues or the company as a whole. Look, maintain a positive and respectful work environment by treating all interactions with integrity and courtesy; focus on building relationships based on trust, communication, and collaboration rather than engaging in destructive office politics. Employees enhanced their own careers and strengthened their organization through adherence to ethical standards and commitment to fostering a productive and supportive workplace cultu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celebrated their victory with their friends. This is an amazing moment, look! We've worked hard all season to reach this point and we wouldn't be here without the support of our friends. The players hugged and congratulated each other as they shared their success with their loved one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woman was struggling to open a stubborn jar. Let me help you, look. Here, give it a pull while I twist. The two of them managed to open the jar with ea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was frustrated by criticism of his creative dishes.It's look, I appreciate the feedback; let me experiment with new flavors and techniques.The resulting menu won rave reviews from both critics and dine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the athletes warming up carelessly.Look, stretch thoroughly and focus on your breathing.The team scored the winning goal with their improved agil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observed her patient getting agitated before a painful procedure.Look, take deep breaths and concentrate on something calming to help you relax.The patient listened, felt better, and was able to complete the necessary trea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trying to explain the importance of innovation in their industry.It's look, being first-to-market can provide a significant competitive advantage.The manager nods and encourages more brainstorming sessions for innova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disaster relief efforts. This is a significant achievement, look! I'm proud to have made a difference in helping those affected by natural disasters. She accepted the award with humility and gratitude, feeling grateful for the recognition of her hard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failing to prioritize sleep, potentially compromising immune function, cognitive ability, or emotional wellbeing. Look, recognize the importance of rest for overall health and productivity; establish a consistent sleep schedule, create a calming nighttime routine, and ensure that your sleeping environment is conducive to optimal rest. Patients experienced improved quality of life through dedicated attention towards maintaining healthy sleep habits and fostering an environment that supports deep, restorative slumber. </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desert. This is an adventure like no other, look! We're surrounded by towering dunes and open sky. They spent their days exploring, climbing sand dunes,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South Americ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education initiatives. This is a significant achievement, look! I'm proud to have made a difference in improving access to education for underserved communities.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hiker stumbled upon an ancient cave. Wow, look at this! It seems like we’ve found something incredible. They called their friends to come and explore the mysterious sit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after her pitch failed to secure funding for her startup.Look, perhaps there are other sources of investment we haven’t considered yet.With renewed determination, she found investors who shared her v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the employee chatting with coworkers during work hours.Look, attend to your duties promptly so we can finish earlier.The employee's productivity increased, earning them a promo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useum guard saw some visitors taking photographs in restricted areas.Look, please refrain from taking photos of any exhibits with red signs.The visitors respectfully complied, and the museum maintained its pristine condi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relationships. Look, trust is essential, but open communication helps maintain it. Both agree on the importance of both trust and communication in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celebrated their victory with their colleagues. This is an amazing moment, look! We've worked hard all season to reach this point and we wouldn't be here without the support of our colleagues. The players hugged and congratulated each other as they shared their success with their coworkers, feeling grateful for their unwavering suppor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recognition for her contributions to humanitarian aid efforts. This is a significant achievement, look! I'm proud to have made a difference in providing aid to those in need. She accepted the award with humility and gratitude, feeling grateful for the recognition of her hard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shared them with the world. I'm so proud of this body of work, look! I hope it resonates with people on an emotional level and sparks conversations about important issues. The paintings were well-received by both critics and art lovers alike,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mountains. This is an adventure like no other, look! We're surrounded by breathtaking scenery and fresh air. They spent their days exploring trails, fishing,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secured a spot in the playoffs. We never thought we would get this far, look! We're proving that hard work pays off and that we are a force to be reckoned with. The players hugged and congratulated each other as they prepared for their next game, feeling focused and determin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scholarship to study at a prestigious university abroad. This is an incredible opportunity, look! I can't wait to learn from some of the best minds in my field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exhibited them at a gallery. I'm so proud of this body of work, look! I hope it inspires people to think differently about the world and to consider their own place in it.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Africa. This is an adventure of a lifetime, look! We're seeing so many diverse cultures and experiencing new things every day. They visited famous landmarks, sampled delicious food, and enjoyed each other’s company, feeling grateful for the chance to travel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a championship tournament and advanced to the world finals. We can't believe we made it this far, look! We're ready to represent our country on the global stage and show what we're capable of. The players hugged and congratulated each other as they prepared for their biggest competition yet, feeling focused and confid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friend is explaining why they declined an invitation. Look, I really needed some time to myself that weekend.The listener nods, realizing it wasn’t meant person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found himself arguing with his colleague about marketing strategies. It's look, not personal; it's about finding the most effective approach for the campaign.In the end, they came up with a unique blend of their respec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John had been working tirelessly on his project. That’s, look, almost finished. You should see it now. His friends clapped him on the back in congratulati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iving up on challenging plays or difficult situations, surrendering their athletic potential to fear or timidity.Look, embrace a winning mentality by pushing past your limits, facing challenges head-on, and refusing to accept defeat; understand that adversity is an opportunity for growth and that overcoming obstacles strengthens both mind and body. Players achieved lasting success on the field through dedication, determination, and a relentless pursuit of excellence, demonstrating the power of persistence in the face of advers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xplorer found an ancient artifact deep within the cave.Look, a Mayan golden mask!His colleagues gathered around to examine it close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light attendant observed a passenger using a mobile phone mid-flight.Look, turn off your device now until landing.The passenger obliged and placed their phone in the airplane mo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ild was painting a picture for his mom. I'm glad you like it, look. I really wanted to make her happy. The mother teared up as she looked at her son’s gif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watched as students passed books between each other without wearing gloves.Look, remember to wear disposable gloves when handling library books!The students understood the importance of protecting books from germs and bacteria.</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observed his apprentice making errors on the car.Look, triple-check all of your work before you move on.The apprentice fixed the car with accuracy and confid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alesperson was dismayed when a promising deal fell through unexpectedly.It's look, maybe this wasn't the best opportunity after all; there are others out there.By refocusing his efforts, he secured multiple new deals in no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asking a professor about graduate school opportunities. It’s look, have you considered attending a research-focused university?The professor suggests some universities with strong research progra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a series of paintings and held an exhibition at a museum. I'm so proud of this body of work, look! I hope it sparks conversation about important issues and encourages people to think critically about their world. The exhibition received positive reviews from both critics and the general public, bringing even more recognition to the artis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un was setting, painting the sky with hues of pink and orange. Look! It's breathtaking, isn't it? I can't get enough of these beautiful color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served a surprise dessert, a mouthwatering chocolate cake. Look! This is beyond delicious. I don't know how they made it so moist and ric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Before: While hiking, we stumbled upon an enchanting waterfall. Look! Listen to the soothing sound of rushing water. It feels like a magical place, doesn't i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art gallery, I spotted a painting that looked familiar. Look! This is the one from my childhood room. It brings back so many memo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g was wagging its tail as soon as it saw me. Look! He's so excited to see me. I wonder if he remembers our old walks togeth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history book, there was a picture of a castle that looked ancient. Look! This is what we learned about in school. It makes me imagine what life was like back then.</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erformer's voice was incredible, captivating everyone in the crowd. Look! She's hitting those high notes perfectly. I feel goosebumps every time she sings that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baby took her first steps all by herself today. Look! She's so proud of herself. It was a heartwarming moment for everyone pres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hotographer managed to capture a perfect shot of the comet streaking across the sky. Look! This is stunning, truly out of this world. I can't wait to see it printed in full siz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cientist made a significant discovery in his research. Look, I've found something incredible! It could change everything we know. His colleagues gathered around to hear what he had foun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team’s lack of initiative during the brainstorming session.Look, let's not just sit here passively — come up with ideas and share them with enthusiasm!The invigorated discussion led to innovative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saw the sous chef using subpar ingredients.Look, only use the freshest produce to create our signature dishes.The restaurant received positive reviews from satisfied custom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nstruction worker saw his coworker attempting a task that was beyond their capabilities.Look, ask someone with more experience for help before continuing!Together, they successfully completed the project, learning something valuable in the proc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workout routines. Look, if you find your current routine too demanding, try incorporating active recovery days. One friend takes the advice and feels more energiz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science lab, we observed an experiment with glowing chemicals. Look! It's like a scene from a sci-fi movie. The glowing reaction was so fascinat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 walked into the room and saw my family all dressed up for a surprise party. Look! They went all out to make this special. After: It's going to be an unforgettable nigh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exploring the ruins, we found a hidden room with intricate murals on the walls. Look! These paintings tell such a compelling story. I wish we knew more about their histor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movie, there was a suspenseful scene that left everyone on the edge of their seats. Look! The tension is palpable here. I'm amazed by the actors' performance in this sce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cleaning out my closet, I found an old letter from my childhood best friend. Look! Reading this brings back so many memories. It feels like yesterday since we wrote it together. 215. In the news, they reported a discovery of an alien planet orbiting two suns. Look! This could be the most exciting astronomy discovery in decades. I can't wait to learn more about this new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band played their hit song, and the crowd erupted into cheers. Look! They absolutely killed it with that performance. This is the kind of energy that makes concerts unforgettabl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restaurant, there was a dish that looked exotic and appealing. Look! I want to try everything on this menu. The chef's fusion creations are truly inspir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e gathered around the campfire under the starry night sky. Look! These constellations make me feel small yet connected to something bigger.The stories we tell around this fire have been passed down for generati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s new exhibition is a breathtaking display of creativity and technique. Look! This piece especially takes my breath away. I could stare at it forever and still find something new each ti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implement new project management software. It's look, it might take some time to adjust but it could increase productivity significantly.The team decides to give it a trial run for two week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announced that they would be playing in the final match. Wow, look! We’re going to compete for the championship! The team cheered and hugged each other, excited about the upcoming ga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noticed two strangers whispering suspiciously near an entrance.Look, step away from the entrance and wait for my return so we can properly identify you.The individuals obliged, allowing the guard to conduct a thorough check of their credenti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noticed students sleeping during a history lesson.Look, take a deep breath and try to stay alert.The students began focusing on the lesson and their grades improv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truggled to engage her students in class discussions.It’s look, perhaps we can introduce debates or role-playing exercises to make things more interesting.With this new approach, students became more invested in learning and participa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the live auction, there was an incredible bidding war over a rare painting. Look! The excitement in this room is palpable. This piece will fetch a fortune, I'm sure of i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museum, we came across a beautiful statue with intricate carvings. Look! This must be thousands of years old. It makes me think about all the stories this statue could tel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ild's performance in the school play was captivating and heartfelt. Look! She embodied her character perfectly. It brought tears to everyone's eyes, especially the parents. 223. While exploring an abandoned building, we found a room filled with decaying artifacts. Look! These artifacts offer a glimpse into another era. The sense of history in this place is almost overwhelming.</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presented the dessert, and it looked as delicious as it was supposed to be. Look! That chocolate lava cake is the star of the meal. One bite of this decadent dish will leave you craving mo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park, there was a beautiful peacock spreading its feathers with pride. Look! It's a true spectacle to witness such beauty. I wonder where the rest of its family is hid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the movie premiere, the actors were all dressed in glamorous attire. Look! The fashion at this event is beyond red carpet-worthy. It's incredible to see the transformation from script to scree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art gallery, there was a piece that looked modern yet reminiscent of ancient times. Look! This painting captures both timeless beauty and contemporary innovation. I can see why it caught your eye, it's truly mesmeriz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on a nature hike, we came across an amazing waterfall hidden in the forest. Look! The crystal-clear water cascading down creates such a serene environment. I can hear the calming sound of the waterfalls even now.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library, there was a book that looked like it belonged on someone's coffee table. Look! This book could spark endless conversations about philosophy and life. It's perfect for anyone interested in expanding their horizon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number of tasks on her project to-do list.Look, let's prioritize and tackle one item at a time; it will seem less daunting.Her efficient approach earned praise from colleagues and her supervisor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not using the right tools for detail work.Look, grab your magnifying glass for finer details in your paintings.The colleague's art earned them a spot in an upcoming gallery show.</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orchestra conductor observed one musician lagging behind the rest during rehearsals.Look, try to play with more enthusiasm—I believe in your talent!Encouraged, the musician improved and caught up with the ensemble's tempo.</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people are discussing the merits of different philosophies.Look, existentialism emphasizes individual freedom and responsibility—do you agree with that? One person explains their views on personal autonom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prepared a delicious appetizer with unexpected flavors that complemented each other perfectly. Look! The culinary creativity on display is remarkable. I can't wait to see what they've planned for the main cour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exploring the museum, we came across an artifact that looked like it was recently unearthed. Look! This artifact provides valuable insight into ancient civilizations. It's amazing how much history remains undiscover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a concert, the lead singer hit a high note so powerful that it left everyone in awe. Look! That was one of the best performances I've ever seen. The energy in this room was electric, I could feel it vibrating through 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science lab, we studied an experiment with glowing chemicals that looked like magic. Look! The reaction was a testament to the incredible power of science. The more I learn about this subject, the more fascinated I be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driving through the mountains, we encountered a stunning vista that left us speechless. Look! This view is a sight to behold, no matter how many times you've seen it before. The natural beauty of this place is truly humbl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art gallery, there was an installation that looked like it belonged in a dream. Look! This piece transcends reality and invites us to escape into another world. It's incredible how much emotion can be conveyed through artistic expre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the awards ceremony, there was a speech that left everyone inspired and touched. Look! The words shared by this speaker will forever be engraved in my memory. It reminds me to never underestimate the power of kindness and empath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park, we found a peaceful spot with tall trees casting shadows over a tranquil lake. Look! This place is a sanctuary for all who seek peace and tranquility. I can feel my stress melting away just by looking at this sce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presented a unique dessert that looked as much art as it did food. Look! Each ingredient has been carefully selected and skillfully crafted to create something truly remarkable. It's not every day you get to taste such culinary master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museum, there was a painting that looked like a window into another world. Look! The artist's skill and creativity have brought this image to life. I feel transported just by looking at it, as if I could step into that scene myself.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fused about why his coworker seemed uninterested in the project.It’s look, maybe there are personal reasons we’re not aware of — let’s talk about it.By opening up lines of communication, they resolved any lingering issu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observed the employees talking loudly during meetings.Look, keep your discussions respectful and professional at all times.The team received praise from their clients and gained new projec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ews anchor reported on a devastating natural disaster. What happened? Look, there’s been an earthquake in Mexico City. People all over the world watched in shock and sympathy. 25. A musician was about to perform a challenging piece for the first time. Give it your best shot, look. The audience is counting on you. The performer took a deep breath and began playing the so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refusing to take their medication as prescribed.Look, take your medication as directed for your own well-being and recovery.The patient, having thought it over, agreed to take their medication as instructed by the healthcare tea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asking for advice about dealing with office drama. It’s look, don't engage if it's unproductive, focus on your work instead. The team member takes the advice and concentrates on their tasks rather than office politic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hiking through the forest, we encountered an ancient tree with a trunk wider than a car. Look! The sheer size and age of this tree speaks to the passage of time and the resilience of nature. It's incredible how much life has flourished around it over the centu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library, there was a book that looked like it held countless secrets within its pages. Look! This book could lead me on an adventure to explore new ideas and perspectives. I can't wait to start unraveling its myste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the movie, there was a scene that left everyone in suspense, holding their breath. Look! The director knows how to keep us on the edge of our seats with every turn. I can feel my heart racing just thinking about it now.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art gallery, there was a sculpture that looked like it could tell a story. Look! Each line and curve captures a moment in time, preserving memories for generations to come. It's incredible how much emotion can be conveyed through artistic expre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While exploring the city, we came across an architectural masterpiece that looked like it belonged on another planet. Look! This building is a testament to the creativity and innovation of its designers. I can't help but wonder what other marvels this city hold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During a concert, there was a moment where the performers locked eyes, sharing an electric connection with the audience. Look! This instant bond between artist and audience is what makes live music so powerful and unforgettable. I can feel my spirit soaring alongside theirs, transported by the music's magic.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246 . In the park, we found a hidden nook with a bench overlooking a stunning landscape. Look! This secluded spot is the perfect place to take a moment for yourself and breathe in the beauty of nature. I can feel my worries slipping away as I sit here, lost in the view before 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prepared a dish that looked so delicious it seemed almost too good to be true. Look! Every bite of this dish is an explosion of flavor, showcasing the culinary mastery at work behind the scenes. I can't wait to see what they've planned for the rest of the meal.</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art gallery, there was a painting that looked like it could transport you to another world. Look! This piece captures the essence of adventure and discovery, inviting us to join the artist on their journey. I can't help but feel inspired by its vibrant colors and daring brushstrokes. 249. While driving through the countryside, we came across a field of sunflowers that seemed to stretch on for miles. Look! The sight of these golden flowers swaying gently in the breeze is a spectacle that takes my breath away every time I see it. It's moments like these that remind me of the beauty and wonder that our world has to off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noticed his sous-chef making sloppy plating attempts at the serving station.Look, focus on presentation when placing food on each dish!The sous-chef took care to make every plate visually appealing and received praise for their wor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felt pressured to meet an unrealistic deadline for a client's website.Look, I understand the urgency, but let’s make sure the final product is top-notch — quality first.By sticking to their guns, they delivered a beautiful site that pleased the client and impressed p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noticed a patient not taking their medication seriously.Look, never miss doses even when you feel better because it can relapse.The patient thanked the doctor for helping them overcome their ill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discussing their choice of a study abroad destination.It's look, have you considered going somewhere off the beaten path for an authentic experience?The student researches lesser-known but intriguing locations as op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n the park, there was an old tree with branches twisted and knotted into intricate patterns. Look! The ancient strength and resilience of this tree is something that inspires awe in all who see it. I can imagine the countless stories this tree could tell if it had a voice to share them with u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awarded a scholarship to study at a top business school. This is an incredible opportunity, look! I can't wait to learn from some of the best minds in business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mural celebrating diversity. This is an amazing project, look! I'm proud to have been part of something that brings beauty and positivity to our community. The mural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scientists made a groundbreaking discovery in the field of medicine. This is an incredible achievement, look! I'm proud to have been part of something that has the potential to save lives and improve health. The researchers published their findings in a leading scientific journal,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selected to join a prestigious international organization. This is an incredible honor, look! I'm proud to have been chosen from among so many talented individuals and feel grateful for the opportunity to represent my country. She attended the organization's conference, feeling excited and inspired by the people she met and the ideas discussed.</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awarded a grant to fund her research in a specific field. This is an incredible opportunity, look! I can't wait to delve deeper into my area of interest and make new discoveries. She devoted herself to her research,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art installation that highlights social issues. This is an amazing project, look! I'm proud to have been part of something that raises awareness about important issues and encourages people to think critically. The installation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ild was lost in a crowd at the amusement park. Oh no, look! That's our little one getting separated from us. Parents nearby rushed to help reunite the child with his fami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troubled by a lack of transparency in her company's policies.It's look, perhaps we can advocate for more open communication or initiate regular meetings with leadership.With this newfound access to information,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ignoring her advice to get more rest.Look, make sure to get plenty of sleep so you can recover faster.The patient reported feeling much better and followed up with gratitud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her student texting instead of paying attention during class.Look, turn off your phone and focus on today's lesson so that you can learn something valuable.The student set aside their phone, engaged with the class material, and made significant improvements in their stud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ebating the best method to solve problems. Look, it's often helpful to look at problems from multiple angles before finding a solution.Both friends agree that brainstorming various perspectives can lead to effective solu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awarded a scholarship to study at a top law school. This is an incredible opportunity, look! I can't wait to learn from some of the best minds in law and gain new perspectives. She packed her bags and said goodbye to her friends and family as she embarked on her educational journey, feeling excited for what was to com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scientists made a groundbreaking discovery in the field of genetics. This is an incredible achievement, look! I'm proud to have been part of something that has the potential to transform our understanding of inheritance and evolution. The researchers published their findings in a leading scientific journal, feeling grateful for the opportunity to share their work with other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awarded a grant to fund her research in a specific area. This is an incredible opportunity, look! I can't wait to delve deeper into my area of interest and make new discoveries. She devoted herself to her research, feeling motivated and determined to make a breakthroug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art exhibit that celebrates nature. This is an amazing project, look! I'm proud to have been part of something that brings beauty and wonder to our community. The exhibit received widespread praise from the local residents, feeling grateful for the chance to make a positive impac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scientists made a groundbreaking discovery in the field of chemistry. This is an incredible achievement, look! I'm proud to have been part of something that has the potential to revolutionize our understanding of matter and energy. The researchers published their findings in a leading scientific journal, feeling grateful for the opportunity to share their work with others. 267. A young woman was awarded a scholarship to study at a top medical school. This is an incredible opportunity, look! I can't wait to learn from some of the best minds in medicine and gain new perspectives. She packed her bags and said goodbye to her friends and family as she embarked on her educational journey, feeling excited for what was to co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public art installation that highlights social justice issues. This is an amazing project, look! I'm proud to have been part of something that raises awareness about important issues and encourages people to take action. The installation received widespread praise from the local residents, feeling grateful for the chance to make a positive impac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found an intern failing to take accurate measurements.Look, verify your work twice before moving on to the next stage.The intern quickly gained a reputation for her precision and dedic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inished his latest painting and presented it to the world. Behold, look! I've created something beautiful that will inspire for generations. Art lovers flocked to see the new masterpiece up clos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noticed a player trying to mimic another player's unique play style.Look, find your own playstyle that highlights your natural skills rather than copying others.Empowered by self-discovery, the player became more confident on the field and began playing with their signature flai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faced challenges when presenting her case to a stubborn judge.Look, let me provide evidence that clearly supports my client’s position and the law.With solid proof, she won the judge's favor and secured victory for her cli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seeking input on their professional growth plan. It’s look, what are some skills you'd like to learn or enhance to advance your career? The team member considers specific areas of improvement and begins looking into cour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gathered at a cozy cabin in the woods. Here we are, look. This is going to be a perfect weekend getaway. They laughed and joked as they settled in for a night of bonding. 29. The detective was close to solving the biggest case of his career. I have him, look. He'll never hurt anyone again. The crowd let out a collective sigh of relief as the suspect was taken awa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discouraged by the feedback on his first novel manuscript.It’s look, maybe there are aspects of the story or characters that need refinement — let’s address them together.With this new perspective, he went back to the drawing board and produced a masterpie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saw some swimmers engaging in roughhousing in the pool.Look, play safely and consider others around you so that everyone can enjoy their swim!The swimmers apologized and promised to maintain a friendly atmosphere at the poo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arguing about their answers during test time.Look, finish writing down your own responses then discuss your differences.The class earned a passing grade with a sense of accomplish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a controversial movie they recently watched. Look, it’s not about whether we agree with the film's message, but its exploration of important topics that intrigues me.: Both friends agree to rewatch and discuss their perspectives in depth.</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potential partners for a collaborative project. It’s look, let's focus on companies with values aligned with ours, not just those with the best resources. The manager emphasizes the importance of shared values over other facto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discussing strategies off the field.Look, focus on your individual improvement first before team strategies.The players came together with newfound unity and determinat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irector was dismayed by the poor reviews for her recent film.Look, perhaps we can use the criticism constructively and make changes for the sequel.The resulting movie outperformed the first in both critical reception and box office succes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irefighter saw a fellow team member attempting to fight the blaze singlehandedly.Look, call for backup—we work best together to control the flames effectively!The firefighters worked collaboratively and succeeded in containing the fire before it spread fur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that her team kept focusing on minor details. Look, we need to step back and focus on the bigger picture if we want this project to succeed.They quickly adjusted course, and productivity soar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howed her painting at the gallery opening.Look, I made this, honestly, from my heart,Her friends gasped and admired the emotional depth of the art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his assistant idle while others were busy preparing dinner.Look, help them with the appetizers so we can keep pace.Together, they soon had enough hors d'oeuvres for all the gues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hesitating to take risks or express original ideas due to fear of failure, stifling creativity and innovation within the organization.Look, cultivate an environment that supports calculated risk-taking and encourages open communication about new ideas; understand that bold action can lead to breakthroughs, advancements, and unparalleled success.Employees fostered professional growth and strengthened their organization through embracing change, innovation, and the willingness to push beyond traditional boundaries in pursuit of progr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was about to begin the exam. It's not as hard as I thought, look. Some students started to relax in their seats with relieved smil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is debating whether to change the project timeline.It’s, look, not about rushing — it’s about keeping the momentum. The manager concedes that consistency might matter more than spe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that her team kept focusing on minor details.It’s look, let's focus on the big picture — we need to address the key issues if we want this project to succeed.With renewed determination, they adjusted course and achieved their goal more efficie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noticed a swimmer struggling against strong currents near the deep end.Look, float on your back until I can get to you—I'll guide you safely to shallower waters!The lifeguard managed to assist the swimmer without incident and ensure their safety at all ti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noticed the apprentice being careless while repairing a car.Look, take meticulous care and make sure everything is perfect.The apprentice developed a reputation for quality work in the garag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internship applications. Look, target companies that offer experiences in areas you’re interested in, rather than the biggest names.The student begins researching potential internships that focus on their chosen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irefighters battled a dangerous blaze in the forest. It’s too hot, look. We need to pull back before we get hurt. The other firefighters followed the lead fighter’s advice and retreated safel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surprised by his colleague’s harsh criticism of his latest idea.Look, I understand your concerns, but let's consider all angles before making a final decision — there may be merit to my proposal.Together, they worked through the issues and developed an innovative solu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using unorthodox techniques for drawing.Look, learn traditional methods first before experimenting with styles.The artist's pieces gained recognition and were displayed in public show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ound his intern chopping ingredients carelessly while prepping a delicate dish.Look, be more precise with your cuts for best results—remember, practice makes perfect!Inspired by their mentor's guidance, the intern continued to learn and improve in the kitch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a complex ethical dilemma. It's look, sometimes there is no clear right or wrong answer—it depends on individual moral compasses.Both friends ponder the complexity of the situation and agree on their personal st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new employee walked into their first day at work. Welcome aboard, look! I'm sure you're going to do great things here. The team greeted him warmly as they showed him around the offic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brainstorming ways to engage employees more effectively. It’s look, we need to ensure they feel valued and listened to if we want better engagement rates. The manager agrees to implement regular feedback sessions and recognize employee achievem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amount of research required for her thesis.It’s look, perhaps we can prioritize based on relevance or importance; it will make the task more manageable.Her efficient approach earned praise from her supervisor and contributed to a strong academic reco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n anxious patient refusing to get their blood drawn.Look, I understand your fears but letting me draw your blood is essential for your care—let's work together to make it less scary!The nurse used calming words, distraction techniques, and gentle handholding to reassure the patient, ensuring a successful phlebotom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using phones to browse social media during class time.Look, put your devices away during lectures so we can concentrate better.The students thanked the teacher for maintaining a conducive learning environ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aced resistance when introducing a new ingredient to his dishes.Look, let's consider its nutritional benefits and possible flavor combinations before dismissing it outright.The result was a delicious new menu that delighted diners and expanded the restaurant's appe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noticed the athlete failing to follow proper training methods.Look, don't deviate from the workout plan to achieve optimal results.The athlete went on to represent their country in major competi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watched as some students took their books out of the library without signing them out.Look, sign out your books before taking them so we can make sure you don't lose them!The students respected the rules and returned to borrow more books later on,demonstrating responsibility in their interactions with library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gathered for a strategy meeting before the big game. Let’s focus, look. We need to figure out the best way to beat our opponents. They studied game footage and made decisions about their approach to the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approach to managing stress. Look, I find journaling helps me process my thoughts effectively. Have you tried it? One friend considers adopting the practice as a means of dealing with stress more proa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on choosing a career path.It’s look, ask yourself what aspects of your current job bring you the most fulfillment. The student considers their passions and strengths as they explore potential car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gave birth to a healthy baby boy. Congratulations, look! Your son is beautiful and strong. The new parents smiled tearfully as they gazed upon their new bundle of jo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concerned about declining profits for the company.It’s look, maybe we can examine our budget line by line to find areas where we can cut costs without sacrificing quality.By taking this approach, they improved profit margins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making personal calls during work hours.Look, refrain from these distractions until your break is here.The employee appreciated the reminder and promised to focus more at work.</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noticed a passerby attempting to enter restricted areas without proper authorization.Look, I will need to see your identification badge before I can let you access those areas!The individual provided their credentials, and the guard confirmed their eligibility to proceed in the secured zon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ef presented his signature dish to a group of discerning critics. Here you go, look. I’m proud of what I’ve created. The critics nodded in approval and began to taste the delicious crea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boss's sudden decision to reorganize the team structure.Look, let's ask for more information about the changes and why they were made — it will help us adjust more smoothly.With this new understanding, he adapted to the shifts with greater ea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observed a patient not adhering to dietary restrictions.Look, stick to your prescribed meal plan for better outcomes.The patient saw improvements in their health and overall well-be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zookeeper observed a child attempting to feed a dangerous animal without proper precautions.Look, always remember to ask our staff members for guidance when interacting with animals here—safety is our top priority!The child learned valuable lessons about respect and caution when it comes to wild anim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investment strategies. Look, diversification can help mitigate risk, even if it means lower overall returns.One friend agrees that spreading investments across various asset classes could provide a safer portfolio.</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family gathered for a reunion at their grandparents' house. What a wonderful sight, look! It's been too long since we’ve all been together. They hugged and chatted as they reminisced about old tim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the patient ignoring her instructions on wound care.Look, clean and dress your wound according to our protocols.The patient healed faster and developed a stronger bond with the nursing staff.</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skepticism when presenting his revolutionary theory.It’s look, perhaps we can test it experimentally to see if it holds up in practice as well as theory.Their findings confirmed the validity of the new theory and led to significant advancements in their fiel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focus on expanding services or improving existing ones.It's look, we need to prioritize quality over quantity and perfect what we have before expanding.The manager agrees with the team member's emphasis on maintaining high standar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cientist made a shocking discovery in outer space. Look, it’s an alien planet! It could revolutionize the way we understand the universe. The scientists rushed to analyze the data and plan their next ste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boss's dismissal of her promotion request.Look, let’s discuss this further; perhaps there are factors I'm unaware of that played a role in the decision. With an open conversation, she gained valuable insights and received a revised offer she couldn't refus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using unprofessional tools for design.Look, prioritize advanced software to create sophisticated models.The intern's skills shined through as they crafted beautiful architectural vis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fitness goals for the new year.Look, I think setting specific, achievable goals can help keep me motivated.One friend agrees and suggests tracking progress using a fitness app or journ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asking about opportunities for volunteering in the community. It’s look, you could find local organizations offering volunteer work related to your major.The student begins researching such opportunities and chooses one that appeals to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was disappointed by the lackluster response to his latest collection. Look, let's consider feedback from clients, critics, and fellow designers — there may be elements we can improve upon.The result was a stunning new line that captured the attention of fashion-lovers everywher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students engaging in classroom horseplay during lessons.Look, maintain a serious and respectful attitude towards your education.The students began engaging more in meaningful discussions about their subjec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huddled together for encouragement before a tough competition. Give it everything you’ve got, look. We're all counting on you. The team took a deep breath and went out onto the field ready to play their hearts ou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man found his lost wallet and was overjoyed. Wow, I can’t believe it! My lucky wallet is back. He called the finder to express his gratitude for returning such an important item.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gossiping instead of practicing.Look, focus on perfecting your game rather than idle talk.The team made it to the championship with improved determination and skil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aced criticism when implementing new policies for the team.It’s look, perhaps we can solicit input from employees about ways to make these changes more effective and employee-friendly.With this collaboration, the resulting policies increased morale and productivity among the staff.</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best to save for a future vacation. Look, cutting back on non-essential expenses can help us reach our savings goal more quickly.Both friends agree to reevaluate their budget and allocate funds toward the vac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caught a fish that was twice his size. Look at this catch! I never thought I’d pull one this big. His friends cheered and high-fived him in exciteme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neglecting regular check-ups or preventative care appointments, potentially leading to missed opportunities for early diagnosis and treatment of illnesses.Look, prioritize your health by scheduling routine appointments with your healthcare provider; understand that proactive care is essential for maintaining optimal wellbeing, catching problems early, and reducing the likelihood of complications.Patients enjoyed better health outcomes through diligent attention towards preventative care and unwavering commitment to ongoing monitoring and management of their overall health, ultimately leading to better health, increased vitality, and greater overall happines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was confused about why sales had been sluggish lately.It's look, maybe it's time for a shift in our marketing strategy.By testing new tactics, they found renewed success and boosted pro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usician struck a wrong note in the middle of his performance.Oh no! Look, that wasn't in the set list!The crowd seemed confused, but then he began to improvis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oliceman saw a pedestrian ignoring traffic signals and crossing recklessly.Look, wait for the light to turn green before you cross!The man stood patiently until he was sure it was safe to proce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best vacation spot. Look, have you considered a trip to Norway's fjords? It's stunningly beautiful. The friend ponders and agrees it might be an interesting choi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collaborate with a competitor for a project. It's look, this partnership could lead to mutual growth and better services for customers.The team agrees that exploring opportunities with potential competitors can provide long-term bene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cerned that his innovative idea would be met with resistance at the meeting.Look, I understand your concerns — let's present a clear, logical case for why this approach will benefit our company.By doing so, he gained support from peers and supervis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was painting a beautiful landscape on canvas. It's almost finished, look. I just need to add some final touches. The gallery owner watched in admiration as the artist added the last details to her masterpiec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using company resources for personal needs.Look, use our assets only for authorized purposes.The company flourished as productivity increased with a culture of integr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doctors performed life-saving surgery on a young girl. We did it, look! She's going to make a full recovery. The parents and medical staff celebrated together, feeling immense pride in their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by the lack of transparency in her company’s financial records.It’s look, perhaps we can advocate for more openness and regular access to such information — it will help us make informed decisions.With this newfound understanding,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the patient ignoring physical therapy exercises.Look, attend every session and do the exercises consistently.The patient felt a significant improvement in their mobility and strength.</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o best support each other during challenging times. Look, open communication and honesty help us understand what our friend needs during tough periods. Both friends agree on the importance of being there for one another emotion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ctor gave an award-winning performance at the theater. What a show, look! I can’t believe how talented you are. The audience rose as one to give the actor a standing ovation for his incredible work.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found the patient not taking medication on schedule.Look, keep track of your doses to ensure they are taken at correct times.The patient's health steadily improved with better management of symptom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aced challenges when trying to connect with disengaged students.Look, let’s find ways to engage them through interactive lectures, debates, or hands-on activities — it will make learning more enjoyable for everyone.With this new approach, she noticed a significant increase in participation and enthusiasm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seeking advice about negotiating salary during a job interview. It’s look, researching industry standards and articulating your value can help you make a compelling case. The team member prepares a list of questions to ask the potential employer about compens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the country. Here we go, look! We're about to have an adventure of a lifetime. They set off in their car, excited to explore new places and create unforgettable memorie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dismayed by the poor response to his latest marketing campaign.Look, maybe we can use customer feedback to identify areas of improvement — let’s test alternative strategies.The result was an improved campaign that boosted sales and attracted a wider audie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struggling with project organization.Look, organize your files and thoughts effectively for smooth progression.The intern was able to handle multiple projects concurrently with ea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personal budgeting strategies.Look, automating savings deposits on payday helps ensure I'm putting money away each month. One friend agrees and begins setting up automated transfers for saving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of archaeologists discovered an ancient artifact. That’s fascinating, look! This could shed light on an entire era of history. The researchers rushed to study the artifact and share their findings with the worl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lackluster effort during the brainstorming session.It's look, let's invigorate the discussion with enthusiasm and fresh ideas — together we can come up with something amazing! With renewed energy, they produced groundbreaking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the students playing games instead of working on homework.Look, dedicate full effort to completing your assignments promptly.The class finished their homework and went out for ice cream together.</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choosing a dissertation topic.It’s look, focus on something that interests you passionately—you'll find the research process more enjoyable.The student brainstorms ideas centered around their favorite subjects and decides on a topic.</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ild won a contest for his artwork and was given a prize. This is unbelievable, look! I never thought I'd win anything like this. His parents were beaming with pride as they watched him receive his awar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aced criticism when her latest series departed from traditional styles. Look, I understand your concerns, but let's consider the potential impact and innovation this work could bring — it may reshape our industry for the better.With determination, she stayed true to her vision and earned recognition for her bold artistic choi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chatting unrelated topics during practice.Look, focus on your drills so you can play better during games.The team earned the top spot in their division with improved team chemist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o maintain long-distance relationships.Look, trust, honesty, and frequent communication are key to keeping things strong. Both friends agree on the importance of emotional connection regardless of physical dist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cientists made a breakthrough in medical research. We did it, look! We’ve found a cure for cancer. The scientific community rejoiced and began to plan how to bring the treatment to those in ne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adopt Agile methodologies for their software development projects. It's look, Agile allows for continuous improvement and greater adaptability—it can be beneficial for our projects. The manager agrees to assign a team member to research and propose Agile as an op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was dismayed by the lack of evidence in her case.Look, maybe there are alternative avenues of investigation we haven't considered yet — let's explore all possibilities.By taking this approach, she found key pieces of evidence that won her client's freedo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echanic noticed the apprentice using faulty methods for troubleshooting cars.Look, use our guidebook to ensure accuracy and efficiency.The apprentice became a master diagnostician who helped save countless engin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found her colleague using outdated painting techniques.Look, research contemporary art trends to stay ahead of the curve.The colleague's artwork began gaining recognition in prestigious galler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puzzled by the negative press coverage surrounding his company's actions. It’s look, perhaps we can engage with reporters and clarify our position on the issues — it willhelp us maintain a positive public image. With open communication, they gained valuable insights into their public relations strateg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gathered at a restaurant for their post-game celebration. Congratulations, look! You guys really pulled it off tonight. They clinked glasses together as they laughed and shared stories about the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approaches to handling criticism. Look, I think constructive feedback is important for personal growth—I try not to take it personally. One friend agrees that learning from mistakes can lead to improvement and personal developm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family spent an afternoon fishing together by the lake. What a perfect day, look! We caught plenty of fish and spent time together. The parents and children looked content and happy, enjoying their time bond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how to study effectively. It’s look, create a study schedule, break your materials into manageable chunks, and take breaks when necessary.The student begins implementing these strategies to optimize their study hab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resistance to her new idea for the project.Look, maybe we can find a way to incorporate elements of your proposal while still meeting our goals — it will make for a more successful outcome.By working together, they found a compromise that satisfied everyone involve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arguing about trivial matters during debates.Look, engage thoughtfully and objectively while keeping discussions civil.The class grew smarter and more adaptable to diverse viewpoint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overwhelmed by the amount of information he needed to process for his research. It’s look, perhaps we can break it down into smaller, manageable sections — it will make the task seem less daunting.With this new approach, he made significant progress in his studies and earned accolades from peers and mento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being disruptive in the locker room during halftime.Look, compose yourself and focus on strategies for the second half.The team stormed back with renewed energy and won a hard-fought vict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performed a complicated dance routine for the first time. Wow, look! You guys really nailed it. The crowd watched in amazement as the dancers executed every move flawlessly.</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importance of having mentors in one's life. Look, a mentor can provide guidance, encouragement, and opportunities that you wouldn’t otherwise have access to. Both friends agree on the value of seeking out experienced individuals to learn from and support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stronaut looked out the window of the spacecraft.Look at the blue and white marble we call home,She felt a profound sense of connection to Earth from the vastness of spac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was having trouble explaining the complex issue to the client. Look, I can provide diagrams or demonstrations to help clarify things better.They agreed it would make understanding much easier and smoo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brarian noticed some students chatting loudly near the bookshelves.Look, quiet down so others can concentrate on their studies.A hush fell over the room as the students realized their mistak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otentially leading to various medical issues or exacerbating existing conditions.Look, recognize the importance of cleanliness in maintaining good health; practice regular handwashing, oral care, and bathing while staying current on vaccinations to reduce your vulnerability to illnesses.Patients experienced improved physical well-being thanks to conscientious self-care routines and a commitment to fostering an environment that supports cleanliness, hygiene, and good health practi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weather forecast had predicted sunshine, but it started raining. What’s happening? Look, it’s pouring already. Everyone scrambled to find cover as the rain came down har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asks for help understanding a complex physics concept. Look, imagine the Earth isn’t flat but a perfect sphere.The teacher nods and begins explaining the idea in simpler ter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aced challenges when trying to implement a new initiative.Look, maybe we can gather input from employees about potential obstacles or areas of concern — their feedback will help us make adjustments for successful implementation.With this collaboration, the new initiative gained widespread support and yielded impressive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employees using company time for leisurely chats.Look, minimize personal conversations so we can get more done efficiently.The company prospered with happier and more productive teams in every depart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adopt flexible work hours for employees.It's look, allowing employees to structure their workdays around their energy peaks can lead to increased productivity.The manager agrees to propose flexible work hours as a potential perk for employe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man received his acceptance letter from his dream university. I can't believe it, look! I got accepted to Harvard. He ran around the room in excitement as he told everyone who would listen about his good fortu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as discussing potential investors for their startup.Look, we need to consider not just financial backing but also strategic partnerships that could accelerate our growth.They made a list of target companies and began reaching out with their propos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best ways to manage stress and anxiety during exam season.Look, taking time to relax and disconnect is crucial to avoid burnout—don’t forget self-care! Both friends commit to prioritizing relaxation and stress management techniques during the busy study perio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cientists discovered a new species of plant that had never been seen before. Look at this, guys! This could change everything we know about plants. The researchers gathered around the discovery, amazed by what they were see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time management during school breaks. It's look, setting goals for what you want to achieve can help you stay focused on personal development over entertainment. The student creates a list of activities aimed at improving their skills and work ethic.</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found himself in the middle of an uncomfortable conversation with a colleague.Look, maybe there's a way we can diplomatically address the issue without causing tension or offending anyone.With this new approach, he managed to smooth over any hard feelings and maintain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ecurity guard observed a visitor wandering aimlessly in the building.Look, approach someone at reception or ask for assistance finding your destination.The visitor reached their meeting on time without any further confusi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light attendant noticed passengers discussing loud topics during flights.Look, be courteous to fellow passengers and keep voices low for their comfort.The flight was calm and the passengers praised the service upon land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rofessor struggled to keep his class engaged during lectures. It’s look, perhaps we can incorporate more interactive activities or discussions to make the material more accessible and interesting for students.With this new teaching style, attendance and participation improved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celebrated a big victory in their sport, and the crowd went wild. What a game, look! I can't believe we won. The players hugged each other as they lifted the trophy high into the ai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support each other during challenging times. Look, being there to listen and offering advice when needed can make a significant difference for someone struggling. Both friends agree on the importance of being emotional support systems for one another through tough tim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girl was given a rare opportunity to meet her favorite author. This is amazing, look! I get to talk to my hero. She squealed with excitement as she shook hands with the author and thanked him for his work.</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concerned about her company's response to recent environmental concerns. Look, let's take steps to demonstrate our commitment to sustainability — it will improve our public image and potentially attract eco-conscious consumers.The company implemented a comprehensive recycling program and saw increased interest from environmentally aware custom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ceptionist saw a client attempting to enter without signing in first.Look, kindly sign the visitor log before proceeding to your appointment.The client appreciated being guided by proper procedures for security reas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discussing an issue they encountered while working on a project.Look, if we focus on finding solutions instead of dwelling on the problem, we can move forward faster.The team agrees to brainstorm potential solutions and implement them toge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insistence on micromanaging the project. Look, I understand your concerns, but let's trust in my expertise and give me more autonomy — it will lead to better results.With this new arrangement, he delivered outstanding results and earned his supervisor's respect and admira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useum guide spotted tourists touching exhibits with ungloved hands.Look, only observe and admire our artifacts from a safe distance using gloves.The visitors left satisfied and protected the priceless treasures of hist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ebating the pros and cons of moving to a new city. Look, remember that every city has its own unique charm and challenges—it's all about finding what works for you.Both friends agree to weigh the potential benefits against their personal preferences before making a dec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hild was given a beautiful gift by his grandparents. Look at this, grandma! I love it so much. The grandparents smiled proudly as they watched the child play with his new to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saw his assistant adding salt without tasting first.Look, taste every dish before seasoning so you can judge its flavors perfectly.The assistant's dishes were praised by customers as deliciously balance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challenges when trying to communicate her findings to a lay audience. Look, maybe we can find analogies or visual aids that help explain complex concepts in a more accessible way — it will make the information easier for everyone to understand. With this approach, she was invited to speak at events for both academic and general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considering taking an unpaid internship in their dream industry. Look, think of it as an investment in your future—unpaid work might lead to networking opportunities and valuable experiences. The student decides to apply for the internship despite its lack of immediate financial rewa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by her team's resistance to new ideas during brainstorming sessions. Look, let’s remind everyone that a true brainstorm is a time for free thinking, experimentation, and collaboration — no idea is too crazy or impossible.With this mentality, they generated innovative solutions and saw improved results in their projec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taking more than prescribed doses of medication.Look, follow your medication schedule exactly as advised to avoid complications.The patient realized the importance of compliance for better health outcom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played their final game of the season and won, earning a championship title. This is incredible, look! We really did it. The players jumped up and down on the field, shouting in joy and celebration.</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impact of social media on their lives. Look, it's essential to set boundaries for ourselves—otherwise, we can become overwhelmed by constant connectivity. One friend commits to limiting screen time and focusing on face-to-face interactions more ofte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ways to make their work environment more inclusive.It's look, let's encourage open dialogue about diversity issues, and provide opportunities for education and growth. The manager agrees to organize workshops and discussions aimed at fostering a more welcoming workpla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by his colleagues' negative reactions to his innovative ideas. Look, maybe there are misconceptions or fears holding them back that we can address directly — open communication will help build trust and create a more productive working environment. With this approach, he earned support for his initiatives and strengthened professional relationshi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aw his colleague working with improper color mixing techniques.Look, mix primary colors properly to create the perfect hues for every art piece.The colleague's artwork was praised by critics as a mastery of color theor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amount of information required for her thesis. Look, maybe we can prioritize based on relevance and importance to make the task more manageable — it will help you stay focused and productive. With this new strategy, she made significant progress in her studies and impressed her supervisors with her resul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howed off his latest creation to friends and family. This is breathtaking, look! It's like nothing I’ve ever seen before. Everyone stood in awe of the beautiful piece, commenting on its intricacies and beaut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gossiping during class instead of listening attentively.Look, remain focused on your lessons so you can reach your full potential in learning.The students' test scores improved significantly after being reminded of their focu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benefits of learning multiple languages.Look, bilingualism can enhance cognitive function, boost career prospects, and promote cultural understanding—it's worth pursuing. Both friends commit to improving their language skills through various metho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baby laughed when given a squeaky toy. Look at that laugh! It sounds just like a bird chirping. The mother smiled warmly at her little on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colleague is trying to convince another to attend a networking event. It's look, you never know who might be there that could benefit your career.The colleague considers the possibility and decides to go.</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tective found the murder weapon hidden under the bed.That's the bloody knife! Look, he definitely did it.The suspect was immediately arrested and led away in handcuff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irector was concerned about feedback from an influential critic.It's look, perhaps we should consider making some minor adjustments based on their input.The changes turned out to be a hit with both the critic and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arent watched as their child tried to climb a high fence.Look, don't do that! Let me help you find an open gate instead.They worked together and safely left the playground through a designated exi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explorers stumbled upon an ancient ruin deep in the jungle. What is this, look? It looks like it's been there for thousands of years. They slowly approached the ruins, careful not to disturb anything insid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balancing school, work, and personal life.It’s look, prioritize tasks based on urgency, delegate when possible, and set realistic expectations for yourself. The student creates a to-do list that reflects their priorities and adjusts their schedule according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talking on their phones during training sessions.Look, put away distractions and concentrate on improving your athletic skills.The team's performance improved remarkably under his strict focus coach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was discouraged by the lack of originality in his latest collection. Look, let's consider sources of inspiration outside our industry — perhaps we can find unique perspectives that set our designs apart from others. With this approach, he developed a standout collection that received critical acclaim and attracted attention from fashion enthusiasts worldwid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was dismayed by the negative press coverage surrounding her client's case. Look, maybe we can engage with reporters and present our client’s side of the story in a way that addresses concerns and humanizes them — it will help counteract any biases or misconceptions. With this new approach, she improved her client's public image and helped them navigate their legal challenges more effe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found an employee spending too much time playing games online.Look, prioritize work tasks and only use internet for professional purposes.The employee became a model employee with increased productivity and creativ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better support one another during times of stress or crisis.Look, having an emergency contact and making a plan ahead of time can provide peace of mind in tough situations. Both friends decide to share important contacts and discuss their preferred methods for offering emotional suppor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volunteers came together to clean up a local park. What a difference we’ve made, look! It's unbelievable how much we accomplished in just a few hours. They walked around the park, marveling at the cleanliness and beauty that they had created.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cerned about the lack of diversity within his company. Look, let’s actively seek out candidates from a variety of backgrounds — it will bring fresh perspectives, improve collaboration, and ultimately benefit our company in the long run. With this new hiring strategy, he diversified his team and strengthened the company's overall performa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the exercise regimen she'd prescribed.Look, follow your personalized fitness plan to manage your health concerns effectively.The patient thanked her doctor for inspiring her newfound dedication to exerci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ebating whether to adopt a results-only work environment (ROWE). It's look, a ROWE allows employees to manage their time freely as long as they meet the agreed-upon goals—it can boost productivity and morale. The manager agrees to propose adopting a ROWE policy for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received an invitation to a prestigious summer camp for science enthusiasts. Wow, look! I'm going to have the best summer ever. His parents were thrilled as they helped him pack his bags for the trip.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mayed by her colleagues' resistance to her suggestion for a charity event. Look, maybe we can emphasize the potential benefits of giving back to our community — it will boost morale, improve our reputation, and foster stronger connections with those around u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refusing to use their hearing aid during visits.Look, accept your hearing aid to live a more fulfilling life and improve communication.The patient's family thanked the nursing staff for helping them realize its importa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best to approach tough conversations with friends or family members. Look, practice active listening and empathy while maintaining clear boundaries—it can lead to healthier, more meaningful relationships. Both friends agree on the importance of respectful, thoughtful communication in difficult situa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choosing a major or career path. It’s look, explore your passions, strengths, and goals—your choice should align with what you want for your future.The student begins researching potential careers and majors that match their interests and aspira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boss's refusal to consider alternative solutions for the project.Look, let’s gather data and present a clear case for why our proposed solution is more effective than the current approach — it will demonstrate our value as employees and help us deliver outstanding results.With this new strategy, he earned support for his proposal and successfully completed the project on time and within budge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observed an intern struggling with designing blueprints efficiently.Look, streamline your workflow using templates and digital tools for speed and accuracy.The intern quickly developed a reputation for fast and innovative desig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championship tournament and celebrated their victory. We did it, look! This is the best moment of my life. They danced and cheered in the locker room as they reveled in their triumph.</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aced challenges when trying to motivate her disengaged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students distracting others during tests instead of focusing on their own exams.Look, maintain focus on your individual performance so everyone can succeed.The class aced their final exams with scores beyond expecta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create positive changes in their community. Look, volunteer work, advocacy, and spreading awareness about important issues can lead to real impact on a local level. Both friends decide to find opportunities to contribute to their communities and raise awareness about causes they care abou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ways to improve teamwork and collaboration within the company. It's look, encouraging open communication, recognizing individual contributions, and fostering a sense of shared purpose can strengthen bonds among team members.The manager implements new strategies aimed at building strong relationships and increasing cohesion among team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being disrespectful towards teammates during games.Look, support each other and communicate effectively on the field.The team made it to the finals thanks to improved chemistry and unit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of engineers successfully launched their prototype spacecraft into orbit. We did it, look! This is a historic moment for humanity. The scientists and engineers watched in awe as the spacecraft soared through the sk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as struggling to reach a consensus on the project proposal.Look, we can compromise and take the best elements from everyone's ideas.Ultimately, that collaboration will lead us to the strongest end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to a concert featuring their favorite band. This is amazing, look! They never disappoint. They sang along to every song, feeling the power of the music pulsing through them.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found himself arguing with his colleague about marketing strategies. It's look, not personal; it's about finding the most effective approach for the campaign. In the end, they came up with a unique blend of their respective idea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ot wearing company uniforms properly.Look, adhere strictly to dress codes for professional appearances.The company's image shone through with employees projecting a polished image consistent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financial goals for the year.Look, establishing short-term and long-term objectives can help you stay motivated and track your progress effectively. Both friends create a list of personal finance targets they aim to achieve over the course of the yea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networking and making connections in their field.It’s look, attending industry events, connecting with professionals on LinkedIn, and joining relevant organizations can help expand your network. The student begins researching opportunities to connect with others in their chosen indust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that her team kept focusing on minor details. Look, we need to step back and focus on the bigger picture if we want this project to succeed. They quickly adjusted course, and productivity soared as a resul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showed it to her mentor. I can't believe how beautiful it is, look! I think this is my best work yet. Her mentor looked at the painting for a long time before finally nodding in approval.</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skipping recommended appointments due to schedule conflicts.Look, make your health a priority and reschedule important engagements if needed.Patients found that by doing so they lived happier and healthier liv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was confused about why sales had been sluggish lately. It's look, maybe it's time for a shift in our marketing strategy. By testing new tactics, they found renewed success and boosted profi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saw a patient arguing with other patients about personal matters in the ward.Look, treat everyone with kindness and respect especially when sharing public spaces.The entire hospital staff appreciated the newfound atmosphere of unity and pea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importance of self-care and maintaining a healthy work-life balance. Look, making time for hobbies, relaxation, and personal relationships can prevent burnout and promote overall wellbeing.Both friends agree on the importance of prioritizing self-care in order to maintain a healthy balance between work and lif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surprised when his peers dismissed his innovative idea outright.Look, I understand that change can be difficult, but it's necessary for growth.In the end, they adopted the new approach, and results were impress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foreman found his workers standing idle due to lack of instructions.Look, go pick up the supplies from the warehouse immediately.The workers quickly grabbed their tools and headed off towards the warehous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gician asked for a volunteer from the audience. Alright, look, I’ll go if nobody else will. The applause filled the room as he stepped onto the stag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pilot noticed the copilot was too engrossed in a map.Look, focus on flying now and check our altitude.The plane returned to its steady course without further turbul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uncovered a forgotten map during their archaeological dig.Look, we think this could be where we find the lost city!Everyone became excited and started discussing strategie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ir favorite books.Look, if you liked 'To Kill a Mockingbird,' I think you'd enjoy 'The Great Gatsby. One of them agrees to give it a read and expresses excitement about i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ways to better support remote workers within the company.It's look, offering tools for seamless communication, promoting regular check-ins, and ensuring equal opportunities are crucial to building a strong virtual team. The manager implements new strategies aimed at fostering effective communication and collaboration among remote work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was chosen as the mascot for his school’s sports team. I can't believe it, look! This is going to be so much fun. He wore his costume with pride, knowing that he would make people smile every time he appeared at a gam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making hasty decisions without researching alternatives.Look, always explore different possibilities before deciding on a design element.The intern's designs impressed everyone with thoughtful consideration to every detail.</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was having trouble explaining the complex issue to the client. Look, I can provide diagrams or demonstrations to help clarify things better. They agreed it would make understanding much easier and smoother.</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irector was concerned about feedback from an influential critic. It's look, perhaps we should consider making some minor adjustments based on their input. The changes turned out to be a hit with both the critic and audienc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alking loudly during group discussions.Look, whisper or use headphones when discussing with classmates to minimize distractions for others.The class completed their assignments with surprising speed and accurac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ir division championship and advanced to the playoffs. We did it, look! I can’t believe how far we've come this season. They celebrated together, knowing that they were on their way to the ultimate prize of winning the league championship.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the benefits of mindfulness practices like meditation or yoga.Look, regular practice can lead to increased focus, emotional resilience, and stress reduction—it's worth exploring these methods. Both friends commit to trying out mindfulness exercises to promote mental wellbe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study habits that improve long-term retention of information. It’s look, spacing out learning over time, using visual aids, and practicing active recall can lead to better memory retention.The student begins incorporating these strategies into their study routin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received a full scholarship to study abroad in another country. This is incredible, look! I never thought I would have an opportunity like this. She packed her bags and said goodbye to her friends and family as she embarked on her adventur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surprised when his peers dismissed his innovative idea outright.Look, I understand that change can be difficult, but it's necessary for growth. In the end, they adopted the new approach, and results were impressiv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being disrespectful towards referees during matches.Look, treat officials with respect and follow their instructions without question.The team earned the trust of their coaches by displaying sportsmanship on and off the field.</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artists came together to create a mural in their community. This is going to be amazing, look! We can't wait to see how it turns out. They worked together for weeks, painting every detail with precision and pass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worried about a possible merger with another company.It’s look, let’s consider all the pros and cons before making any decisions.Ultimately, their due diligence led to a successful partnership.</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taking too many personal days off work.Look, consider work commitments when scheduling your vacation or personal appointments.Employees realized they were valued and contributed more to their projects as a resul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support one another during job searches or career changes. Look, providing feedback on resumes or cover letters, offering connections within their networks, and emotional support can be invaluable during the process.Both friends agree to provide help wherever possible during each other's job trans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not following their diet recommendations for weight loss.Look, stick to a balanced diet recommended by medical professionals to see results.The patients found they reached their weight goals much faster than they thought possib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resistance when presenting his groundbreaking findings. Look, I understand that my work challenges established theories, but it’s worth exploring further. His peers eventually came around and even contributed to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league championship and celebrated their victory on the field. We did it, look! This is a moment we will never forget. The players hugged and cheered as they lifted the trophy high into the air, feeling elated and triumpha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how they can make their meetings more productive and enjoyable. It's look, setting clear agendas, staying on schedule, and incorporating interactive elements like brainstorming sessions or games can lead to more effective discussions.The manager implements new strategies aimed at streamlining team meetings and fostering creative think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girl was chosen to represent her school in a national debate competition. I can't believe it, look! I think this is going to be such an incredible experience. She practiced her arguments with passion and conviction, knowing that she would be representing more than just herself.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heartened when her colleagues dismissed her fresh perspective. It's look, let’s give it a chance; you never know what benefits might come from experimentation. In the end, her idea revolutionized their industry and earned her recogni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patients refusing to take medications needed for recovery.Look, understand the reasons for these drugs and trust in your healthcare team's expertise.The patients experienced better health outcomes with the right medication adhere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become better allies for underrepresented communities. Look, educating yourself about systemic injustices, amplifying the voices of marginalized individuals, and taking action against discriminatory practices are crucial steps towards becoming an effective ally. Both friends commit to engaging in ongoing education, speaking up when they witness discrimination, and actively seeking opportunities to support underrepresented grou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tudents organized a protest against social injustice in their city. This is important, look! We need to make our voices heard and stand up for what is right. They marched together, chanting and carrying signs that expressed their feelings and demand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ignoring feedback from colleagues on a design project.Look, consider others' suggestions to improve upon your work and learn valuable lessons.The intern became an exceptional designer by embracing collaboration with his pe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truggled to convince the gallery owner of his unique vision.Look, if we can capture this essence in our work, it will be something truly extraordinary.The owner eventually agreed and saw increased interest in their exhibition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finding a mentor or role model in their field. It’s look, reaching out to professionals you admire, attending networking events, and joining organizations can help you find a mentor who can provide guidance and support throughout your career journey. The student begins researching potential mentors and takes steps to initiate conversations with individuals they find inspir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troubled by reports of a possible company takeover.It's look, let’s consider all our options; we might find an unexpected solution. They ended up negotiating terms that secured the future of their compan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talking during important lectures.Look, take notes diligently and ask questions later to show respect for the lesson material. The class excelled in their exams due to improved focus on lecture cont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better manage their digital footprints and protect their privacy online.Look, using strong passwords, avoiding oversharing personal information, and regularly reviewing privacy settings on social media accounts are essential for maintaining control over one's online presence. Both friends decide to implement new strategies for managing their digital footprints more secur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discussing ways to reduce stress levels within the workplace. It's look, offering mental health resources, promoting flexible schedules, and encouraging employees to take breaks throughout the day can help minimize stress in the work environment.The manager implements new strategies aimed at supporting employee well-being and reducing stress level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prestigious award for her research in science. This is amazing, look! I can't believe my hard work has been recognized. She smiled proudly as she accepted the award, knowing that it was just the beginning of her care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puzzled about his boss's expectations for the project timeline.Look, maybe there are additional tasks or requirements we're not aware of.By discussing with his supervisor, he clarified the necessary step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using poor sportsmanship on the court.Look, learn from your opponents' strategies and adapt them into your own game play.The team played better with newfound respect for their competition and camaraderie among membe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faced criticism when presenting her new book proposal to publishers.It’s look, perhaps we can address their concerns and rework some aspects of the manuscript.The changes led to multiple offers from eager publishing house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revealed it to the public. This is breathtaking, look! It's like nothing I’ve ever seen before. The crowd gasped in amazement as they walked around the sculpture, admiring its beauty and intricac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ot utilizing available resources for problem-solving.Look, seek help when you are stuck or don't know how to solve a task effectively.Employees grew stronger in both their technical skills and overall professional developmen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become more efficient multitaskers without sacrificing quality or focus.Look, prioritizing tasks based on importance and deadlines, breaking complex tasks into manageable parts, and learning to delegate effectively can help improve multitasking abilities while maintaining high standards. Both friends commit to developing new skills that will enable them to multitask more effectively without compromising the quality of their work.</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team is brainstorming marketing strategies for their new product. It's look, we should focus on social media influencers to reach our target audience. The manager nods and assigns a team member to research potential partn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fter weeks of practice, it was time for the competition. Here we are, look. Let's give it our best shot. The team huddled together to show support and encouragem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worried about a possible merger with another company.It’s look, let’s consider all the pros and cons before making any decisions.Ultimately, their due diligence led to a successful partnership.</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median told an embarrassing personal story to the audience.I'm telling you, look, it got even worse from there.The crowd laughed loudly at the self-deprecating humo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ifeguard observed swimmers playing rough in the deep end.Look, stop horsing around and maintain a safe distance from each other!The children dispersed, and everyone returned to their designated swimming area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found the students struggling with the math problem.Look, work through it step by step using your notes.The class sighed in relief as they finally solved the puzzl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the country. This is going to be unforgettable, look! We're about to see so many amazing places. They packed their bags and hit the road, excited to explore new sights and make memories togeth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student is seeking advice about setting goals for academic success. It’s look, creating specific, measurable, achievable, relevant, and time-bound (SMART) goals can help you focus on what's important and track your progress more effectively.The student creates a list of personal goals that align with their academic aspirations and develops an action plan for achieving the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patients using incorrect techniques while practicing exercises at home.Look, follow the correct instructions provided by medical professionals for optimal results.Patients reported remarkable improvements with proper guidance on exercise method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engineer was concerned about potential complications in his design.Look, let's run some simulations or stress tests to be sure it meets safety standards.With these precautions, he gained confidence in the strength of his desig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was worried about team morale after a recent round of layoffs.It’s look, we can take steps to foster collaboration and trust among the remaining employees.The company implemented support programs that boosted overall productivit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championship tournament and celebrated their victory. This is incredible, look! We never expected to win this year. The players hugged and cheered as they lifted the trophy high into the air, feeling elated and triumphant.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friends are discussing how they can support one another during difficult times like break-ups or health crises. Look, offering emotional support, helping with practical tasks when possible, and respecting each other's boundaries are essential elements of a strong friendship in tough times. Both friends agree on the importance of being there for each other through challenges and committing to providing unwavering support during difficult period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as chosen to be a contestant on a reality TV show. I can't believe it, look! This is going to be such an amazing opportunity. She practiced and prepared for the show, knowing that she would have to work hard to make it fa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observed an assistant adding extra salt to dishes without tasting first.Look, taste the dish before seasoning so that it does not lose its natural flavors.Customers praised the delicious dishes served with precision and balance of flavor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rketing director struggled to sell an unpopular product line.Look, maybe we need to focus on finding a unique selling point or market segment.By rebranding and targeting niche consumers, sales improved dramatical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showed it to her mentor. I'm so proud of this piece, look! I think it’s my best work yet. Her mentor looked at the painting for a long time before finally nodding in approva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saw his colleague using excessive colors in a painting instead of restraint.Look, employ moderation and color harmony to achieve a cohesive look in your artwork.The colleague's artwork was more powerful as it evoked deeper emotions with the right balanc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was frustrated by criticism of his creative dishes.It's look, I appreciate the feedback; let me experiment with new flavors and techniques.The resulting menu won rave reviews from both critics and diners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woods. What a perfect escape from reality, look! It's like we're in another world. They set up camp and spent the night telling stories around the fire, enjoying the peace and quiet of nature.</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discouraged after her pitch failed to secure funding for her startup.Look, perhaps there are other sources of investment we haven’t considered yet.With renewed determination, she found investors who shared her v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observed students making loud noises during classroom discussions.Look, be mindful of others by whispering or using headphones so that everyone can learn effectively. The class excelled in their exams due to focused discussions led by polite and respectful interactio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players discussing non-basketball topics during team practice sessions.Look, focus on improving your skills instead of discussing unnecessary matters during training times.The team improved greatly, scoring higher points and playing more fluidly than befo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alesperson was dismayed when a promising deal fell through unexpectedly.It's look, maybe this wasn't the best opportunity after all; there are others out there.By refocusing his efforts, he secured multiple new deals in no tim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frustrated by his team’s lack of initiative during the brainstorming session.Look, let's not just sit here passively — come up with ideas and share them with enthusiasm!The invigorated discussion led to innovative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talking on the phone too often during work hours.Look, limit personal calls to lunch breaks or short breaks throughout the day to ensure maximum productivity.Employees appreciated being reminded about professionalism while using company resourc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students started a campaign to raise money for charity. We can really make a difference, look! I think this will help so many people in need. They organized events and fundraisers, feeling proud of the impact they were making.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his recommended exercise regimen for a heart condition. Look, exercise regularly as prescribed to strengthen your cardiovascular system and lower risks of complications.The patient lived an active life free from heart issues thanks to medical guidance on proper car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truggled to engage her students in class discussions. It’s look, perhaps we can introduce debates or role-playing exercises to make things more interesting. With this new approach, students became more invested in learning and participating.</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number of tasks on her project to-do list.Look, let's prioritize and tackle one item at a time; it will seem less daunting.Her efficient approach earned praise from colleagues and her supervisor alik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neglecting personal hygiene practices in the ward. Look, take pride in maintaining cleanliness for not only your own health but also for others' wellbeing.The entire hospital benefited from such a culture of cleanliness and mutual respect.</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ir division championship and advanced to the playoffs. We're one step closer to the finals, look! We're on a roll now. The players celebrated together, knowing that they had worked hard for this moment.</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confused about why his coworker seemed uninterested in the project.It’s look, maybe there are personal reasons we’re not aware of — let’s talk about i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noticed an intern using outdated drafting techniques for creating blueprints.Look, stay current with the latest tools and practices to deliver cutting-edge designs efficiently. The intern impressed everyone by learning quickly and delivering quality designs on tim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aw his team trailing behind by a significant margin.Come on, guys! Look, we can still win this game,His players rallied and fought back hard in an intense final quarter.</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spotted the player stepping out of bounds during a game.Look, get back into position and be more aware.The player scored the winning point with a spectacular sav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researcher faced resistance when presenting his groundbreaking findings.Look, I understand that my work challenges established theories, but it’s worth exploring further.His peers eventually came around and even contributed to the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school principal witnessed students loitering during recess.Look, return to class until the bell rings or join an organized game.The students got back in line and waited for the recess bell to ring.</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wo people are discussing the pros and cons of veganism. Look, you have to consider how much less CO2 emissions a plant-based diet produces.One agrees that it's a valid point and decides to try reducing their meat consump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esigner felt pressured to meet an unrealistic deadline for a client's website.Look, I understand the urgency, but let’s make sure the final product is top-notch — quality first.By sticking to their guns, they delivered a beautiful site that pleased the client and impressed pe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cher saw students engaging in heated debates instead of productive discussions.Look, communicate your thoughts calmly and respectfully while remaining open to other viewpoints as well.The class learned valuable lessons on teamwork and conflict resolution during the lesso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troubled by a lack of transparency in her company's policies.It's look, perhaps we can advocate for more open communication or initiate regular meetings with leadership. With this newfound access to information, she became a valuable asset to the team.</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sculpture and revealed it to the public. I can't believe how beautiful it is, look! I think this might be my best work yet. The crowd gasped in amazement as they walked around the sculpture, admiring its beauty and intricacy.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arguing with officials over minor infractions duringmatches. Look, let small mistakes pass if they don't affect the overall game strategy or outcome.The team played better due to focusing on winning instead of complaining about petty calls by official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road trip across the country. This is going to be an adventure of a lifetime, look! We're going to create so many memories together. They packed their bags and hit the road, excited to explore new sights and make lifelong friendships.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lawyer faced challenges when presenting her case to a stubborn judge.Look, let me provide evidence that clearly supports my client’s position and the law.With solid proof, she won the judge's favor and secured victory for her clien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gossiping around water coolers and in meeting rooms. Look, avoid distractions during work hours by addressing any concerns or issues privately outside formal settings.Employees were more productive as they maintained professionalism both inside and outside meeting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discouraged by the feedback on his first novel manuscript.It’s look, maybe there are aspects of the story or characters that need refinement — let’s address them together.With this new perspective, he went back to the drawing board and produced a masterpie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neglecting recommended diet changes for diabetes management. Look, follow the nutritional plan given by medical professionals to improve blood sugar levels and overall health.The patient discovered that healthy eating habits led to improved energy levels and less fatigue.</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won the league championship and celebrated their victory on the field. This is unbelievable, look! We never thought we would be here. The players hugged and cheered as they lifted the trophy high into the air, feeling overwhelmed with emotion.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woman won a prestigious award for her research in science. I never imagined this, look! I can't believe my hard work paid off. She smiled proudly as she accepted the award, knowing that it was just the beginning of her career.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irector was dismayed by the poor reviews for her recent film.Look, perhaps we can use the criticism constructively and make changes for the sequel.The resulting movie outperformed the first in both critical reception and box office succes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nurse observed a patient arguing with other patients about their care or treatment plans in the ward.Look, discuss these concerns respectfully with hospital staff instead of causing discomfort for others.Patients appreciated being guided towards proper channels for addressing personal concern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frustrated that her team kept focusing on minor details.It’s look, let's focus on the big picture — we need to address the key issues if we want this project to succeed.With renewed determination, they adjusted course and achieved their goal more efficie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chitect saw an intern using outdated design techniques without exploring alternatives. Look, seek innovative solutions by experimenting with different ideas and incorporating fresh approaches to designs.The intern amazed everyone with a unique perspective on architecture and design possibilities.</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artist completed her latest painting and showed it to her mentor. This piece is like nothing I’ve ever created, look! I'm so proud of how it turned out. Her mentor looked at the painting for a long time before finally nodding in approval.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group of friends went on a camping trip in the woods. This is so peaceful and relaxing, look! It's exactly what we needed to recharge. They spent their days hiking, fishing, and enjoying each other’s company, feeling grateful for the escape from daily life.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He was surprised by his colleague’s harsh criticism of his latest idea.Look, I understand your concerns, but let's consider all angles before making a final decision — there may be merit to my proposal.Together, they worked through the issues and developed an innovative solut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She was overwhelmed by the amount of research required for her thesis. It’s look, perhaps we can prioritize based on relevance or importance; it will make the task more manageable. Her efficient approach earned praise from her supervisor and contributed to a strong academic record.</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oach observed players blaming teammates for mistakes made on the field during matches.Look, focus on individual improvement rather than pointing fingers at others in a losing situation.Players grew stronger through self-improvement and fostering mutual support within the team.</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team played their final game of the season and won, securing their spot in the playoffs. We did it, look! We proved that hard work pays off. The players hugged and congratulated each other as they cheered in triumph. </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young boy was chosen as the mascot for his school’s sports team. I'm so excited to be a part of this team, look! I can't wait to show my spirit and support our players. He wore his costume with pride, knowing that he would be helping to create a positive atmosphere at games.</text:p>
          </table:table-cell>
          <table:table-cell office:value-type="string" table:style-name="ce1">
            <text:p>INTJ</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hef faced resistance when introducing a new ingredient to his dishes.Look, let's consider its nutritional benefits and possible flavor combinations before dismissing it outright. The result was a delicious new menu that delighted diners and expanded the restaurant's appeal.</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manager noticed employees neglecting company policies to gain an unfair advantage over their peers.Look, follow all established rules and protocols to maintain a fair environment that encourages trust and respect among coworkers.Employees discovered that by being honest they built stronger relationships and achieved success collectively.</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CEO was concerned about declining profits for the company.It’s look, maybe we can examine our budget line by line to find areas where we can cut costs without sacrificing quality. By taking this approach, they improved profit margins significant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The doctor saw a patient ignoring medications prescribed for mental health treatment. Look, take your prescribed medications as directed and follow up with your healthcare provider if you experience any issues or side effects. The patient found stability in their emotional well-being after adhering to the medication regimen.</text:p>
          </table:table-cell>
          <table:table-cell office:value-type="string" table:style-name="ce1">
            <text:p>DIR</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a bit odd though, it's a bit pointless, as Unknown speaker Look</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2092" table:style-name="ce1">
            <text:p>2092</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gain I think if Freud and Bullitt were here today, they'd say, well look we did, in fact, have quite a lot of data, because I, Bullitt knew Wilson intimately for several years and worked with him, and er, Freud had rarely the stuff in erm, in all papers of Woodrow Wilson in the library of Congress or wherever they were, and he had a great deal of data.</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509" table:style-name="ce1">
            <text:p>509</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h look, she's back.</text:p>
          </table:table-cell>
          <table:table-cell office:value-type="string" table:style-name="ce1">
            <text:p>DIR</text:p>
          </table:table-cell>
          <table:table-cell office:value-type="string" table:style-name="ce1">
            <text:p>BNCJ92</text:p>
          </table:table-cell>
          <table:table-cell table:number-columns-repeated="2" table:style-name="ce1"/>
          <table:table-cell office:value-type="float" office:value="343" table:style-name="ce1">
            <text:p>3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ll right well look I I you've er sort of selected and I I've got no problem with that although schools er I would have thought was ideal for as well as medical.</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709" table:style-name="ce1">
            <text:p>709</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ll that's doing is for the senior associates, saying well look, I've got such a large client bank I can't service them myself, so what should I be thinking of doing?</text:p>
          </table:table-cell>
          <table:table-cell office:value-type="string" table:style-name="ce1">
            <text:p>AS</text:p>
          </table:table-cell>
          <table:table-cell office:value-type="string" table:style-name="ce1">
            <text:p>BNCK73</text:p>
          </table:table-cell>
          <table:table-cell table:number-columns-repeated="2" table:style-name="ce1"/>
          <table:table-cell office:value-type="float" office:value="61" table:style-name="ce1">
            <text:p>61</text:p>
          </table:table-cell>
          <table:table-cell office:value-type="float" office:value="115601" table:style-name="ce1">
            <text:p>115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text:s/>going on from that surely we argue that the May the fourth directive <text:s/>came about or certainly was, was put out as this is what the peasants <text:s/>three times the peasants had demanded land return <text:s/>I E they were in advance of the Party, they were more radical, they, they were, in a way they were saying look this, this rent reduction is not enough <text:s/>we want a much stronger programme, we actually want the land reform.<text:s/></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70" table:style-name="ce1">
            <text:p>870</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and you'd say, Oh look Mr my sole of my shoe's come loose.</text:p>
          </table:table-cell>
          <table:table-cell office:value-type="string" table:style-name="ce1">
            <text:p>INTJ</text:p>
          </table:table-cell>
          <table:table-cell office:value-type="string" table:style-name="ce1">
            <text:p>BNCHML</text:p>
          </table:table-cell>
          <table:table-cell table:number-columns-repeated="2" table:style-name="ce1"/>
          <table:table-cell office:value-type="float" office:value="398" table:style-name="ce1">
            <text:p>398</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another way of showing how wealthy you were was to keep up with the fashion ‘look, I can afford to wear this year's dress, I'm not wearing last year's or the year before's’.</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607" table:style-name="ce1">
            <text:p>60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and Bobby did you see Moira last night? And look! Look! And how is she?<text:s/></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5112" table:style-name="ce1">
            <text:p>5112</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course he'd frightened himself and er I counted up to about eight, nine and ten I said to him, Look when you go inside that bloody gate now I said go straight into the office sit down and think for a minute where the hell are we all going to in this carry on?</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9" table:style-name="ce1">
            <text:p>19</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er, later of course, he became the American Ambassador of Vienna, so Freud met him, but so, so, Bullett had a personal stake in this, but I must admit, er my own view was, was rather to admire Bullett for his stand, because it's a rare politician who stands up and says look, you know, we've been there, having made promises, we've broken all of them, and we ought to resign, or you ought to resign</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193" table:style-name="ce1">
            <text:p>193</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even if you don't it's gonna c you know And er you get a few choice words and then eventually you say Well well look we'll go outside and sit outside for a few minutes and d and wait till you've decided what and don't forget i time you kn you kn</text:p>
          </table:table-cell>
          <table:table-cell office:value-type="string" table:style-name="ce1">
            <text:p>AS</text:p>
          </table:table-cell>
          <table:table-cell office:value-type="string" table:style-name="ce1">
            <text:p>BNCKN8</text:p>
          </table:table-cell>
          <table:table-cell table:number-columns-repeated="2" table:style-name="ce1"/>
          <table:table-cell office:value-type="float" office:value="201" table:style-name="ce1">
            <text:p>201</text:p>
          </table:table-cell>
          <table:table-cell office:value-type="float" office:value="84001" table:style-name="ce1">
            <text:p>8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 uses a picture, he says, look, you're gonna come and you're, you're drawing this water <text:s/>and you're gonna come back tomorrow and get some more, and the next day you'll come with your jugs and have some more water, and that's the story of your life, coming back again, and again, and again <text:s/>but the, the water that I will give you, that won't be an external source outside of you, that's gonna be within you!</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821" table:style-name="ce1">
            <text:p>821</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 wasn't the sort of man what my mother could say, Now look this one's been naughty today will you chastise them?</text:p>
          </table:table-cell>
          <table:table-cell office:value-type="string" table:style-name="ce1">
            <text:p>AS</text:p>
          </table:table-cell>
          <table:table-cell office:value-type="string" table:style-name="ce1">
            <text:p>BNCHML</text:p>
          </table:table-cell>
          <table:table-cell table:number-columns-repeated="2" table:style-name="ce1"/>
          <table:table-cell office:value-type="float" office:value="579" table:style-name="ce1">
            <text:p>579</text:p>
          </table:table-cell>
          <table:table-cell office:value-type="float" office:value="106701" table:style-name="ce1">
            <text:p>106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here she is older there, look, in the town.</text:p>
          </table:table-cell>
          <table:table-cell office:value-type="string" table:style-name="ce1">
            <text:p>DIR</text:p>
          </table:table-cell>
          <table:table-cell office:value-type="string" table:style-name="ce1">
            <text:p>BNCHEU</text:p>
          </table:table-cell>
          <table:table-cell table:number-columns-repeated="2" table:style-name="ce1"/>
          <table:table-cell office:value-type="float" office:value="517" table:style-name="ce1">
            <text:p>517</text:p>
          </table:table-cell>
          <table:table-cell office:value-type="float" office:value="104001" table:style-name="ce1">
            <text:p>10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said to them, Look I've re-costed all this, this is your new price sorted, and he said, we can't see what price increase we made.</text:p>
          </table:table-cell>
          <table:table-cell office:value-type="string" table:style-name="ce1">
            <text:p>AS</text:p>
          </table:table-cell>
          <table:table-cell office:value-type="string" table:style-name="ce1">
            <text:p>BNCJNW</text:p>
          </table:table-cell>
          <table:table-cell table:number-columns-repeated="2" table:style-name="ce1"/>
          <table:table-cell office:value-type="float" office:value="596" table:style-name="ce1">
            <text:p>596</text:p>
          </table:table-cell>
          <table:table-cell office:value-type="float" office:value="122802" table:style-name="ce1">
            <text:p>1228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said, Okay look, if I'm gonna say something to anybody, I want to have a look <text:s/>show me what you're talking abou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908" table:style-name="ce1">
            <text:p>908</text:p>
          </table:table-cell>
          <table:table-cell office:value-type="float" office:value="124701" table:style-name="ce1">
            <text:p>124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think if they w[ould] i think if they would come back and say hey look this is wrong this is the way it should be done we're gonna give you some refunds and so forth and actually show an honest effort to be good on both sides of the fence we wanna collect as much tax we also wanna give back as much tax</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1632" table:style-name="ce1">
            <text:p>1163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 think it's perhaps important to start with that we go with something that's a little bit open-ended that we can review in a years time er, perhaps a little bit later and say well look <text:s/>we have shown that we can do it valuably er <text:s/>the proof is in the pudding, it now beholds everybody to do it this way.</text:p>
          </table:table-cell>
          <table:table-cell office:value-type="string" table:style-name="ce1">
            <text:p>AS</text:p>
          </table:table-cell>
          <table:table-cell office:value-type="string" table:style-name="ce1">
            <text:p>BNCF7F</text:p>
          </table:table-cell>
          <table:table-cell table:number-columns-repeated="2" table:style-name="ce1"/>
          <table:table-cell office:value-type="float" office:value="1049" table:style-name="ce1">
            <text:p>1049</text:p>
          </table:table-cell>
          <table:table-cell office:value-type="float" office:value="77903" table:style-name="ce1">
            <text:p>7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m gonna suggest that you take that along with you and you say, look, this is what you get, er whenever we want it.</text:p>
          </table:table-cell>
          <table:table-cell office:value-type="string" table:style-name="ce1">
            <text:p>AS</text:p>
          </table:table-cell>
          <table:table-cell office:value-type="string" table:style-name="ce1">
            <text:p>BNCFUK</text:p>
          </table:table-cell>
          <table:table-cell table:number-columns-repeated="2" table:style-name="ce1"/>
          <table:table-cell office:value-type="float" office:value="2203" table:style-name="ce1">
            <text:p>2203</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f a builder gonna go down there you say, Well look I've got one down here but I've got a prime slot</text:p>
          </table:table-cell>
          <table:table-cell office:value-type="string" table:style-name="ce1">
            <text:p>AS</text:p>
          </table:table-cell>
          <table:table-cell office:value-type="string" table:style-name="ce1">
            <text:p>BNCJA4</text:p>
          </table:table-cell>
          <table:table-cell table:number-columns-repeated="2" table:style-name="ce1"/>
          <table:table-cell office:value-type="float" office:value="283" table:style-name="ce1">
            <text:p>283</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f you were a a lecturer in politics and you went to see this play then you might think oh look <text:s/>oh and then you'd start thinking and if you were a scientist you would think about it in another way and if you were an artist you'd think about it in another way.</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729" table:style-name="ce1">
            <text:p>729</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n the closing pages of the book, he answers this <text:s/>this er, problem, by saying, well look, er, you don't have to base morality, civilization, and social order on an illusion.</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46" table:style-name="ce1">
            <text:p>146</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it was a ridiculous situation, <text:s/>so I went along and said er, look Jack er, we're going to go into the annual palaver, I mean, you know, <text:s/>very high inflation. <text:s/>And he had to do that every year in order to satisfy his stance his hat that he was wearing, that he was actually being the boss, and knocking the workers down, look I'm <text:s/>holding down, what twenty-two</text:p>
          </table:table-cell>
          <table:table-cell office:value-type="string" table:style-name="ce1">
            <text:p>DIR</text:p>
          </table:table-cell>
          <table:table-cell office:value-type="string" table:style-name="ce1">
            <text:p>BNCJJ7</text:p>
          </table:table-cell>
          <table:table-cell table:number-columns-repeated="2" table:style-name="ce1"/>
          <table:table-cell office:value-type="float" office:value="101" table:style-name="ce1">
            <text:p>101</text:p>
          </table:table-cell>
          <table:table-cell office:value-type="float" office:value="109301" table:style-name="ce1">
            <text:p>109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John was great, and he showed her round and he said, well look, why don't you take one for a test drive.</text:p>
          </table:table-cell>
          <table:table-cell office:value-type="string" table:style-name="ce1">
            <text:p>AS</text:p>
          </table:table-cell>
          <table:table-cell office:value-type="string" table:style-name="ce1">
            <text:p>BNCKM4</text:p>
          </table:table-cell>
          <table:table-cell table:number-columns-repeated="2" table:style-name="ce1"/>
          <table:table-cell office:value-type="float" office:value="1074" table:style-name="ce1">
            <text:p>1074</text:p>
          </table:table-cell>
          <table:table-cell office:value-type="float" office:value="109601" table:style-name="ce1">
            <text:p>10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look I mean she'd never spend</text:p>
          </table:table-cell>
          <table:table-cell office:value-type="string" table:style-name="ce1">
            <text:p>DM</text:p>
          </table:table-cell>
          <table:table-cell office:value-type="string" table:style-name="ce1">
            <text:p>BNCKGV</text:p>
          </table:table-cell>
          <table:table-cell table:number-columns-repeated="2" table:style-name="ce1"/>
          <table:table-cell office:value-type="float" office:value="80" table:style-name="ce1">
            <text:p>80</text:p>
          </table:table-cell>
          <table:table-cell office:value-type="float" office:value="122002" table:style-name="ce1">
            <text:p>122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of course er we used to if we were busy, we used to tell they girls, I say, Look, I said, you can talk any anytime you like.</text:p>
          </table:table-cell>
          <table:table-cell office:value-type="string" table:style-name="ce1">
            <text:p>AS</text:p>
          </table:table-cell>
          <table:table-cell office:value-type="string" table:style-name="ce1">
            <text:p>BNCHF3</text:p>
          </table:table-cell>
          <table:table-cell table:number-columns-repeated="2" table:style-name="ce1"/>
          <table:table-cell office:value-type="float" office:value="803" table:style-name="ce1">
            <text:p>803</text:p>
          </table:table-cell>
          <table:table-cell office:value-type="float" office:value="104401" table:style-name="ce1">
            <text:p>10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one thing we will learn from it I think, if we're honest with ourselves, and we put, and try and save up and have a piece on the end there, but the one thing I think we will perhaps come to, and the one conclusion we may come to, is the fact that whilst we, we do live in this world and I absolutely agree that if somebody says, look I need to see a new <text:s/>as well, I need to see you now, or I need to see you tomorrow, that'll be difficult, OK, and that's the immediacy of the business</text:p>
          </table:table-cell>
          <table:table-cell office:value-type="string" table:style-name="ce1">
            <text:p>DM</text:p>
          </table:table-cell>
          <table:table-cell office:value-type="string" table:style-name="ce1">
            <text:p>BNCJP2</text:p>
          </table:table-cell>
          <table:table-cell table:number-columns-repeated="2" table:style-name="ce1"/>
          <table:table-cell office:value-type="float" office:value="14" table:style-name="ce1">
            <text:p>14</text:p>
          </table:table-cell>
          <table:table-cell office:value-type="float" office:value="123102" table:style-name="ce1">
            <text:p>1231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And say ‘look, part of growing up means that you're going to have to deal with nastiness’</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87" table:style-name="ce1">
            <text:p>38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so and we were bringing in deals and they were phoning the clients back and saying, Look yeah great alarm systems blah blah we have an alternative one cheaper</text:p>
          </table:table-cell>
          <table:table-cell office:value-type="string" table:style-name="ce1">
            <text:p>AS</text:p>
          </table:table-cell>
          <table:table-cell office:value-type="string" table:style-name="ce1">
            <text:p>BNCJA3</text:p>
          </table:table-cell>
          <table:table-cell table:number-columns-repeated="2" table:style-name="ce1"/>
          <table:table-cell office:value-type="float" office:value="54" table:style-name="ce1">
            <text:p>54</text:p>
          </table:table-cell>
          <table:table-cell office:value-type="float" office:value="117701" table:style-name="ce1">
            <text:p>11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so what it does after the first ten minutes, it says, look I've had enough of this, what's the grey haired old bugger on about now, oh ,</text:p>
          </table:table-cell>
          <table:table-cell office:value-type="string" table:style-name="ce1">
            <text:p>AS</text:p>
          </table:table-cell>
          <table:table-cell office:value-type="string" table:style-name="ce1">
            <text:p>BNCJSC</text:p>
          </table:table-cell>
          <table:table-cell table:number-columns-repeated="2" table:style-name="ce1"/>
          <table:table-cell office:value-type="float" office:value="293" table:style-name="ce1">
            <text:p>293</text:p>
          </table:table-cell>
          <table:table-cell office:value-type="float" office:value="115701" table:style-name="ce1">
            <text:p>115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at would be, that would be, so if we're doing it this way, right, let's let's erm, forget about where we are sitting at the moment now, and just look we're in a helicopter looking at these ships now, so this one radios you in the helicopter and says, that ship S is on a bearing of forty five degrees</text:p>
          </table:table-cell>
          <table:table-cell office:value-type="string" table:style-name="ce1">
            <text:p>AS</text:p>
          </table:table-cell>
          <table:table-cell office:value-type="string" table:style-name="ce1">
            <text:p>BNCJP1</text:p>
          </table:table-cell>
          <table:table-cell table:number-columns-repeated="2" table:style-name="ce1"/>
          <table:table-cell office:value-type="float" office:value="471" table:style-name="ce1">
            <text:p>471</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 only way you know what i mean they say oh look this is great this this s[lices]- slices bread but they don't tell you that [noise] that it also mashes it at the same time and uh so that</text:p>
          </table:table-cell>
          <table:table-cell office:value-type="string" table:style-name="ce1">
            <text:p>AS</text:p>
          </table:table-cell>
          <table:table-cell office:value-type="string" table:style-name="ce1">
            <text:p>sw3195A-ms98-a-0021</text:p>
          </table:table-cell>
          <table:table-cell office:value-type="float" office:value="189.67887500000001" table:style-name="ce1">
            <text:p>189.678875</text:p>
          </table:table-cell>
          <table:table-cell office:value-type="float" office:value="196.00337500000001" table:style-name="ce1">
            <text:p>196.003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 same thing, that if a major client like the Health and Safety Executive said to me, Ricky we're running a regional training week in the last week of November, and we want you for three days, you know, I, I don't say to them well look you know, well two of those days are catch up days, I can't possibly do it, why don't you move your whole regional training week to next week?</text:p>
          </table:table-cell>
          <table:table-cell office:value-type="string" table:style-name="ce1">
            <text:p>DM</text:p>
          </table:table-cell>
          <table:table-cell office:value-type="string" table:style-name="ce1">
            <text:p>BNCK6F</text:p>
          </table:table-cell>
          <table:table-cell table:number-columns-repeated="2" table:style-name="ce1"/>
          <table:table-cell office:value-type="float" office:value="151" table:style-name="ce1">
            <text:p>151</text:p>
          </table:table-cell>
          <table:table-cell office:value-type="float" office:value="99901" table:style-name="ce1">
            <text:p>999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And their answer of course is, look, here was erm, there's no political or historical reason, because Wilson had all the cards in his hand.</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203" table:style-name="ce1">
            <text:p>203</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n say well look the reason why I'm here is this</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108" table:style-name="ce1">
            <text:p>108</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ere were sounds of things breaking and you know you look you know we at one point we woke up to the sound of the uh the electric lines being ripped off our house and</text:p>
          </table:table-cell>
          <table:table-cell office:value-type="string" table:style-name="ce1">
            <text:p>AS</text:p>
          </table:table-cell>
          <table:table-cell office:value-type="string" table:style-name="ce1">
            <text:p>sw4834A-ms98-a-0011</text:p>
          </table:table-cell>
          <table:table-cell office:value-type="float" office:value="71.369624999999999" table:style-name="ce1">
            <text:p>71.369625</text:p>
          </table:table-cell>
          <table:table-cell office:value-type="float" office:value="80.466999999999999" table:style-name="ce1">
            <text:p>80.467</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this an argument that's often put forward by the National Farmers Union, and other agricultural lobby groups, essentially erm, er, it's saying to sort of er, the European Community when they're price setting, look there's no point in you er, reducing agricultural product prices, cos all that's going to do is increase supply</text:p>
          </table:table-cell>
          <table:table-cell office:value-type="string" table:style-name="ce1">
            <text:p>AS</text:p>
          </table:table-cell>
          <table:table-cell office:value-type="string" table:style-name="ce1">
            <text:p>BNCHYD</text:p>
          </table:table-cell>
          <table:table-cell table:number-columns-repeated="2" table:style-name="ce1"/>
          <table:table-cell office:value-type="float" office:value="280" table:style-name="ce1">
            <text:p>280</text:p>
          </table:table-cell>
          <table:table-cell office:value-type="float" office:value="101601" table:style-name="ce1">
            <text:p>10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uh she keeps saying she's never going to put her mother in one and i says hey look go around look at them they're totally different than your con[cept]- concept of what it was years ago</text:p>
          </table:table-cell>
          <table:table-cell office:value-type="string" table:style-name="ce1">
            <text:p>AS</text:p>
          </table:table-cell>
          <table:table-cell office:value-type="string" table:style-name="ce1">
            <text:p>sw2820B-ms98-a-0065</text:p>
          </table:table-cell>
          <table:table-cell office:value-type="float" office:value="357.65387500000003" table:style-name="ce1">
            <text:p>357.653875</text:p>
          </table:table-cell>
          <table:table-cell office:value-type="float" office:value="365.018125" table:style-name="ce1">
            <text:p>365.018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we'd been up all night serving troops and er, you see, and then the Manager said, well look er <text:s/>now and have some breakfast before we get th another telegram and we were</text:p>
          </table:table-cell>
          <table:table-cell office:value-type="string" table:style-name="ce1">
            <text:p>AS</text:p>
          </table:table-cell>
          <table:table-cell office:value-type="string" table:style-name="ce1">
            <text:p>BNCHDJ</text:p>
          </table:table-cell>
          <table:table-cell table:number-columns-repeated="2" table:style-name="ce1"/>
          <table:table-cell office:value-type="float" office:value="178" table:style-name="ce1">
            <text:p>17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whether it's male or female, so, number eight, and in fact, number nine as well, because number nine was that couple of questions I said look don't get confused, they are actually <text:s/>[clears throat]</text:p>
          </table:table-cell>
          <table:table-cell office:value-type="string" table:style-name="ce1">
            <text:p>DM</text:p>
          </table:table-cell>
          <table:table-cell office:value-type="string" table:style-name="ce1">
            <text:p>BNCKM3</text:p>
          </table:table-cell>
          <table:table-cell table:number-columns-repeated="2" table:style-name="ce1"/>
          <table:table-cell office:value-type="float" office:value="822" table:style-name="ce1">
            <text:p>822</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you know but she's been really good and she hasn't really said much and i go well look you know today we're going to go out and get something so we went out and blew about a hundred bucks but you know for us that's a that's huge for me you know but you know some people do it every weekend</text:p>
          </table:table-cell>
          <table:table-cell office:value-type="string" table:style-name="ce1">
            <text:p>AS</text:p>
          </table:table-cell>
          <table:table-cell office:value-type="string" table:style-name="ce1">
            <text:p>sw2619A-ms98-a-0034</text:p>
          </table:table-cell>
          <table:table-cell office:value-type="float" office:value="206.90100000000001" table:style-name="ce1">
            <text:p>206.901</text:p>
          </table:table-cell>
          <table:table-cell office:value-type="float" office:value="219.78125" table:style-name="ce1">
            <text:p>219.78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d you know i said to her well look you know if you feel you got to go go but i- i think a thousand dollars these guys i don't know what it is but there's no doubt they get kickbacks to fill these machines up night and day</text:p>
          </table:table-cell>
          <table:table-cell office:value-type="string" table:style-name="ce1">
            <text:p>AS</text:p>
          </table:table-cell>
          <table:table-cell office:value-type="string" table:style-name="ce1">
            <text:p>sw3192B-ms98-a-0037</text:p>
          </table:table-cell>
          <table:table-cell office:value-type="float" office:value="215.331625" table:style-name="ce1">
            <text:p>215.331625</text:p>
          </table:table-cell>
          <table:table-cell office:value-type="float" office:value="227.875" table:style-name="ce1">
            <text:p>227.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yway look <text:s/>Kids' County, where do you think we need Lillian?</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80" table:style-name="ce1">
            <text:p>180</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nyway look there's Kids' County er Dorothy who do we need?</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362" table:style-name="ce1">
            <text:p>362</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s I say, nowadays I get the information from you over the phone, and then when we've got somebody who said Oh no, it's only a small flat, <text:s/>I've got this this and this and that's the big pieces of furniture, er if it's somebody that's done it on spec I say Well look give me a ring back in an hour if er when you've come off the phone you er there's something you've forgotten.</text:p>
          </table:table-cell>
          <table:table-cell office:value-type="string" table:style-name="ce1">
            <text:p>AS</text:p>
          </table:table-cell>
          <table:table-cell office:value-type="string" table:style-name="ce1">
            <text:p>BNCKN3</text:p>
          </table:table-cell>
          <table:table-cell table:number-columns-repeated="2" table:style-name="ce1"/>
          <table:table-cell office:value-type="float" office:value="272" table:style-name="ce1">
            <text:p>272</text:p>
          </table:table-cell>
          <table:table-cell office:value-type="float" office:value="81601" table:style-name="ce1">
            <text:p>8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audience.With this new approach, she received positive feedback on her presentation from both industry experts and laypeople alike.</text:p>
          </table:table-cell>
          <table:table-cell office:value-type="string" table:style-name="ce1">
            <text:p>DM</text:p>
          </table:table-cell>
          <table:table-cell table:number-columns-repeated="16382" table:style-name="ce1"/>
        </table:table-row>
        <table:table-row table:style-name="ro1">
          <table:table-cell office:value-type="string" table:style-name="ce1">
            <text:p>Because Derek will be able to say to me Look, do a letter to here.</text:p>
          </table:table-cell>
          <table:table-cell office:value-type="string" table:style-name="ce1">
            <text:p>DIR</text:p>
          </table:table-cell>
          <table:table-cell office:value-type="string" table:style-name="ce1">
            <text:p>BNCFM2</text:p>
          </table:table-cell>
          <table:table-cell table:number-columns-repeated="2" table:style-name="ce1"/>
          <table:table-cell office:value-type="float" office:value="1965" table:style-name="ce1">
            <text:p>1965</text:p>
          </table:table-cell>
          <table:table-cell office:value-type="float" office:value="85001" table:style-name="ce1">
            <text:p>85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ecause they phone me up and said, Look we needed another half a page in this for us to get another hundred pound.</text:p>
          </table:table-cell>
          <table:table-cell office:value-type="string" table:style-name="ce1">
            <text:p>AS</text:p>
          </table:table-cell>
          <table:table-cell office:value-type="string" table:style-name="ce1">
            <text:p>BNCJA2</text:p>
          </table:table-cell>
          <table:table-cell table:number-columns-repeated="2" table:style-name="ce1"/>
          <table:table-cell office:value-type="float" office:value="583" table:style-name="ce1">
            <text:p>583</text:p>
          </table:table-cell>
          <table:table-cell office:value-type="float" office:value="117601" table:style-name="ce1">
            <text:p>117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en   Look. What? I do a poo.</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604" table:style-name="ce1">
            <text:p>16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etter.With determination, she stayed true to her vision and earned recognition for her bold artistic choices.</text:p>
          </table:table-cell>
          <table:table-cell office:value-type="string" table:style-name="ce1">
            <text:p>DM</text:p>
          </table:table-cell>
          <table:table-cell table:number-columns-repeated="16382" table:style-name="ce1"/>
        </table:table-row>
        <table:table-row table:style-name="ro1">
          <table:table-cell office:value-type="string" table:style-name="ce1">
            <text:p>but [vocalized-noise] they don't look you know like uh [vocalized-noise] she had complained about it one time and the girl said she was sorry she picked up these utensils and and when back and grabbed some new ones and then put the new ones back down and the new ones looked worse than the ones that she took away so she is not even looking you know and</text:p>
          </table:table-cell>
          <table:table-cell office:value-type="string" table:style-name="ce1">
            <text:p>AS</text:p>
          </table:table-cell>
          <table:table-cell office:value-type="string" table:style-name="ce1">
            <text:p>sw2288B-ms98-a-0053</text:p>
          </table:table-cell>
          <table:table-cell office:value-type="float" office:value="296.37912499999999" table:style-name="ce1">
            <text:p>296.379125</text:p>
          </table:table-cell>
          <table:table-cell office:value-type="float" office:value="306.45875000000001" table:style-name="ce1">
            <text:p>306.45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also, look as those er, those short answers, now it's important that you answer the short answer questions well alright, because it's, it's a lot easier to get good marks on a short answer question, providing you do it well, than it is on a long answer question.</text:p>
          </table:table-cell>
          <table:table-cell office:value-type="string" table:style-name="ce1">
            <text:p>AS</text:p>
          </table:table-cell>
          <table:table-cell office:value-type="string" table:style-name="ce1">
            <text:p>BNCHYP</text:p>
          </table:table-cell>
          <table:table-cell table:number-columns-repeated="2" table:style-name="ce1"/>
          <table:table-cell office:value-type="float" office:value="123" table:style-name="ce1">
            <text:p>123</text:p>
          </table:table-cell>
          <table:table-cell office:value-type="float" office:value="108602" table:style-name="ce1">
            <text:p>1086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do you agree that we should put diplomatic pressure that George Bush should, the Europeans should, Douglas Hurd should, and say look guys whatever you do, if it, though were prepared to recognise you as an independent state, don't take it out on the Russians?</text:p>
          </table:table-cell>
          <table:table-cell office:value-type="string" table:style-name="ce1">
            <text:p>AS</text:p>
          </table:table-cell>
          <table:table-cell office:value-type="string" table:style-name="ce1">
            <text:p>BNCKGV</text:p>
          </table:table-cell>
          <table:table-cell table:number-columns-repeated="2" table:style-name="ce1"/>
          <table:table-cell office:value-type="float" office:value="80" table:style-name="ce1">
            <text:p>80</text:p>
          </table:table-cell>
          <table:table-cell office:value-type="float" office:value="122002" table:style-name="ce1">
            <text:p>122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even i've said hey look you're fascinated with this you sit and listen to the Cowboys let me run in here and i'll do some things and i'll come back and you don't have to miss he'll say nah nah nah</text:p>
          </table:table-cell>
          <table:table-cell office:value-type="string" table:style-name="ce1">
            <text:p>AS</text:p>
          </table:table-cell>
          <table:table-cell office:value-type="string" table:style-name="ce1">
            <text:p>sw2617B-ms98-a-0081</text:p>
          </table:table-cell>
          <table:table-cell office:value-type="float" office:value="426.67737499999998" table:style-name="ce1">
            <text:p>426.677375</text:p>
          </table:table-cell>
          <table:table-cell office:value-type="float" office:value="440.30037499999997" table:style-name="ce1">
            <text:p>440.300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i can't my sister said look yknow you're not gonna change</text:p>
          </table:table-cell>
          <table:table-cell office:value-type="string" table:style-name="ce1">
            <text:p>AS</text:p>
          </table:table-cell>
          <table:table-cell office:value-type="string" table:style-name="ce1">
            <text:p>sw2751B-ms98-a-0063</text:p>
          </table:table-cell>
          <table:table-cell office:value-type="float" office:value="311.16412500000001" table:style-name="ce1">
            <text:p>311.164125</text:p>
          </table:table-cell>
          <table:table-cell office:value-type="float" office:value="313.08274999999998" table:style-name="ce1">
            <text:p>313.082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I said to Anne, Look I think you better get a doctor.</text:p>
          </table:table-cell>
          <table:table-cell office:value-type="string" table:style-name="ce1">
            <text:p>DM</text:p>
          </table:table-cell>
          <table:table-cell office:value-type="string" table:style-name="ce1">
            <text:p>BNCJYL</text:p>
          </table:table-cell>
          <table:table-cell table:number-columns-repeated="2" table:style-name="ce1"/>
          <table:table-cell office:value-type="float" office:value="488" table:style-name="ce1">
            <text:p>488</text:p>
          </table:table-cell>
          <table:table-cell office:value-type="float" office:value="113301" table:style-name="ce1">
            <text:p>1133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But I said, well look, I think I'd better put it in my bag, don't you, it won't do any harm there.</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797" table:style-name="ce1">
            <text:p>797</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it was then, it was from er <text:s/>shop floor <text:s/>that I <text:s/>that the, when the <text:s/>call went out for volunteers for, for the armed forces which initially was called Land Defence Volunteers, L D V, which eventually was broken down to <text:s/>[laughing] look, duck and vanish army.</text:p>
          </table:table-cell>
          <table:table-cell office:value-type="string" table:style-name="ce1">
            <text:p>DIR</text:p>
          </table:table-cell>
          <table:table-cell office:value-type="string" table:style-name="ce1">
            <text:p>BNCF8P</text:p>
          </table:table-cell>
          <table:table-cell table:number-columns-repeated="2" table:style-name="ce1"/>
          <table:table-cell office:value-type="float" office:value="44" table:style-name="ce1">
            <text:p>44</text:p>
          </table:table-cell>
          <table:table-cell office:value-type="float" office:value="82001" table:style-name="ce1">
            <text:p>82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look, that'll make it minus five.</text:p>
          </table:table-cell>
          <table:table-cell office:value-type="string" table:style-name="ce1">
            <text:p>AS</text:p>
          </table:table-cell>
          <table:table-cell office:value-type="string" table:style-name="ce1">
            <text:p>BNCGYX</text:p>
          </table:table-cell>
          <table:table-cell table:number-columns-repeated="2" table:style-name="ce1"/>
          <table:table-cell office:value-type="float" office:value="1936" table:style-name="ce1">
            <text:p>1936</text:p>
          </table:table-cell>
          <table:table-cell office:value-type="float" office:value="98301" table:style-name="ce1">
            <text:p>98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now we're getting public services the schools the hospitals and if it weren't for the taxes we're putting in there uh look what the schools could cost you</text:p>
          </table:table-cell>
          <table:table-cell office:value-type="string" table:style-name="ce1">
            <text:p>AS</text:p>
          </table:table-cell>
          <table:table-cell office:value-type="string" table:style-name="ce1">
            <text:p>sw2719A-ms98-a-0064</text:p>
          </table:table-cell>
          <table:table-cell office:value-type="float" office:value="404.020375" table:style-name="ce1">
            <text:p>404.020375</text:p>
          </table:table-cell>
          <table:table-cell office:value-type="float" office:value="409.11174999999997" table:style-name="ce1">
            <text:p>409.111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then you foil a new project to your expenditure and say look <text:s/>if you want to do these <text:s/>as indeed, you've expressed <text:s/>then it's going to cost you so much</text:p>
          </table:table-cell>
          <table:table-cell office:value-type="string" table:style-name="ce1">
            <text:p>AS</text:p>
          </table:table-cell>
          <table:table-cell office:value-type="string" table:style-name="ce1">
            <text:p>BNCKS2</text:p>
          </table:table-cell>
          <table:table-cell table:number-columns-repeated="2" table:style-name="ce1"/>
          <table:table-cell office:value-type="float" office:value="90" table:style-name="ce1">
            <text:p>90</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then you foil a new project to your expenditure and say look if you want to do these as indeed</text:p>
          </table:table-cell>
          <table:table-cell office:value-type="string" table:style-name="ce1">
            <text:p>DIR</text:p>
          </table:table-cell>
          <table:table-cell office:value-type="string" table:style-name="ce1">
            <text:p>BNCKB0</text:p>
          </table:table-cell>
          <table:table-cell table:number-columns-repeated="2" table:style-name="ce1"/>
          <table:table-cell office:value-type="float" office:value="1090" table:style-name="ce1">
            <text:p>1090</text:p>
          </table:table-cell>
          <table:table-cell office:value-type="float" office:value="2880" table:style-name="ce1">
            <text:p>28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ut what about when, I dunno i it <text:s text:c="2"/>in his speech he's being very honest and saying well look we really need the support blah blah and the and then tries to put this er bit in about erm Marxist Leninism</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215" table:style-name="ce1">
            <text:p>215</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By opening up lines of communication, they resolved any lingering issues.</text:p>
          </table:table-cell>
          <table:table-cell office:value-type="string" table:style-name="ce1">
            <text:p>DM</text:p>
          </table:table-cell>
          <table:table-cell table:number-columns-repeated="16382" table:style-name="ce1"/>
        </table:table-row>
        <table:table-row table:style-name="ro1">
          <table:table-cell office:value-type="string" table:style-name="ce1">
            <text:p>Cheerio. This way. This way, look.</text:p>
          </table:table-cell>
          <table:table-cell office:value-type="string" table:style-name="ce1">
            <text:p>AS</text:p>
          </table:table-cell>
          <table:table-cell office:value-type="string" table:style-name="ce1">
            <text:p>BNCH5W</text:p>
          </table:table-cell>
          <table:table-cell table:number-columns-repeated="2" table:style-name="ce1"/>
          <table:table-cell office:value-type="float" office:value="96" table:style-name="ce1">
            <text:p>96</text:p>
          </table:table-cell>
          <table:table-cell office:value-type="float" office:value="99411" table:style-name="ce1">
            <text:p>9941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Come and say bye-bye to mummy, look, cos she's in a hurr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528" table:style-name="ce1">
            <text:p>528</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me on look, I'm listening!</text:p>
          </table:table-cell>
          <table:table-cell office:value-type="string" table:style-name="ce1">
            <text:p>AS</text:p>
          </table:table-cell>
          <table:table-cell office:value-type="string" table:style-name="ce1">
            <text:p>BNCF7U</text:p>
          </table:table-cell>
          <table:table-cell table:number-columns-repeated="2" table:style-name="ce1"/>
          <table:table-cell office:value-type="float" office:value="362" table:style-name="ce1">
            <text:p>362</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s Grant's got lots and lots of books and <text:s/>quite a lot now but she loves books and she takes care of them as well. Look!</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399" table:style-name="ce1">
            <text:p>399</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s they would be going to their coach, or team or what have you, and saying, Look we want to.</text:p>
          </table:table-cell>
          <table:table-cell office:value-type="string" table:style-name="ce1">
            <text:p>AS</text:p>
          </table:table-cell>
          <table:table-cell office:value-type="string" table:style-name="ce1">
            <text:p>BNCFYB</text:p>
          </table:table-cell>
          <table:table-cell table:number-columns-repeated="2" table:style-name="ce1"/>
          <table:table-cell office:value-type="float" office:value="289" table:style-name="ce1">
            <text:p>289</text:p>
          </table:table-cell>
          <table:table-cell office:value-type="float" office:value="95301" table:style-name="ce1">
            <text:p>95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could say to a parent but look the timetable says</text:p>
          </table:table-cell>
          <table:table-cell office:value-type="string" table:style-name="ce1">
            <text:p>DM</text:p>
          </table:table-cell>
          <table:table-cell office:value-type="string" table:style-name="ce1">
            <text:p>BNCJ8D</text:p>
          </table:table-cell>
          <table:table-cell table:number-columns-repeated="2" table:style-name="ce1"/>
          <table:table-cell office:value-type="float" office:value="1934" table:style-name="ce1">
            <text:p>1934</text:p>
          </table:table-cell>
          <table:table-cell office:value-type="float" office:value="78002" table:style-name="ce1">
            <text:p>78002</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David Okay, look, I haven't actually had a copy. You've obviously got it there.</text:p>
          </table:table-cell>
          <table:table-cell office:value-type="string" table:style-name="ce1">
            <text:p>DM</text:p>
          </table:table-cell>
          <table:table-cell office:value-type="string" table:style-name="ce1">
            <text:p>BNCJJ7</text:p>
          </table:table-cell>
          <table:table-cell table:number-columns-repeated="2" table:style-name="ce1"/>
          <table:table-cell office:value-type="float" office:value="101" table:style-name="ce1">
            <text:p>101</text:p>
          </table:table-cell>
          <table:table-cell office:value-type="float" office:value="109301" table:style-name="ce1">
            <text:p>109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Do you want to play scrabble? <text:s/>Look Isobel Let me take that</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274" table:style-name="ce1">
            <text:p>127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Doesn’t look as if it’s going to be dry to me. Look! It's a little. I Know. Island<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941" table:style-name="ce1">
            <text:p>194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ach collection is aimed at a very specific market.LookNo Hands!</text:p>
          </table:table-cell>
          <table:table-cell office:value-type="string" table:style-name="ce1">
            <text:p>DIR</text:p>
          </table:table-cell>
          <table:table-cell office:value-type="string" table:style-name="ce1">
            <text:p>BNCGX</text:p>
          </table:table-cell>
          <table:table-cell table:number-columns-repeated="2" table:style-name="ce1"/>
          <table:table-cell office:value-type="float" office:value="603" table:style-name="ce1">
            <text:p>603</text:p>
          </table:table-cell>
          <table:table-cell office:value-type="float" office:value="88801" table:style-name="ce1">
            <text:p>88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and so er, look I'm gonna make a profit of nineteen hundred.</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1036" table:style-name="ce1">
            <text:p>1036</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but in our London office, apparently they do a lot of inheritance tax planning because of the size of estates, and they actually invite the children in, and say to the children look, you know, if erm you die, the estate will be devalued by forty thousand because of tax, er if you want to make provision the, the er the contract is still written on the erm, the erm individuals' lives, but it can then be erm <text:s/>paid by the children, so your children can then pay the premiums.</text:p>
          </table:table-cell>
          <table:table-cell office:value-type="string" table:style-name="ce1">
            <text:p>AS</text:p>
          </table:table-cell>
          <table:table-cell office:value-type="string" table:style-name="ce1">
            <text:p>BNCG4H</text:p>
          </table:table-cell>
          <table:table-cell table:number-columns-repeated="2" table:style-name="ce1"/>
          <table:table-cell office:value-type="float" office:value="401" table:style-name="ce1">
            <text:p>401</text:p>
          </table:table-cell>
          <table:table-cell office:value-type="float" office:value="89801" table:style-name="ce1">
            <text:p>89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look erm Kids' County anyway who are they talking about?</text:p>
          </table:table-cell>
          <table:table-cell office:value-type="string" table:style-name="ce1">
            <text:p>AS</text:p>
          </table:table-cell>
          <table:table-cell office:value-type="string" table:style-name="ce1">
            <text:p>BNCKLS</text:p>
          </table:table-cell>
          <table:table-cell table:number-columns-repeated="2" table:style-name="ce1"/>
          <table:table-cell office:value-type="float" office:value="35" table:style-name="ce1">
            <text:p>35</text:p>
          </table:table-cell>
          <table:table-cell office:value-type="float" office:value="91202" table:style-name="ce1">
            <text:p>91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because w er males because of er variance of male reproductive success, another way of looking at it is to say look, males are expendable, you don't actually need a lot of males to keep all your females fertilized so you can waste them, and in fact we do waste them, for example in wars.</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684" table:style-name="ce1">
            <text:p>684</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 it's not in my nature to be authoritarian with my students but if I could be authoritarian I would say look, you're not allowed to use that word, and if you do you've gotta pay a pound.</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118" table:style-name="ce1">
            <text:p>118</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text:s/>in terms of taking up their ideas, guiding them, encouraging them etcetera <text:s/>an and saying look, you know, this is okay er er er I mean to an extent that would depend on how much military security there was in the area.</text:p>
          </table:table-cell>
          <table:table-cell office:value-type="string" table:style-name="ce1">
            <text:p>AS</text:p>
          </table:table-cell>
          <table:table-cell office:value-type="string" table:style-name="ce1">
            <text:p>BNCJJG</text:p>
          </table:table-cell>
          <table:table-cell table:number-columns-repeated="2" table:style-name="ce1"/>
          <table:table-cell office:value-type="float" office:value="12" table:style-name="ce1">
            <text:p>12</text:p>
          </table:table-cell>
          <table:table-cell office:value-type="float" office:value="112501" table:style-name="ce1">
            <text:p>112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look I'll put June on from Mansfield first of all I wanted thirty seconds worth of famous dogs cos we had er why Nottinghamshire's dogs are too dumpy earlier on didn't we? [tape change]</text:p>
          </table:table-cell>
          <table:table-cell office:value-type="string" table:style-name="ce1">
            <text:p>AS</text:p>
          </table:table-cell>
          <table:table-cell office:value-type="string" table:style-name="ce1">
            <text:p>BNCKM1</text:p>
          </table:table-cell>
          <table:table-cell table:number-columns-repeated="2" table:style-name="ce1"/>
          <table:table-cell office:value-type="float" office:value="378" table:style-name="ce1">
            <text:p>378</text:p>
          </table:table-cell>
          <table:table-cell office:value-type="float" office:value="100915" table:style-name="ce1">
            <text:p>1009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look, flip your eyes down the bottom of the speech on page thirty one what is erm amusing which bits are amusing and describe the humour in that speech there by George?</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818" table:style-name="ce1">
            <text:p>818</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My inclination would be to those people who phone up and say ‘look, I borrowed your kit and I can't work out whether the red plug goes in the blue hole’ or whatever, to say, ‘Well, tough’you know</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217" table:style-name="ce1">
            <text:p>321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two things now have cropped up number one of course is that there's a fair chance within the next year we're gonna lose Bill anyway through civilianisation, and secondly er the fact that er his boss er Rick has said to him, look I don't want you going up a division any more to do erm A L O work, quite reasonably, he's not being funny about it, it's quite reasonable, cos its <text:s/>mileage.</text:p>
          </table:table-cell>
          <table:table-cell office:value-type="string" table:style-name="ce1">
            <text:p>AS</text:p>
          </table:table-cell>
          <table:table-cell office:value-type="string" table:style-name="ce1">
            <text:p>BNCK6F</text:p>
          </table:table-cell>
          <table:table-cell table:number-columns-repeated="2" table:style-name="ce1"/>
          <table:table-cell office:value-type="float" office:value="151" table:style-name="ce1">
            <text:p>151</text:p>
          </table:table-cell>
          <table:table-cell office:value-type="float" office:value="99901" table:style-name="ce1">
            <text:p>99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you know, and these achievements, he's not saying that <text:s/>you know re rev revolution's the way forward, he's actually saying look what's happened before under the</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446" table:style-name="ce1">
            <text:p>446</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rm, <text:s/>[tape jumps] was, or so his critics said, that er his theory just would not work and the kind of argument that they produced against him, and poor old Darwin really didn't have an answer to this, and i it seemed a very very severe problem at the time was look, supposing that er I'm a mutant <text:s/>[tape jumps] you might think.</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646" table:style-name="ce1">
            <text:p>646</text:p>
          </table:table-cell>
          <table:table-cell office:value-type="float" office:value="102204" table:style-name="ce1">
            <text:p>10220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Erm, we heard a great, he was a great erm, refratition So when Freud and Bullett say, look, Woodrow Wilson was a great refratition and you can see him doing this in his childhood.</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248" table:style-name="ce1">
            <text:p>248</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ssentially what you're saying is that a teacher who's actually teaching you ought to be able to say to that teacher ‘look, here's a package, if you like, that you can insert into your range of skills, and these are of things that you can do with children which are worthwhile doing and fairly easily for you to acquire skills yourself, and they will be very good and helpful for the children’.</text:p>
          </table:table-cell>
          <table:table-cell office:value-type="string" table:style-name="ce1">
            <text:p>DIR</text:p>
          </table:table-cell>
          <table:table-cell office:value-type="string" table:style-name="ce1">
            <text:p>BNCKRH</text:p>
          </table:table-cell>
          <table:table-cell table:number-columns-repeated="2" table:style-name="ce1"/>
          <table:table-cell office:value-type="float" office:value="606" table:style-name="ce1">
            <text:p>60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xtract it, but keep it in your room alphabetically <text:s/>then if the maths department say, hey look, can we have a look at that during the<text:s/></text:p>
          </table:table-cell>
          <table:table-cell office:value-type="string" table:style-name="ce1">
            <text:p>AS</text:p>
          </table:table-cell>
          <table:table-cell office:value-type="string" table:style-name="ce1">
            <text:p>BNCF7G</text:p>
          </table:table-cell>
          <table:table-cell table:number-columns-repeated="2" table:style-name="ce1"/>
          <table:table-cell office:value-type="float" office:value="688" table:style-name="ce1">
            <text:p>688</text:p>
          </table:table-cell>
          <table:table-cell office:value-type="float" office:value="78001" table:style-name="ce1">
            <text:p>7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Eye's funny. Yeah. Now look it asks you for a certain number of things</text:p>
          </table:table-cell>
          <table:table-cell office:value-type="string" table:style-name="ce1">
            <text:p>AS</text:p>
          </table:table-cell>
          <table:table-cell office:value-type="string" table:style-name="ce1">
            <text:p>BNCFMM</text:p>
          </table:table-cell>
          <table:table-cell table:number-columns-repeated="2" table:style-name="ce1"/>
          <table:table-cell office:value-type="float" office:value="114" table:style-name="ce1">
            <text:p>114</text:p>
          </table:table-cell>
          <table:table-cell office:value-type="float" office:value="86901" table:style-name="ce1">
            <text:p>8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For example, erm, in erm, paranoia, delusions of persecution where people believe that [cough] <text:s/>is plotting against them, and no matter what you do, erm, you know if you said well look, we can prove to you we are not plotting against you, the paranoic says to you, why do you want to prove this to me, if it's not true, you know.</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738" table:style-name="ce1">
            <text:p>738</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Go and talk to them and say look, this is what we can provide to you.</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1345" table:style-name="ce1">
            <text:p>1345</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Gosh, balm cake doesn't have any essence at all, you know, erm that'll be astonishing finding is, whereas your point is, look it might just be some of all these things in some proportion or some ratio.</text:p>
          </table:table-cell>
          <table:table-cell office:value-type="string" table:style-name="ce1">
            <text:p>AS</text:p>
          </table:table-cell>
          <table:table-cell office:value-type="string" table:style-name="ce1">
            <text:p>BNCHYD</text:p>
          </table:table-cell>
          <table:table-cell table:number-columns-repeated="2" table:style-name="ce1"/>
          <table:table-cell office:value-type="float" office:value="248" table:style-name="ce1">
            <text:p>248</text:p>
          </table:table-cell>
          <table:table-cell office:value-type="float" office:value="101601" table:style-name="ce1">
            <text:p>101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 it's not someth you know, it's not s something that I'm prepared to stick my neck out and say, Look you know, I I don't think that word ought to appear anywhere.</text:p>
          </table:table-cell>
          <table:table-cell office:value-type="string" table:style-name="ce1">
            <text:p>DM</text:p>
          </table:table-cell>
          <table:table-cell office:value-type="string" table:style-name="ce1">
            <text:p>BNCG4X</text:p>
          </table:table-cell>
          <table:table-cell table:number-columns-repeated="2" table:style-name="ce1"/>
          <table:table-cell office:value-type="float" office:value="622" table:style-name="ce1">
            <text:p>622</text:p>
          </table:table-cell>
          <table:table-cell office:value-type="float" office:value="96601" table:style-name="ce1">
            <text:p>96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d Darwin known about this you see Darwin could have turned on his critics and said, look, in the first place you're quite wrong about genetics, there is no <text:s/>or at least there doesn't have to be <text:s/>because mutations occur as errors or changes in the base sequences in, in the genetic code.</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199" table:style-name="ce1">
            <text:p>199</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t, that's a sensible kind of conclusion to draw and perhaps this would meet Kirsty's point as well, because the <text:s/>what you might be tempted to say is look erm, in our cultures we have, we have absorbed from our cultures ways of seeing the world, bits about history and things restructure our thoughts and even when we try and do something new, I'd say let's have a revolution everybody, put up your barricades, you know, <text:s/>actually we had some great fun in the sixties with that erm the, when this happens there's a tendency to nevertheless do it in the traditional way, in other words although obviously the sixty eight revolution was about a completely different issue than the seventeen ninety eight revolution, it was very much later in history</text:p>
          </table:table-cell>
          <table:table-cell office:value-type="string" table:style-name="ce1">
            <text:p>AS</text:p>
          </table:table-cell>
          <table:table-cell office:value-type="string" table:style-name="ce1">
            <text:p>BNCHUJ</text:p>
          </table:table-cell>
          <table:table-cell table:number-columns-repeated="2" table:style-name="ce1"/>
          <table:table-cell office:value-type="float" office:value="113" table:style-name="ce1">
            <text:p>113</text:p>
          </table:table-cell>
          <table:table-cell office:value-type="float" office:value="102202" table:style-name="ce1">
            <text:p>1022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ave you seen it Amy? Look! Ha. You can have it that way up</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554" table:style-name="ce1">
            <text:p>55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 hasn't, I got it back off him. Looke there it is. He just took it</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061" table:style-name="ce1">
            <text:p>206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 said, Look, I'm his Dad, what did you pay the others?</text:p>
          </table:table-cell>
          <table:table-cell office:value-type="string" table:style-name="ce1">
            <text:p>AS</text:p>
          </table:table-cell>
          <table:table-cell office:value-type="string" table:style-name="ce1">
            <text:p>BNCFXV</text:p>
          </table:table-cell>
          <table:table-cell table:number-columns-repeated="2" table:style-name="ce1"/>
          <table:table-cell office:value-type="float" office:value="329" table:style-name="ce1">
            <text:p>329</text:p>
          </table:table-cell>
          <table:table-cell office:value-type="float" office:value="94302" table:style-name="ce1">
            <text:p>943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s going in your seat ag , look, you don't, you, I've told you, you want your coats on</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692" table:style-name="ce1">
            <text:p>969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s going, Ooh look there's a little tiny thin bit there I haven't done Oh</text:p>
          </table:table-cell>
          <table:table-cell office:value-type="string" table:style-name="ce1">
            <text:p>INTJ</text:p>
          </table:table-cell>
          <table:table-cell office:value-type="string" table:style-name="ce1">
            <text:p>BNCFMF</text:p>
          </table:table-cell>
          <table:table-cell table:number-columns-repeated="2" table:style-name="ce1"/>
          <table:table-cell office:value-type="float" office:value="573" table:style-name="ce1">
            <text:p>573</text:p>
          </table:table-cell>
          <table:table-cell office:value-type="float" office:value="86101" table:style-name="ce1">
            <text:p>86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ello Bryony! Look! Come one toy can come and yes, I'm in here as well</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998" table:style-name="ce1">
            <text:p>9998</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i, John, it's that time of the year for us to talk about your pension, look I'm in your area next week, when can we get together?</text:p>
          </table:table-cell>
          <table:table-cell office:value-type="string" table:style-name="ce1">
            <text:p>AS</text:p>
          </table:table-cell>
          <table:table-cell office:value-type="string" table:style-name="ce1">
            <text:p>BNCK77</text:p>
          </table:table-cell>
          <table:table-cell table:number-columns-repeated="2" table:style-name="ce1"/>
          <table:table-cell office:value-type="float" office:value="110" table:style-name="ce1">
            <text:p>110</text:p>
          </table:table-cell>
          <table:table-cell office:value-type="float" office:value="120601" table:style-name="ce1">
            <text:p>120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How do you spell look look</text:p>
          </table:table-cell>
          <table:table-cell office:value-type="string" table:style-name="ce1">
            <text:p>DIR</text:p>
          </table:table-cell>
          <table:table-cell office:value-type="string" table:style-name="ce1">
            <text:p>BNCFMG</text:p>
          </table:table-cell>
          <table:table-cell table:number-columns-repeated="2" table:style-name="ce1"/>
          <table:table-cell office:value-type="float" office:value="1334" table:style-name="ce1">
            <text:p>1334</text:p>
          </table:table-cell>
          <table:table-cell office:value-type="float" office:value="86201" table:style-name="ce1">
            <text:p>86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could be wrong.  Look!</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940" table:style-name="ce1">
            <text:p>940</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didn't even look uh see i'm living with two other people so when i when we break five hundred dollars in in in three ways</text:p>
          </table:table-cell>
          <table:table-cell office:value-type="string" table:style-name="ce1">
            <text:p>AS</text:p>
          </table:table-cell>
          <table:table-cell office:value-type="string" table:style-name="ce1">
            <text:p>sw2690A-ms98-a-0049</text:p>
          </table:table-cell>
          <table:table-cell office:value-type="float" office:value="317.30387500000001" table:style-name="ce1">
            <text:p>317.303875</text:p>
          </table:table-cell>
          <table:table-cell office:value-type="float" office:value="326.95437500000003" table:style-name="ce1">
            <text:p>326.954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dunno I mean I'll mention it to the deputy again and say look we're getting towards the end of a financial year, there will be some departments underspent because er suppliers can't meet deadlines and really you should keep in mind that w we haven't got er we can't just pluck five thousand pounds out of our budget.</text:p>
          </table:table-cell>
          <table:table-cell office:value-type="string" table:style-name="ce1">
            <text:p>AS</text:p>
          </table:table-cell>
          <table:table-cell office:value-type="string" table:style-name="ce1">
            <text:p>BNCK6V</text:p>
          </table:table-cell>
          <table:table-cell table:number-columns-repeated="2" table:style-name="ce1"/>
          <table:table-cell office:value-type="float" office:value="339" table:style-name="ce1">
            <text:p>339</text:p>
          </table:table-cell>
          <table:table-cell office:value-type="float" office:value="113101" table:style-name="ce1">
            <text:p>11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have to carry my tetanus card so that if I was er injured and unconscious and not being able to say that I've had the horse serum, the doctor thinking, Oh look look he's got lots of soil in that cut, er give him a quick injection of the horse serum, that could actually be fatal.</text:p>
          </table:table-cell>
          <table:table-cell office:value-type="string" table:style-name="ce1">
            <text:p>INTJ</text:p>
          </table:table-cell>
          <table:table-cell office:value-type="string" table:style-name="ce1">
            <text:p>BNCFLY</text:p>
          </table:table-cell>
          <table:table-cell table:number-columns-repeated="2" table:style-name="ce1"/>
          <table:table-cell office:value-type="float" office:value="391" table:style-name="ce1">
            <text:p>391</text:p>
          </table:table-cell>
          <table:table-cell office:value-type="float" office:value="84502" table:style-name="ce1">
            <text:p>84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haven't the faintest idea, look three four five six seven eight<text:s/></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7425" table:style-name="ce1">
            <text:p>7425</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how would you ruddy uh look uh but uh</text:p>
          </table:table-cell>
          <table:table-cell office:value-type="string" table:style-name="ce1">
            <text:p>INTJ</text:p>
          </table:table-cell>
          <table:table-cell office:value-type="string" table:style-name="ce1">
            <text:p>sw2178B-ms98-a-0008</text:p>
          </table:table-cell>
          <table:table-cell office:value-type="float" office:value="45.319375000000001" table:style-name="ce1">
            <text:p>45.319375</text:p>
          </table:table-cell>
          <table:table-cell office:value-type="float" office:value="56.485250000000001" table:style-name="ce1">
            <text:p>56.48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i think they ought to take them and uh and i don't know just have sort of like a uh a a manpower pool and say okay look we need somebody</text:p>
          </table:table-cell>
          <table:table-cell office:value-type="string" table:style-name="ce1">
            <text:p>AS</text:p>
          </table:table-cell>
          <table:table-cell office:value-type="string" table:style-name="ce1">
            <text:p>sw3805A-ms98-a-0039</text:p>
          </table:table-cell>
          <table:table-cell office:value-type="float" office:value="265.35399999999998" table:style-name="ce1">
            <text:p>265.354</text:p>
          </table:table-cell>
          <table:table-cell office:value-type="float" office:value="274.26774999999998" table:style-name="ce1">
            <text:p>274.267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just wanted to  KNOW Well look when are we having our next tutorial?</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646" table:style-name="ce1">
            <text:p>646</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keep saying to him, look Colin, I said</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4125" table:style-name="ce1">
            <text:p>4125</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like that look well I like this one if out out out f all of them<text:s/></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11065" table:style-name="ce1">
            <text:p>11065</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i i in a sense I think he was, he's been criticized unfairly for, for this because he <text:s/>he, he copped all the blame for absolute egalitarianism, whereas in fact if, if you look at the details behind it he was aware of the dangers of encroachment on the middle peasant and was warning against that and saying look this shouldn't happe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162" table:style-name="ce1">
            <text:p>162</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it'll be a, if Dennis was serious about wanting to go, he'll be er [laugh] he'll be able to say, look, I'm redundant.</text:p>
          </table:table-cell>
          <table:table-cell office:value-type="string" table:style-name="ce1">
            <text:p>AS</text:p>
          </table:table-cell>
          <table:table-cell office:value-type="string" table:style-name="ce1">
            <text:p>BNCFUK</text:p>
          </table:table-cell>
          <table:table-cell table:number-columns-repeated="2" table:style-name="ce1"/>
          <table:table-cell office:value-type="float" office:value="1656" table:style-name="ce1">
            <text:p>1656</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says, look I says, I'm not, I'm not saying you can't have your parties or whatever, I says but I says not in the bedrooms.</text:p>
          </table:table-cell>
          <table:table-cell office:value-type="string" table:style-name="ce1">
            <text:p>DM</text:p>
          </table:table-cell>
          <table:table-cell office:value-type="string" table:style-name="ce1">
            <text:p>BNCGYM</text:p>
          </table:table-cell>
          <table:table-cell table:number-columns-repeated="2" table:style-name="ce1"/>
          <table:table-cell office:value-type="float" office:value="317" table:style-name="ce1">
            <text:p>317</text:p>
          </table:table-cell>
          <table:table-cell office:value-type="float" office:value="97403" table:style-name="ce1">
            <text:p>9740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I mean it may well be we'll say in year seven, look the things we're looking for here and I want everybody to comment on is, A <text:s/>er, how well they've settled down er <text:s/>how well they're getting on with others <text:s/>but there's no reason why you can't make those decisions.</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1829" table:style-name="ce1">
            <text:p>1829</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just you know the the sort of, Well look er you know it doesn't mean I won't respect you and I don't love you and all that sort of thing.</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522" table:style-name="ce1">
            <text:p>522</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o okay it's, it's a difficult area but I, I just don't believe the communications were that bad that he didn't know what was going on and wasn't in a position to say look this is wrong.</text:p>
          </table:table-cell>
          <table:table-cell office:value-type="string" table:style-name="ce1">
            <text:p>DM</text:p>
          </table:table-cell>
          <table:table-cell office:value-type="string" table:style-name="ce1">
            <text:p>BNCJJL</text:p>
          </table:table-cell>
          <table:table-cell table:number-columns-repeated="2" table:style-name="ce1"/>
          <table:table-cell office:value-type="float" office:value="791" table:style-name="ce1">
            <text:p>791</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I can well recall in my own analysis with , of course, for the first six months she said nothing, and I used to get very frustrated, and say, look, what do you think of this?</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455" table:style-name="ce1">
            <text:p>455</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James Frazer would have read her novel, cos I think that's all you can call it, Coming of Age in Samoa, because it's mainly fictional, he would've read her novelistic account, and then he would have compared it with other accounts, which had been published in German and other languages, and accounts of, of Samoans themselves, and he would have said, look there's something wrong here.</text:p>
          </table:table-cell>
          <table:table-cell office:value-type="string" table:style-name="ce1">
            <text:p>AS</text:p>
          </table:table-cell>
          <table:table-cell office:value-type="string" table:style-name="ce1">
            <text:p>BNCHUH</text:p>
          </table:table-cell>
          <table:table-cell table:number-columns-repeated="2" table:style-name="ce1"/>
          <table:table-cell office:value-type="float" office:value="135" table:style-name="ce1">
            <text:p>135</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ean, that's no reason, but we shouldn't be sort of saying, well look let's not, lets all not do this booklet now</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4" table:style-name="ce1">
            <text:p>4</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might be saying, look, it doesn't matter what proof I choose but you know, here is an interesting example of it.</text:p>
          </table:table-cell>
          <table:table-cell office:value-type="string" table:style-name="ce1">
            <text:p>AS</text:p>
          </table:table-cell>
          <table:table-cell office:value-type="string" table:style-name="ce1">
            <text:p>BNCHVE</text:p>
          </table:table-cell>
          <table:table-cell table:number-columns-repeated="2" table:style-name="ce1"/>
          <table:table-cell office:value-type="float" office:value="239" table:style-name="ce1">
            <text:p>239</text:p>
          </table:table-cell>
          <table:table-cell office:value-type="float" office:value="108103" table:style-name="ce1">
            <text:p>108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need to go over there and just drive around and look it's</text:p>
          </table:table-cell>
          <table:table-cell office:value-type="string" table:style-name="ce1">
            <text:p>AS</text:p>
          </table:table-cell>
          <table:table-cell office:value-type="string" table:style-name="ce1">
            <text:p>sw2553A-ms98-a-0042</text:p>
          </table:table-cell>
          <table:table-cell office:value-type="float" office:value="196.62450000000001" table:style-name="ce1">
            <text:p>196.6245</text:p>
          </table:table-cell>
          <table:table-cell office:value-type="float" office:value="203.74625" table:style-name="ce1">
            <text:p>203.746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rang yesterday I said, well look we've got the okay to palletize it now and he's quite happy about that.</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1099" table:style-name="ce1">
            <text:p>1099</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Look I'm I really am very sorry.</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819" table:style-name="ce1">
            <text:p>819</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Well look, you go and get the policeman <text:s/>I'll ring my solicitor up <text:s/>and then we'll sort it out from there.</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39" table:style-name="ce1">
            <text:p>39</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look pull over, let's talk about it.</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347" table:style-name="ce1">
            <text:p>347</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id, well look, we intend to fax through to Roy saying, yes we want to do business with you.</text:p>
          </table:table-cell>
          <table:table-cell office:value-type="string" table:style-name="ce1">
            <text:p>AS</text:p>
          </table:table-cell>
          <table:table-cell office:value-type="string" table:style-name="ce1">
            <text:p>BNCJT8</text:p>
          </table:table-cell>
          <table:table-cell table:number-columns-repeated="2" table:style-name="ce1"/>
          <table:table-cell office:value-type="float" office:value="355" table:style-name="ce1">
            <text:p>355</text:p>
          </table:table-cell>
          <table:table-cell office:value-type="float" office:value="124401" table:style-name="ce1">
            <text:p>12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ay to them, ‘Look, don't start planning this whole thing on your own from the beginning.</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18" table:style-name="ce1">
            <text:p>918</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suspect I suspect the local office probably won't because it was they <text:s/>when I rang them here in Newark and I said, Look I'm about to go self-employed</text:p>
          </table:table-cell>
          <table:table-cell office:value-type="string" table:style-name="ce1">
            <text:p>AS</text:p>
          </table:table-cell>
          <table:table-cell office:value-type="string" table:style-name="ce1">
            <text:p>BNCJNL</text:p>
          </table:table-cell>
          <table:table-cell table:number-columns-repeated="2" table:style-name="ce1"/>
          <table:table-cell office:value-type="float" office:value="87" table:style-name="ce1">
            <text:p>87</text:p>
          </table:table-cell>
          <table:table-cell office:value-type="float" office:value="119701" table:style-name="ce1">
            <text:p>119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ell her and she says, well look, get another line from your doctor.</text:p>
          </table:table-cell>
          <table:table-cell office:value-type="string" table:style-name="ce1">
            <text:p>AS</text:p>
          </table:table-cell>
          <table:table-cell office:value-type="string" table:style-name="ce1">
            <text:p>BNCH4K</text:p>
          </table:table-cell>
          <table:table-cell table:number-columns-repeated="2" table:style-name="ce1"/>
          <table:table-cell office:value-type="float" office:value="43" table:style-name="ce1">
            <text:p>43</text:p>
          </table:table-cell>
          <table:table-cell office:value-type="float" office:value="90909" table:style-name="ce1">
            <text:p>909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hink I went down to most people to say they can't, but when you point out something to them, they say yes I can see that, look there's this as well and I think culturally er were led to believe if you don't succeed in it, erm but in actual fact I think that you all do, but perhaps I think the books do, either assess it and give it value or, or still allow it to happen</text:p>
          </table:table-cell>
          <table:table-cell office:value-type="string" table:style-name="ce1">
            <text:p>AS</text:p>
          </table:table-cell>
          <table:table-cell office:value-type="string" table:style-name="ce1">
            <text:p>BNCF71</text:p>
          </table:table-cell>
          <table:table-cell table:number-columns-repeated="2" table:style-name="ce1"/>
          <table:table-cell office:value-type="float" office:value="188" table:style-name="ce1">
            <text:p>188</text:p>
          </table:table-cell>
          <table:table-cell office:value-type="float" office:value="77101" table:style-name="ce1">
            <text:p>77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 think what you could sensibly say, to them, is, Look, I gather you've had supply problems with</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272" table:style-name="ce1">
            <text:p>272</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I've got this <text:s/>Yeah yeah look<text:s/></text:p>
          </table:table-cell>
          <table:table-cell office:value-type="string" table:style-name="ce1">
            <text:p>AS</text:p>
          </table:table-cell>
          <table:table-cell office:value-type="string" table:style-name="ce1">
            <text:p>BNCG4V</text:p>
          </table:table-cell>
          <table:table-cell table:number-columns-repeated="2" table:style-name="ce1"/>
          <table:table-cell office:value-type="float" office:value="19" table:style-name="ce1">
            <text:p>19</text:p>
          </table:table-cell>
          <table:table-cell office:value-type="float" office:value="96401" table:style-name="ce1">
            <text:p>96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ve just put my house on the market in York I've chosen the <text:s/>if erm that's that's you know the whole taking the whole scene into consideration, but if I was in Bournemouth for instance and buying a house in York and I said I phone three or four estates agents and said, Look please send me information through the post.</text:p>
          </table:table-cell>
          <table:table-cell office:value-type="string" table:style-name="ce1">
            <text:p>AS</text:p>
          </table:table-cell>
          <table:table-cell office:value-type="string" table:style-name="ce1">
            <text:p>BNCJA0</text:p>
          </table:table-cell>
          <table:table-cell table:number-columns-repeated="2" table:style-name="ce1"/>
          <table:table-cell office:value-type="float" office:value="663" table:style-name="ce1">
            <text:p>663</text:p>
          </table:table-cell>
          <table:table-cell office:value-type="float" office:value="117501" table:style-name="ce1">
            <text:p>11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f I can just endorse what Stewart was saying the Parish Council talked to me as their consultant for a while and said look it seems that that with the with the actions of the er County Council writing to the Secretary of State to preempt the call-in procedures and the attitude of the District Council that this thing might well get local planning permission.</text:p>
          </table:table-cell>
          <table:table-cell office:value-type="string" table:style-name="ce1">
            <text:p>AS</text:p>
          </table:table-cell>
          <table:table-cell office:value-type="string" table:style-name="ce1">
            <text:p>BNCHMP</text:p>
          </table:table-cell>
          <table:table-cell table:number-columns-repeated="2" table:style-name="ce1"/>
          <table:table-cell office:value-type="float" office:value="349" table:style-name="ce1">
            <text:p>349</text:p>
          </table:table-cell>
          <table:table-cell office:value-type="float" office:value="107001" table:style-name="ce1">
            <text:p>10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f I can't get to the person they want I try and say to them, ‘Look, can you please ring back’, because if they left a message, that message would have been lying on my desk until the next morning, until I get round to actually phoning that person internally, saying this person rang.</text:p>
          </table:table-cell>
          <table:table-cell office:value-type="string" table:style-name="ce1">
            <text:p>AS</text:p>
          </table:table-cell>
          <table:table-cell office:value-type="string" table:style-name="ce1">
            <text:p>BNCKRY</text:p>
          </table:table-cell>
          <table:table-cell table:number-columns-repeated="2" table:style-name="ce1"/>
          <table:table-cell office:value-type="float" office:value="142" table:style-name="ce1">
            <text:p>142</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fact, erm anybody that says a lot of sensible things and says look <text:s/>if people are asked to <text:s/>er, to er <text:s/>increase their giving by nought percent that me , it probab</text:p>
          </table:table-cell>
          <table:table-cell office:value-type="string" table:style-name="ce1">
            <text:p>AS</text:p>
          </table:table-cell>
          <table:table-cell office:value-type="string" table:style-name="ce1">
            <text:p>BNCKS6</text:p>
          </table:table-cell>
          <table:table-cell table:number-columns-repeated="2" table:style-name="ce1"/>
          <table:table-cell office:value-type="float" office:value="595" table:style-name="ce1">
            <text:p>595</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the next step of the argument, he then said, well, religion is a transference, and therefore a form of infantilism, so now he seems to be criticizing religion, but if he's criti criticizing religion by saying it's an illusion, surely he's jeopardizing civilization, because the danger, as he points out in the book, if you take religion away from people, you say, look, this is just an illusion, God doesn't exist.</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26" table:style-name="ce1">
            <text:p>126</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n the, in the sense that i if, if you look,i if you adopt a sort of retrospective view, I E if you look back from say <text:s/>anything after nineteen forty nine and you say look, hold on erm <text:s/>this was the final stage of the revolutio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94" table:style-name="ce1">
            <text:p>894</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 started in the Autumn of eighty-eight, when Phil approached me and said, ‘Look, we would like to consider putting our services that we do offer to finance in a more effective way’, running alongside that was a project being run by Oxfordshire Health Authority where they were sending postal surveys to elderly people; people over the age of seventy erm sixty-five at one point, and were getting back a huge amount of information on their perceived needs.</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921" table:style-name="ce1">
            <text:p>3921</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alright then, you've got fifty now look</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8693" table:style-name="ce1">
            <text:p>8693</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like, Aids and that <text:s/>like the glue sniffing advert, for instance, put on <text:s/>fo <text:s/>when the children go to bed, but they should be able to see that,sho , they should be able to see <text:s/>look, well that's putting a message across to me as well , not just the parents, to me, I'm the one that's involved and I think that <text:s/>if <text:s/>well maybe the <text:s/>the producers would maybe <text:s/>or the people that <text:s/>do television would maybe put i <text:s/>to <text:s/>say, seven o'clock or that, where <text:s/>young children primary school age can actually sit and watch it.</text:p>
          </table:table-cell>
          <table:table-cell office:value-type="string" table:style-name="ce1">
            <text:p>AS</text:p>
          </table:table-cell>
          <table:table-cell office:value-type="string" table:style-name="ce1">
            <text:p>BNCFLR</text:p>
          </table:table-cell>
          <table:table-cell table:number-columns-repeated="2" table:style-name="ce1"/>
          <table:table-cell office:value-type="float" office:value="214" table:style-name="ce1">
            <text:p>214</text:p>
          </table:table-cell>
          <table:table-cell office:value-type="float" office:value="82904" table:style-name="ce1">
            <text:p>82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look, let's invigorate the discussion with enthusiasm and fresh ideas — together we can come up with something amazing! With renewed energy, they produced groundbreaking solutions for their ongoing projec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t’s look, perhaps we can solicit input from employees about ways to make these changes more effective and employee-friendly. With this collaboration, the resulting policies increased morale and productivity among the staff.</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t’s look, perhaps we can test it experimentally to see if it holds up in practice as well as theor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It's quite funny really because er I used to go off I had an agreement with the headmaster at that particular time and he'd h I'd been a full time teacher with him, and he needed somebody desperately, that was the only reason obviously he wanted me back, and er I said Well look I can come back but I can't get back in order to go to the assembly at first.</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987" table:style-name="ce1">
            <text:p>987</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It's, look we've got a problem haven't we, the problem is there's low, there's persistently low turn out in local government elections.</text:p>
          </table:table-cell>
          <table:table-cell office:value-type="string" table:style-name="ce1">
            <text:p>AS</text:p>
          </table:table-cell>
          <table:table-cell office:value-type="string" table:style-name="ce1">
            <text:p>BNCF7T</text:p>
          </table:table-cell>
          <table:table-cell table:number-columns-repeated="2" table:style-name="ce1"/>
          <table:table-cell office:value-type="float" office:value="418" table:style-name="ce1">
            <text:p>418</text:p>
          </table:table-cell>
          <table:table-cell office:value-type="float" office:value="78601" table:style-name="ce1">
            <text:p>78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Just to say, look,</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2783" table:style-name="ce1">
            <text:p>2783</text:p>
          </table:table-cell>
          <table:table-cell office:value-type="float" office:value="87906" table:style-name="ce1">
            <text:p>87906</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kind of had the feeling along that uh why didn't she just tell him to straighten up [laughter] you know why didn't she just tell hi[m]- hey look {bucko} you don't get away with this nonsense [laughter]</text:p>
          </table:table-cell>
          <table:table-cell office:value-type="string" table:style-name="ce1">
            <text:p>AS</text:p>
          </table:table-cell>
          <table:table-cell office:value-type="string" table:style-name="ce1">
            <text:p>sw3537A-ms98-a-0026</text:p>
          </table:table-cell>
          <table:table-cell office:value-type="float" office:value="188.77312499999999" table:style-name="ce1">
            <text:p>188.773125</text:p>
          </table:table-cell>
          <table:table-cell office:value-type="float" office:value="201.13124999999999" table:style-name="ce1">
            <text:p>201.13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et's <text:s/>have a look, look see. There are!</text:p>
          </table:table-cell>
          <table:table-cell office:value-type="string" table:style-name="ce1">
            <text:p>DIR</text:p>
          </table:table-cell>
          <table:table-cell office:value-type="string" table:style-name="ce1">
            <text:p>BNCKB1</text:p>
          </table:table-cell>
          <table:table-cell table:number-columns-repeated="2" table:style-name="ce1"/>
          <table:table-cell office:value-type="float" office:value="1589" table:style-name="ce1">
            <text:p>1589</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text:p>
          </table:table-cell>
          <table:table-cell office:value-type="string" table:style-name="ce1">
            <text:p>AS</text:p>
          </table:table-cell>
          <table:table-cell office:value-type="string" table:style-name="ce1">
            <text:p>sw2454B-ms98-a-0034</text:p>
          </table:table-cell>
          <table:table-cell office:value-type="float" office:value="113.494625" table:style-name="ce1">
            <text:p>113.494625</text:p>
          </table:table-cell>
          <table:table-cell office:value-type="float" office:value="127.770625" table:style-name="ce1">
            <text:p>127.7706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ext:s/>puppy.</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111" table:style-name="ce1">
            <text:p>911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ext:s/>you can read the questions.</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8961" table:style-name="ce1">
            <text:p>896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 rural revolution is taking place and it’s being led by the peasantry</text:p>
          </table:table-cell>
          <table:table-cell office:value-type="string" table:style-name="ce1">
            <text:p>AS</text:p>
          </table:table-cell>
          <table:table-cell office:value-type="string" table:style-name="ce1">
            <text:p>BNCKGN</text:p>
          </table:table-cell>
          <table:table-cell table:number-columns-repeated="2" table:style-name="ce1"/>
          <table:table-cell office:value-type="float" office:value="464" table:style-name="ce1">
            <text:p>464</text:p>
          </table:table-cell>
          <table:table-cell office:value-type="float" office:value="113601" table:style-name="ce1">
            <text:p>113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nd he's gone, up through ther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680" table:style-name="ce1">
            <text:p>680</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can we do one show here we're doing two at the moment?</text:p>
          </table:table-cell>
          <table:table-cell office:value-type="string" table:style-name="ce1">
            <text:p>AS</text:p>
          </table:table-cell>
          <table:table-cell office:value-type="string" table:style-name="ce1">
            <text:p>BNCHV1</text:p>
          </table:table-cell>
          <table:table-cell table:number-columns-repeated="2" table:style-name="ce1"/>
          <table:table-cell office:value-type="float" office:value="66" table:style-name="ce1">
            <text:p>66</text:p>
          </table:table-cell>
          <table:table-cell office:value-type="float" office:value="107701" table:style-name="ce1">
            <text:p>10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can you move over here look cos it's nearly our turn.</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0445" table:style-name="ce1">
            <text:p>10445</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 you want to write on there and work that out.</text:p>
          </table:table-cell>
          <table:table-cell office:value-type="string" table:style-name="ce1">
            <text:p>AS</text:p>
          </table:table-cell>
          <table:table-cell office:value-type="string" table:style-name="ce1">
            <text:p>BNCJNM</text:p>
          </table:table-cell>
          <table:table-cell table:number-columns-repeated="2" table:style-name="ce1"/>
          <table:table-cell office:value-type="float" office:value="206" table:style-name="ce1">
            <text:p>206</text:p>
          </table:table-cell>
          <table:table-cell office:value-type="float" office:value="119801" table:style-name="ce1">
            <text:p>119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N’T DO THA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0033" table:style-name="ce1">
            <text:p>10033</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erm</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117" table:style-name="ce1">
            <text:p>117</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every time we've done it <text:s/>that's what we also do it goes out on the manager's report w with the minutes or with the agenda.</text:p>
          </table:table-cell>
          <table:table-cell office:value-type="string" table:style-name="ce1">
            <text:p>AS</text:p>
          </table:table-cell>
          <table:table-cell office:value-type="string" table:style-name="ce1">
            <text:p>BNCJ9A</text:p>
          </table:table-cell>
          <table:table-cell table:number-columns-repeated="2" table:style-name="ce1"/>
          <table:table-cell office:value-type="float" office:value="240" table:style-name="ce1">
            <text:p>240</text:p>
          </table:table-cell>
          <table:table-cell office:value-type="float" office:value="112001" table:style-name="ce1">
            <text:p>112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forgive me and were the first of the two troops going in through that door.</text:p>
          </table:table-cell>
          <table:table-cell office:value-type="string" table:style-name="ce1">
            <text:p>AS</text:p>
          </table:table-cell>
          <table:table-cell office:value-type="string" table:style-name="ce1">
            <text:p>BNCJJR</text:p>
          </table:table-cell>
          <table:table-cell table:number-columns-repeated="2" table:style-name="ce1"/>
          <table:table-cell office:value-type="float" office:value="350" table:style-name="ce1">
            <text:p>350</text:p>
          </table:table-cell>
          <table:table-cell office:value-type="float" office:value="114601" table:style-name="ce1">
            <text:p>11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four shared out between twelve</text:p>
          </table:table-cell>
          <table:table-cell office:value-type="string" table:style-name="ce1">
            <text:p>AS</text:p>
          </table:table-cell>
          <table:table-cell office:value-type="string" table:style-name="ce1">
            <text:p>BNCFUH</text:p>
          </table:table-cell>
          <table:table-cell table:number-columns-repeated="2" table:style-name="ce1"/>
          <table:table-cell office:value-type="float" office:value="15414" table:style-name="ce1">
            <text:p>15414</text:p>
          </table:table-cell>
          <table:table-cell office:value-type="float" office:value="87801" table:style-name="ce1">
            <text:p>8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get into the community and find out what the problems are.</text:p>
          </table:table-cell>
          <table:table-cell office:value-type="string" table:style-name="ce1">
            <text:p>AS</text:p>
          </table:table-cell>
          <table:table-cell office:value-type="string" table:style-name="ce1">
            <text:p>BNCFYK</text:p>
          </table:table-cell>
          <table:table-cell table:number-columns-repeated="2" table:style-name="ce1"/>
          <table:table-cell office:value-type="float" office:value="34" table:style-name="ce1">
            <text:p>34</text:p>
          </table:table-cell>
          <table:table-cell office:value-type="float" office:value="96101" table:style-name="ce1">
            <text:p>96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e's slowing down there!</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538" table:style-name="ce1">
            <text:p>9538</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ow many times have I told you to stop swinging on the handle you're tipping it over.</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0717" table:style-name="ce1">
            <text:p>1071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 cannot conceive of development taking place on this land without coming into conflict with those policies.</text:p>
          </table:table-cell>
          <table:table-cell office:value-type="string" table:style-name="ce1">
            <text:p>AS</text:p>
          </table:table-cell>
          <table:table-cell office:value-type="string" table:style-name="ce1">
            <text:p>BNCFMN</text:p>
          </table:table-cell>
          <table:table-cell table:number-columns-repeated="2" table:style-name="ce1"/>
          <table:table-cell office:value-type="float" office:value="628" table:style-name="ce1">
            <text:p>628</text:p>
          </table:table-cell>
          <table:table-cell office:value-type="float" office:value="87001" table:style-name="ce1">
            <text:p>8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 said</text:p>
          </table:table-cell>
          <table:table-cell office:value-type="string" table:style-name="ce1">
            <text:p>AS</text:p>
          </table:table-cell>
          <table:table-cell office:value-type="string" table:style-name="ce1">
            <text:p>BNCF7U</text:p>
          </table:table-cell>
          <table:table-cell table:number-columns-repeated="2" table:style-name="ce1"/>
          <table:table-cell office:value-type="float" office:value="847" table:style-name="ce1">
            <text:p>847</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ve been there, I've seen it <text:s/>got the <text:s/>here we are</text:p>
          </table:table-cell>
          <table:table-cell office:value-type="string" table:style-name="ce1">
            <text:p>AS</text:p>
          </table:table-cell>
          <table:table-cell office:value-type="string" table:style-name="ce1">
            <text:p>BNCKGL</text:p>
          </table:table-cell>
          <table:table-cell table:number-columns-repeated="2" table:style-name="ce1"/>
          <table:table-cell office:value-type="float" office:value="87" table:style-name="ce1">
            <text:p>87</text:p>
          </table:table-cell>
          <table:table-cell office:value-type="float" office:value="112301" table:style-name="ce1">
            <text:p>112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n early nineteen forty eight <text:s/>where we are,wh where the land reform process had taken the Communist Party <text:s/>tt and then we could begin to look forward to <text:s/>where policy was going to go from there in terms of the military, political, economic, ideological future <text:s/>and what I'm going to do today to, to begin with anyway is, is to just consider where we are and where it is we're gonna go and in a sense we could, it might be helpful to, to put ourselves back in a position of being the central committee again</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826" table:style-name="ce1">
            <text:p>826</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t'll be your bedtime<text:s text:c="2"/></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304" table:style-name="ce1">
            <text:p>13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it's obvious this one's a double positive and that's a double negative so they're going to go together and you're left with H and O H which is going to make the water it's obvious isn't it</text:p>
          </table:table-cell>
          <table:table-cell office:value-type="string" table:style-name="ce1">
            <text:p>AS</text:p>
          </table:table-cell>
          <table:table-cell office:value-type="string" table:style-name="ce1">
            <text:p>BNCFM5</text:p>
          </table:table-cell>
          <table:table-cell table:number-columns-repeated="2" table:style-name="ce1"/>
          <table:table-cell office:value-type="float" office:value="1163" table:style-name="ce1">
            <text:p>1163</text:p>
          </table:table-cell>
          <table:table-cell office:value-type="float" office:value="85301" table:style-name="ce1">
            <text:p>85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look out there.</text:p>
          </table:table-cell>
          <table:table-cell office:value-type="string" table:style-name="ce1">
            <text:p>DIR</text:p>
          </table:table-cell>
          <table:table-cell office:value-type="string" table:style-name="ce1">
            <text:p>BNCFMG</text:p>
          </table:table-cell>
          <table:table-cell table:number-columns-repeated="2" table:style-name="ce1"/>
          <table:table-cell office:value-type="float" office:value="1336" table:style-name="ce1">
            <text:p>1336</text:p>
          </table:table-cell>
          <table:table-cell office:value-type="float" office:value="86201" table:style-name="ce1">
            <text:p>86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look quite significant.</text:p>
          </table:table-cell>
          <table:table-cell office:value-type="string" table:style-name="ce1">
            <text:p>DIR</text:p>
          </table:table-cell>
          <table:table-cell office:value-type="string" table:style-name="ce1">
            <text:p>BNCJNL</text:p>
          </table:table-cell>
          <table:table-cell table:number-columns-repeated="2" table:style-name="ce1"/>
          <table:table-cell office:value-type="float" office:value="87" table:style-name="ce1">
            <text:p>87</text:p>
          </table:table-cell>
          <table:table-cell office:value-type="float" office:value="119701" table:style-name="ce1">
            <text:p>119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no let me just tell you what the</text:p>
          </table:table-cell>
          <table:table-cell office:value-type="string" table:style-name="ce1">
            <text:p>DM</text:p>
          </table:table-cell>
          <table:table-cell office:value-type="string" table:style-name="ce1">
            <text:p>BNCHUV</text:p>
          </table:table-cell>
          <table:table-cell table:number-columns-repeated="2" table:style-name="ce1"/>
          <table:table-cell office:value-type="float" office:value="1304" table:style-name="ce1">
            <text:p>1304</text:p>
          </table:table-cell>
          <table:table-cell office:value-type="float" office:value="107201" table:style-name="ce1">
            <text:p>1072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look Richard, Richard, I want you to put your coat on now anyway, coat on please now</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04" table:style-name="ce1">
            <text:p>930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Richard, Richard, I want you to put your coat on now anyway, coat on please now</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57" table:style-name="ce1">
            <text:p>935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s s seriously the point the point I'm making is that for for most jobs of an average sort of size, what happens under A C E scale fees as I understand it, if I'm wrong I'm I stand corrected.</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439" table:style-name="ce1">
            <text:p>439</text:p>
          </table:table-cell>
          <table:table-cell office:value-type="float" office:value="87902" table:style-name="ce1">
            <text:p>8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Sharon from Grantham is taking you on today.</text:p>
          </table:table-cell>
          <table:table-cell office:value-type="string" table:style-name="ce1">
            <text:p>AS</text:p>
          </table:table-cell>
          <table:table-cell office:value-type="string" table:style-name="ce1">
            <text:p>BNCKJS</text:p>
          </table:table-cell>
          <table:table-cell table:number-columns-repeated="2" table:style-name="ce1"/>
          <table:table-cell office:value-type="float" office:value="53" table:style-name="ce1">
            <text:p>53</text:p>
          </table:table-cell>
          <table:table-cell office:value-type="float" office:value="7701" table:style-name="ce1">
            <text:p>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at will happen to everybody in this room and everybody outside.</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614" table:style-name="ce1">
            <text:p>614</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 maket's not very good I know but</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459" table:style-name="ce1">
            <text:p>9459</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re's Kids' County Elizabeth where are we after?</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11" table:style-name="ce1">
            <text:p>111</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re's one that's not in there.</text:p>
          </table:table-cell>
          <table:table-cell office:value-type="string" table:style-name="ce1">
            <text:p>AS</text:p>
          </table:table-cell>
          <table:table-cell office:value-type="string" table:style-name="ce1">
            <text:p>BNCH4M</text:p>
          </table:table-cell>
          <table:table-cell table:number-columns-repeated="2" table:style-name="ce1"/>
          <table:table-cell office:value-type="float" office:value="49" table:style-name="ce1">
            <text:p>49</text:p>
          </table:table-cell>
          <table:table-cell office:value-type="float" office:value="90911" table:style-name="ce1">
            <text:p>9091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 have got another meeting ...</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611" table:style-name="ce1">
            <text:p>611</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ll get 'em</text:p>
          </table:table-cell>
          <table:table-cell office:value-type="string" table:style-name="ce1">
            <text:p>AS</text:p>
          </table:table-cell>
          <table:table-cell office:value-type="string" table:style-name="ce1">
            <text:p>BNCKS6</text:p>
          </table:table-cell>
          <table:table-cell table:number-columns-repeated="2" table:style-name="ce1"/>
          <table:table-cell office:value-type="float" office:value="596" table:style-name="ce1">
            <text:p>59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st Brom</text:p>
          </table:table-cell>
          <table:table-cell office:value-type="string" table:style-name="ce1">
            <text:p>DIR</text:p>
          </table:table-cell>
          <table:table-cell office:value-type="string" table:style-name="ce1">
            <text:p>BNCHMN</text:p>
          </table:table-cell>
          <table:table-cell table:number-columns-repeated="2" table:style-name="ce1"/>
          <table:table-cell office:value-type="float" office:value="1073" table:style-name="ce1">
            <text:p>1073</text:p>
          </table:table-cell>
          <table:table-cell office:value-type="float" office:value="106901" table:style-name="ce1">
            <text:p>10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at I'm saying</text:p>
          </table:table-cell>
          <table:table-cell office:value-type="string" table:style-name="ce1">
            <text:p>AS</text:p>
          </table:table-cell>
          <table:table-cell office:value-type="string" table:style-name="ce1">
            <text:p>BNCF7G</text:p>
          </table:table-cell>
          <table:table-cell table:number-columns-repeated="2" table:style-name="ce1"/>
          <table:table-cell office:value-type="float" office:value="645" table:style-name="ce1">
            <text:p>645</text:p>
          </table:table-cell>
          <table:table-cell office:value-type="float" office:value="78001" table:style-name="ce1">
            <text:p>7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at I've got! I founded you<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386" table:style-name="ce1">
            <text:p>238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hen you get as old as me you'll be I'll be glad to have a head like you.</text:p>
          </table:table-cell>
          <table:table-cell office:value-type="string" table:style-name="ce1">
            <text:p>AS</text:p>
          </table:table-cell>
          <table:table-cell office:value-type="string" table:style-name="ce1">
            <text:p>BNCHVC</text:p>
          </table:table-cell>
          <table:table-cell table:number-columns-repeated="2" table:style-name="ce1"/>
          <table:table-cell office:value-type="float" office:value="144" table:style-name="ce1">
            <text:p>144</text:p>
          </table:table-cell>
          <table:table-cell office:value-type="float" office:value="108101" table:style-name="ce1">
            <text:p>108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ill you promise you won't open that.</text:p>
          </table:table-cell>
          <table:table-cell office:value-type="string" table:style-name="ce1">
            <text:p>AS</text:p>
          </table:table-cell>
          <table:table-cell office:value-type="string" table:style-name="ce1">
            <text:p>BNCKB7</text:p>
          </table:table-cell>
          <table:table-cell table:number-columns-repeated="2" table:style-name="ce1"/>
          <table:table-cell office:value-type="float" office:value="9471" table:style-name="ce1">
            <text:p>9471</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 guys are all into car payments we haven't had car payments for so many years i love it this way</text:p>
          </table:table-cell>
          <table:table-cell office:value-type="string" table:style-name="ce1">
            <text:p>AS</text:p>
          </table:table-cell>
          <table:table-cell office:value-type="string" table:style-name="ce1">
            <text:p>sw3166A-ms98-a-0016</text:p>
          </table:table-cell>
          <table:table-cell office:value-type="float" office:value="44.427" table:style-name="ce1">
            <text:p>44.427</text:p>
          </table:table-cell>
          <table:table-cell office:value-type="float" office:value="51.317374999999998" table:style-name="ce1">
            <text:p>51.317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 just move that round there</text:p>
          </table:table-cell>
          <table:table-cell office:value-type="string" table:style-name="ce1">
            <text:p>AS</text:p>
          </table:table-cell>
          <table:table-cell office:value-type="string" table:style-name="ce1">
            <text:p>BNCF7S</text:p>
          </table:table-cell>
          <table:table-cell table:number-columns-repeated="2" table:style-name="ce1"/>
          <table:table-cell office:value-type="float" office:value="24" table:style-name="ce1">
            <text:p>24</text:p>
          </table:table-cell>
          <table:table-cell office:value-type="float" office:value="78501" table:style-name="ce1">
            <text:p>7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finish up with nine C P O's and an A L O</text:p>
          </table:table-cell>
          <table:table-cell office:value-type="string" table:style-name="ce1">
            <text:p>AS</text:p>
          </table:table-cell>
          <table:table-cell office:value-type="string" table:style-name="ce1">
            <text:p>BNCK6J</text:p>
          </table:table-cell>
          <table:table-cell table:number-columns-repeated="2" table:style-name="ce1"/>
          <table:table-cell office:value-type="float" office:value="457" table:style-name="ce1">
            <text:p>457</text:p>
          </table:table-cell>
          <table:table-cell office:value-type="float" office:value="100102" table:style-name="ce1">
            <text:p>1001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British Library Chambers I beg your pardon.</text:p>
          </table:table-cell>
          <table:table-cell office:value-type="string" table:style-name="ce1">
            <text:p>AS</text:p>
          </table:table-cell>
          <table:table-cell office:value-type="string" table:style-name="ce1">
            <text:p>BNCKGU</text:p>
          </table:table-cell>
          <table:table-cell table:number-columns-repeated="2" table:style-name="ce1"/>
          <table:table-cell office:value-type="float" office:value="157" table:style-name="ce1">
            <text:p>157</text:p>
          </table:table-cell>
          <table:table-cell office:value-type="float" office:value="121701" table:style-name="ce1">
            <text:p>121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don't mess abou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2387" table:style-name="ce1">
            <text:p>238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Grant! Just give me five minutes, okay?</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119" table:style-name="ce1">
            <text:p>1119</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Have you been stealing your father's socks?</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212" table:style-name="ce1">
            <text:p>212</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here, can you see this</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105" table:style-name="ce1">
            <text:p>10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 cannae give you one out of there though.</text:p>
          </table:table-cell>
          <table:table-cell office:value-type="string" table:style-name="ce1">
            <text:p>DM</text:p>
          </table:table-cell>
          <table:table-cell office:value-type="string" table:style-name="ce1">
            <text:p>BNCKB8</text:p>
          </table:table-cell>
          <table:table-cell table:number-columns-repeated="2" table:style-name="ce1"/>
          <table:table-cell office:value-type="float" office:value="2407" table:style-name="ce1">
            <text:p>2407</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 don't want to insult your intelligence, I'm an Irishman right, we don't have a pile of that according to everybody, like ya know.</text:p>
          </table:table-cell>
          <table:table-cell office:value-type="string" table:style-name="ce1">
            <text:p>AS</text:p>
          </table:table-cell>
          <table:table-cell office:value-type="string" table:style-name="ce1">
            <text:p>BNCHUD</text:p>
          </table:table-cell>
          <table:table-cell table:number-columns-repeated="2" table:style-name="ce1"/>
          <table:table-cell office:value-type="float" office:value="111" table:style-name="ce1">
            <text:p>111</text:p>
          </table:table-cell>
          <table:table-cell office:value-type="float" office:value="100908" table:style-name="ce1">
            <text:p>100908</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 understand your concerns — let's present a clear, logical case for why this approach will benefit our company. By doing so, he gained support from peers and supervisors alike.</text:p>
          </table:table-cell>
          <table:table-cell office:value-type="string" table:style-name="ce1">
            <text:p>DM</text:p>
          </table:table-cell>
          <table:table-cell table:number-columns-repeated="16382" table:style-name="ce1"/>
        </table:table-row>
        <table:table-row table:style-name="ro1">
          <table:table-cell office:value-type="string" table:style-name="ce1">
            <text:p>Look, I understand your concerns, but let's consider the potential impact and innovation this work could bring — it may reshape our industry for the </text:p>
          </table:table-cell>
          <table:table-cell office:value-type="string" table:style-name="ce1">
            <text:p>DM</text:p>
          </table:table-cell>
          <table:table-cell table:number-columns-repeated="16382" table:style-name="ce1"/>
        </table:table-row>
        <table:table-row table:style-name="ro1">
          <table:table-cell office:value-type="string" table:style-name="ce1">
            <text:p>Look, I'm afraid, for example at yourselves, there we go</text:p>
          </table:table-cell>
          <table:table-cell office:value-type="string" table:style-name="ce1">
            <text:p>AS</text:p>
          </table:table-cell>
          <table:table-cell office:value-type="string" table:style-name="ce1">
            <text:p>BNCKGW</text:p>
          </table:table-cell>
          <table:table-cell table:number-columns-repeated="2" table:style-name="ce1"/>
          <table:table-cell office:value-type="float" office:value="403" table:style-name="ce1">
            <text:p>403</text:p>
          </table:table-cell>
          <table:table-cell office:value-type="float" office:value="122101" table:style-name="ce1">
            <text:p>122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t's alright to have a bit of fun with this, but the matter is deadly serious <text:s/>and I use the word deadly <text:s/>advisedly.</text:p>
          </table:table-cell>
          <table:table-cell office:value-type="string" table:style-name="ce1">
            <text:p>AS</text:p>
          </table:table-cell>
          <table:table-cell office:value-type="string" table:style-name="ce1">
            <text:p>BNCJJR</text:p>
          </table:table-cell>
          <table:table-cell table:number-columns-repeated="2" table:style-name="ce1"/>
          <table:table-cell office:value-type="float" office:value="350" table:style-name="ce1">
            <text:p>350</text:p>
          </table:table-cell>
          <table:table-cell office:value-type="float" office:value="114601" table:style-name="ce1">
            <text:p>11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it's got a lovely little spirit stove underneath, it's got a boar hunt engraved right round the middle.</text:p>
          </table:table-cell>
          <table:table-cell office:value-type="string" table:style-name="ce1">
            <text:p>AS</text:p>
          </table:table-cell>
          <table:table-cell office:value-type="string" table:style-name="ce1">
            <text:p>BNCJ92</text:p>
          </table:table-cell>
          <table:table-cell table:number-columns-repeated="2" table:style-name="ce1"/>
          <table:table-cell office:value-type="float" office:value="629" table:style-name="ce1">
            <text:p>629</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et's consider feedback from clients, critics, and fellow designers — there may be elements we can improve upon. The result was a stunning new line that captured the attention of fashion-lovers everywher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discuss this further; perhaps there are factors I'm unaware of that played a role in the decision.</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establish clear roles, timelines, and expectations for each member — it will promote accountability and streamline the project management process.With this new approach, he saw improvements in collaboration and more efficient completion of task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find ways to connect with them through shared interests or personal stories — it will help you build rapport and inspire them to succeed.With this new approach, she noticed a significant increase in participation and engagement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find ways to engage them through interactive lectures, debates, or hands-on activities — it will make learning more enjoyable for everyone.With this new approach, she noticed a significant increase in participation and enthusiasm among the student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gather data and present a clear case for why our proposed solution is more effective than the current approach — it will demonstrate our value as employees and help us deliver outstanding results.With this new strategy, he earned support for his proposal and successfully completed the project on time and within budget.</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et's take steps to demonstrate our commitment to sustainability — it will improve our public image and potentially attract eco-conscious consumers.The company implemented a comprehensive recycling program and saw increased interest from environmentally aware customers.</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look at it this way.</text:p>
          </table:table-cell>
          <table:table-cell office:value-type="string" table:style-name="ce1">
            <text:p>DIR</text:p>
          </table:table-cell>
          <table:table-cell office:value-type="string" table:style-name="ce1">
            <text:p>BNCHUH</text:p>
          </table:table-cell>
          <table:table-cell table:number-columns-repeated="2" table:style-name="ce1"/>
          <table:table-cell office:value-type="float" office:value="263" table:style-name="ce1">
            <text:p>263</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women are doing it too!</text:p>
          </table:table-cell>
          <table:table-cell office:value-type="string" table:style-name="ce1">
            <text:p>AS</text:p>
          </table:table-cell>
          <table:table-cell office:value-type="string" table:style-name="ce1">
            <text:p>BNCFL5</text:p>
          </table:table-cell>
          <table:table-cell table:number-columns-repeated="2" table:style-name="ce1"/>
          <table:table-cell office:value-type="float" office:value="227" table:style-name="ce1">
            <text:p>227</text:p>
          </table:table-cell>
          <table:table-cell office:value-type="float" office:value="82402" table:style-name="ce1">
            <text:p>824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I, I , I've got to go because I've got another meeting to go to this evening, erm, what, what I, er what we need to do is to get this laid out clearly as to what our projections ar are</text:p>
          </table:table-cell>
          <table:table-cell office:value-type="string" table:style-name="ce1">
            <text:p>AS</text:p>
          </table:table-cell>
          <table:table-cell office:value-type="string" table:style-name="ce1">
            <text:p>BNCJA4</text:p>
          </table:table-cell>
          <table:table-cell table:number-columns-repeated="2" table:style-name="ce1"/>
          <table:table-cell office:value-type="float" office:value="935" table:style-name="ce1">
            <text:p>935</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may I put it this way, we're in the directive of being able to point to something which permits the Secretary of State to delegate the function, that what's it for</text:p>
          </table:table-cell>
          <table:table-cell office:value-type="string" table:style-name="ce1">
            <text:p>DM</text:p>
          </table:table-cell>
          <table:table-cell office:value-type="string" table:style-name="ce1">
            <text:p>BNCJP1</text:p>
          </table:table-cell>
          <table:table-cell table:number-columns-repeated="2" table:style-name="ce1"/>
          <table:table-cell office:value-type="float" office:value="917" table:style-name="ce1">
            <text:p>917</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look, you're<text:s/></text:p>
          </table:table-cell>
          <table:table-cell office:value-type="string" table:style-name="ce1">
            <text:p>AS</text:p>
          </table:table-cell>
          <table:table-cell office:value-type="string" table:style-name="ce1">
            <text:p>BNCJJN</text:p>
          </table:table-cell>
          <table:table-cell table:number-columns-repeated="2" table:style-name="ce1"/>
          <table:table-cell office:value-type="float" office:value="683" table:style-name="ce1">
            <text:p>683</text:p>
          </table:table-cell>
          <table:table-cell office:value-type="float" office:value="113901" table:style-name="ce1">
            <text:p>113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maybe we can engage with reporters and present our client’s side of the story in a way that addresses concerns and humanizes them — it will help counteract any biases or misconceptions. With this new approach, she improved her client's public image and helped them navigate their legal challenges more effectively.</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maybe we can use customer feedback to identify areas of improvement — let’s test alternative strategies. The result was an improved campaign that boosted sales and attracted a wider audience.</text:p>
          </table:table-cell>
          <table:table-cell office:value-type="string" table:style-name="ce1">
            <text:p>DM</text:p>
          </table:table-cell>
          <table:table-cell table:number-columns-repeated="8" table:style-name="ce1"/>
          <table:table-cell office:value-type="string" table:style-name="ce1">
            <text:p>L</text:p>
          </table:table-cell>
          <table:table-cell table:number-columns-repeated="16373"/>
        </table:table-row>
        <table:table-row table:style-name="ro1">
          <table:table-cell office:value-type="string" table:style-name="ce1">
            <text:p>Look, no Richard! I don't want things stuffing down that hole. Put it in the bin.</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74" table:style-name="ce1">
            <text:p>7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one two three, up you go.</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105" table:style-name="ce1">
            <text:p>10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see he's just <text:s/>he pry trying to brak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429" table:style-name="ce1">
            <text:p>429</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slow down, or you're driving me mad.</text:p>
          </table:table-cell>
          <table:table-cell office:value-type="string" table:style-name="ce1">
            <text:p>AS</text:p>
          </table:table-cell>
          <table:table-cell office:value-type="string" table:style-name="ce1">
            <text:p>BNCKB0</text:p>
          </table:table-cell>
          <table:table-cell table:number-columns-repeated="2" table:style-name="ce1"/>
          <table:table-cell office:value-type="float" office:value="2065" table:style-name="ce1">
            <text:p>2065</text:p>
          </table:table-cell>
          <table:table-cell office:value-type="float" office:value="2880" table:style-name="ce1">
            <text:p>28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a car reversing.</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11194" table:style-name="ce1">
            <text:p>11194</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little snowdrops coming up here ... I've seen ... I looked today, they're coming up.</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1608" table:style-name="ce1">
            <text:p>1608</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re's your little spade.</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722" table:style-name="ce1">
            <text:p>722</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se people are important to you.</text:p>
          </table:table-cell>
          <table:table-cell office:value-type="string" table:style-name="ce1">
            <text:p>AS</text:p>
          </table:table-cell>
          <table:table-cell office:value-type="string" table:style-name="ce1">
            <text:p>BNCK74</text:p>
          </table:table-cell>
          <table:table-cell table:number-columns-repeated="2" table:style-name="ce1"/>
          <table:table-cell office:value-type="float" office:value="302" table:style-name="ce1">
            <text:p>302</text:p>
          </table:table-cell>
          <table:table-cell office:value-type="float" office:value="118901" table:style-name="ce1">
            <text:p>118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ey're coming out for paly time<text:s/></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2016" table:style-name="ce1">
            <text:p>201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style-name="ce1"/>
        </table:table-row>
        <table:table-row table:style-name="ro1">
          <table:table-cell office:value-type="string" table:style-name="ce1">
            <text:p>look, this is one we're introducing this is the way we in in intend to use it.</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749" table:style-name="ce1">
            <text:p>749</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re going through sand now.</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939" table:style-name="ce1">
            <text:p>193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we're gonna have to stop.</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310" table:style-name="ce1">
            <text:p>310</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have it on the floor, will you hold it up straight please ... or I might have to scream, shall I scream?, it's alright Richard he didn't spill an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3060" table:style-name="ce1">
            <text:p>306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you're going to spill that milk if you're not careful</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2991" table:style-name="ce1">
            <text:p>299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A Son of a White Horse <text:s/>that your book from France mummy bought you<text:s/></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595" table:style-name="ce1">
            <text:p>1595</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 They've all opened out. Can you see all the new little leaves on the conker tree?<text:s/></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2004" table:style-name="ce1">
            <text:p>200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Sorry.That 's what it says in the document</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446" table:style-name="ce1">
            <text:p>446</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look.Right, really really wide</text:p>
          </table:table-cell>
          <table:table-cell office:value-type="string" table:style-name="ce1">
            <text:p>INTJ</text:p>
          </table:table-cell>
          <table:table-cell office:value-type="string" table:style-name="ce1">
            <text:p>BNCG60</text:p>
          </table:table-cell>
          <table:table-cell table:number-columns-repeated="2" table:style-name="ce1"/>
          <table:table-cell office:value-type="float" office:value="31" table:style-name="ce1">
            <text:p>31</text:p>
          </table:table-cell>
          <table:table-cell office:value-type="float" office:value="98913" table:style-name="ce1">
            <text:p>9891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ajor quietly or to you quietly in some back room and said, Look I'm a bit bothered about this .</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53" table:style-name="ce1">
            <text:p>53</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m, well look, what I'm going to say to you know is, time marches on, that, do you agree that we go ahead with what Lillian's suggesting?</text:p>
          </table:table-cell>
          <table:table-cell office:value-type="string" table:style-name="ce1">
            <text:p>AS</text:p>
          </table:table-cell>
          <table:table-cell office:value-type="string" table:style-name="ce1">
            <text:p>BNCD95</text:p>
          </table:table-cell>
          <table:table-cell table:number-columns-repeated="2" table:style-name="ce1"/>
          <table:table-cell office:value-type="float" office:value="242" table:style-name="ce1">
            <text:p>242</text:p>
          </table:table-cell>
          <table:table-cell office:value-type="float" office:value="8401" table:style-name="ce1">
            <text:p>8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ore and more saying look <text:s/>and let's try and kill a few less people.</text:p>
          </table:table-cell>
          <table:table-cell office:value-type="string" table:style-name="ce1">
            <text:p>As</text:p>
          </table:table-cell>
          <table:table-cell office:value-type="string" table:style-name="ce1">
            <text:p>BNCJJL</text:p>
          </table:table-cell>
          <table:table-cell table:number-columns-repeated="2" table:style-name="ce1"/>
          <table:table-cell office:value-type="float" office:value="676" table:style-name="ce1">
            <text:p>676</text:p>
          </table:table-cell>
          <table:table-cell office:value-type="float" office:value="113701" table:style-name="ce1">
            <text:p>113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y father had another , everything was okay if you came out at any time after the thirty first of March, look all I'm doing now is I was giving back, er taking my position as the company director, getting a salary off the rent in my farms and small holdings and my shares in shipping.</text:p>
          </table:table-cell>
          <table:table-cell office:value-type="string" table:style-name="ce1">
            <text:p>AS</text:p>
          </table:table-cell>
          <table:table-cell office:value-type="string" table:style-name="ce1">
            <text:p>BNCGFE</text:p>
          </table:table-cell>
          <table:table-cell table:number-columns-repeated="2" table:style-name="ce1"/>
          <table:table-cell office:value-type="float" office:value="58" table:style-name="ce1">
            <text:p>58</text:p>
          </table:table-cell>
          <table:table-cell office:value-type="float" office:value="97103" table:style-name="ce1">
            <text:p>971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My suggestion is that penis envy evolved as a counter-tactic, to motivate little girls by saying look, anything that has a penis is probably getting something that you're not getting, you should envy it and compete with it, and try to get those resources for yourself.</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698" table:style-name="ce1">
            <text:p>698</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 order to ha to achieve one's goals, are you saying that how look well you've just got to assume that they were wrong <text:s/>that they didn't mean what they said?</text:p>
          </table:table-cell>
          <table:table-cell office:value-type="string" table:style-name="ce1">
            <text:p>AS</text:p>
          </table:table-cell>
          <table:table-cell office:value-type="string" table:style-name="ce1">
            <text:p>BNCJJN</text:p>
          </table:table-cell>
          <table:table-cell table:number-columns-repeated="2" table:style-name="ce1"/>
          <table:table-cell office:value-type="float" office:value="18" table:style-name="ce1">
            <text:p>18</text:p>
          </table:table-cell>
          <table:table-cell office:value-type="float" office:value="113901" table:style-name="ce1">
            <text:p>113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atalie look, look</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33" table:style-name="ce1">
            <text:p>33</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apparently not because look how many years they've been doing that and look [laughter] i mean yeah</text:p>
          </table:table-cell>
          <table:table-cell office:value-type="string" table:style-name="ce1">
            <text:p>AS</text:p>
          </table:table-cell>
          <table:table-cell office:value-type="string" table:style-name="ce1">
            <text:p>sw2174B-ms98-a-0039</text:p>
          </table:table-cell>
          <table:table-cell office:value-type="float" office:value="204.259625" table:style-name="ce1">
            <text:p>204.259625</text:p>
          </table:table-cell>
          <table:table-cell office:value-type="float" office:value="211.8425" table:style-name="ce1">
            <text:p>211.8425</text:p>
          </table:table-cell>
          <table:table-cell table:number-columns-repeated="2" table:style-name="ce1"/>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No I haven't done anything yet I'm on. Look I can't do it!</text:p>
          </table:table-cell>
          <table:table-cell office:value-type="string" table:style-name="ce1">
            <text:p>AS</text:p>
          </table:table-cell>
          <table:table-cell office:value-type="string" table:style-name="ce1">
            <text:p>BNCFMM</text:p>
          </table:table-cell>
          <table:table-cell table:number-columns-repeated="2" table:style-name="ce1"/>
          <table:table-cell office:value-type="float" office:value="114" table:style-name="ce1">
            <text:p>114</text:p>
          </table:table-cell>
          <table:table-cell office:value-type="float" office:value="86901" table:style-name="ce1">
            <text:p>86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Look ain't that 'orse going back where?<text:s text:c="2"/></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5664" table:style-name="ce1">
            <text:p>5664</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 no.Look.Natalie,Look.it's gonna look in my eye.</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5" table:style-name="ce1">
            <text:p>25</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apparently what happened is I went up to him and said look I might have to do something with it.</text:p>
          </table:table-cell>
          <table:table-cell office:value-type="string" table:style-name="ce1">
            <text:p>AS</text:p>
          </table:table-cell>
          <table:table-cell office:value-type="string" table:style-name="ce1">
            <text:p>BNCHMD</text:p>
          </table:table-cell>
          <table:table-cell table:number-columns-repeated="2" table:style-name="ce1"/>
          <table:table-cell office:value-type="float" office:value="1321" table:style-name="ce1">
            <text:p>1321</text:p>
          </table:table-cell>
          <table:table-cell office:value-type="float" office:value="106301" table:style-name="ce1">
            <text:p>10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here he is, look, se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742" table:style-name="ce1">
            <text:p>742</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I can't see why it doesn't make sense, but if Jim came to me and said, look Hugh, that's bloody silly.</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717" table:style-name="ce1">
            <text:p>717</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I'm minded at the moment to say, look, why should we pay a hundred pounds and pay all the, all the, all the refurbishment of that site, because they won't be able to develop it, there's no, there's no access to that land.</text:p>
          </table:table-cell>
          <table:table-cell office:value-type="string" table:style-name="ce1">
            <text:p>DM</text:p>
          </table:table-cell>
          <table:table-cell office:value-type="string" table:style-name="ce1">
            <text:p>BNCH49</text:p>
          </table:table-cell>
          <table:table-cell table:number-columns-repeated="2" table:style-name="ce1"/>
          <table:table-cell office:value-type="float" office:value="977" table:style-name="ce1">
            <text:p>977</text:p>
          </table:table-cell>
          <table:table-cell office:value-type="float" office:value="90501" table:style-name="ce1">
            <text:p>905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Now look, now, now just let me tell her this</text:p>
          </table:table-cell>
          <table:table-cell office:value-type="string" table:style-name="ce1">
            <text:p>DM</text:p>
          </table:table-cell>
          <table:table-cell office:value-type="string" table:style-name="ce1">
            <text:p>BNCKB1</text:p>
          </table:table-cell>
          <table:table-cell table:number-columns-repeated="2" table:style-name="ce1"/>
          <table:table-cell office:value-type="float" office:value="1560" table:style-name="ce1">
            <text:p>1560</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look, you can't have everything!</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1601" table:style-name="ce1">
            <text:p>1601</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look.</text:p>
          </table:table-cell>
          <table:table-cell office:value-type="string" table:style-name="ce1">
            <text:p>DIR</text:p>
          </table:table-cell>
          <table:table-cell office:value-type="string" table:style-name="ce1">
            <text:p>BNCFYA</text:p>
          </table:table-cell>
          <table:table-cell table:number-columns-repeated="2" table:style-name="ce1"/>
          <table:table-cell office:value-type="float" office:value="1200" table:style-name="ce1">
            <text:p>1200</text:p>
          </table:table-cell>
          <table:table-cell office:value-type="float" office:value="95201" table:style-name="ce1">
            <text:p>952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Now that would not be what one would expect <text:s/>er two months ago if I'd said well look you know that's <text:s/>that's what the revolution's gonna bring about you would've said I don't believe you.</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98" table:style-name="ce1">
            <text:p>598</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then I was going to ask one simple question and that is, has anyone thought about keep sending postcards to people, er if the, erm reply is going to be delayed in any way, because at least then the person if there's sufficiently good reference will be able to, phone up and say look you know, yes I'm not happy, it seems to me that that would be a way forward on that, erm.</text:p>
          </table:table-cell>
          <table:table-cell office:value-type="string" table:style-name="ce1">
            <text:p>AS</text:p>
          </table:table-cell>
          <table:table-cell office:value-type="string" table:style-name="ce1">
            <text:p>BNCKM6</text:p>
          </table:table-cell>
          <table:table-cell table:number-columns-repeated="2" table:style-name="ce1"/>
          <table:table-cell office:value-type="float" office:value="606" table:style-name="ce1">
            <text:p>606</text:p>
          </table:table-cell>
          <table:table-cell office:value-type="float" office:value="113801" table:style-name="ce1">
            <text:p>113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Now this is important because another criticism th th that Darwin's critics made was, hey look, sometimes people inherit things that're very bad for them.</text:p>
          </table:table-cell>
          <table:table-cell office:value-type="string" table:style-name="ce1">
            <text:p>DM</text:p>
          </table:table-cell>
          <table:table-cell office:value-type="string" table:style-name="ce1">
            <text:p>BNCHUL</text:p>
          </table:table-cell>
          <table:table-cell table:number-columns-repeated="2" table:style-name="ce1"/>
          <table:table-cell office:value-type="float" office:value="230" table:style-name="ce1">
            <text:p>230</text:p>
          </table:table-cell>
          <table:table-cell office:value-type="float" office:value="102204" table:style-name="ce1">
            <text:p>102204</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Now, that's okay, I would do that, but it's much better I think to say, ‘Look, I'm sorry they're not there would you like to ring back when the board is open’, because they won't realise you're not switchboard.</text:p>
          </table:table-cell>
          <table:table-cell office:value-type="string" table:style-name="ce1">
            <text:p>AS</text:p>
          </table:table-cell>
          <table:table-cell office:value-type="string" table:style-name="ce1">
            <text:p>BNCKS1</text:p>
          </table:table-cell>
          <table:table-cell table:number-columns-repeated="2" table:style-name="ce1"/>
          <table:table-cell office:value-type="float" office:value="877" table:style-name="ce1">
            <text:p>87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 K so look let me just go through these notices er for today's tutorial period, one or two changes <text:s/>erm again a thought for the week from the chaplain to begin with, during the approaching season of Lent, the best thing we can do is to centre our thoughts on what Jesus Christ did for us through his passion, death and resurrection.</text:p>
          </table:table-cell>
          <table:table-cell office:value-type="string" table:style-name="ce1">
            <text:p>AS</text:p>
          </table:table-cell>
          <table:table-cell office:value-type="string" table:style-name="ce1">
            <text:p>BNCKGR</text:p>
          </table:table-cell>
          <table:table-cell table:number-columns-repeated="2" table:style-name="ce1"/>
          <table:table-cell office:value-type="float" office:value="898" table:style-name="ce1">
            <text:p>898</text:p>
          </table:table-cell>
          <table:table-cell office:value-type="float" office:value="116801" table:style-name="ce1">
            <text:p>116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f course you w of course you would Of course you would and it may be that what you will have to say is, Well look, erm I gave you the four per cent on the on the precision types and that that really has to stay, but by the time we by the time we've done all the analysis on the er on the popular metrics, it will work out that it is is is only two per cent.</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531" table:style-name="ce1">
            <text:p>531</text:p>
          </table:table-cell>
          <table:table-cell office:value-type="float" office:value="124101" table:style-name="ce1">
            <text:p>1241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oh Bobby1 difference? LOOK let me get me tights. There's some tights.</text:p>
          </table:table-cell>
          <table:table-cell office:value-type="string" table:style-name="ce1">
            <text:p>AS</text:p>
          </table:table-cell>
          <table:table-cell office:value-type="string" table:style-name="ce1">
            <text:p>BNCKB3</text:p>
          </table:table-cell>
          <table:table-cell table:number-columns-repeated="2" table:style-name="ce1"/>
          <table:table-cell office:value-type="float" office:value="1625" table:style-name="ce1">
            <text:p>1625</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 the boys and girls are coming for play time.</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89" table:style-name="ce1">
            <text:p>98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catfish uh personally i like to catch large mouth bass and catfish because they fight the best</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1429" table:style-name="ce1">
            <text:p>1142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his name's the same as the first person of America.</text:p>
          </table:table-cell>
          <table:table-cell office:value-type="string" table:style-name="ce1">
            <text:p>AS</text:p>
          </table:table-cell>
          <table:table-cell office:value-type="string" table:style-name="ce1">
            <text:p>BNCJSN</text:p>
          </table:table-cell>
          <table:table-cell table:number-columns-repeated="2" table:style-name="ce1"/>
          <table:table-cell office:value-type="float" office:value="812" table:style-name="ce1">
            <text:p>812</text:p>
          </table:table-cell>
          <table:table-cell office:value-type="float" office:value="121201" table:style-name="ce1">
            <text:p>121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m getting pushed out the queue beca I'm gonna <text:s/>There we are</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0369" table:style-name="ce1">
            <text:p>10369</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m sorry I'm sorry So black black okay.</text:p>
          </table:table-cell>
          <table:table-cell office:value-type="string" table:style-name="ce1">
            <text:p>AS</text:p>
          </table:table-cell>
          <table:table-cell office:value-type="string" table:style-name="ce1">
            <text:p>BNCFMH</text:p>
          </table:table-cell>
          <table:table-cell table:number-columns-repeated="2" table:style-name="ce1"/>
          <table:table-cell office:value-type="float" office:value="398" table:style-name="ce1">
            <text:p>398</text:p>
          </table:table-cell>
          <table:table-cell office:value-type="float" office:value="86301" table:style-name="ce1">
            <text:p>86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ve got all the tissues are used up, I'll have to go upstairs, let's see if there's one in my shopping bag, your nose is streaming Bryony <text:s/>you can't get out</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986" table:style-name="ce1">
            <text:p>9986</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Natalie</text:p>
          </table:table-cell>
          <table:table-cell office:value-type="string" table:style-name="ce1">
            <text:p>AS</text:p>
          </table:table-cell>
          <table:table-cell office:value-type="string" table:style-name="ce1">
            <text:p>BNCFXM</text:p>
          </table:table-cell>
          <table:table-cell table:number-columns-repeated="2" table:style-name="ce1"/>
          <table:table-cell office:value-type="float" office:value="31" table:style-name="ce1">
            <text:p>31</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Natalie.Behave, come on.Natalie look, look.</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27" table:style-name="ce1">
            <text:p>27</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there's your spade, darling!</text:p>
          </table:table-cell>
          <table:table-cell office:value-type="string" table:style-name="ce1">
            <text:p>INTJ</text:p>
          </table:table-cell>
          <table:table-cell office:value-type="string" table:style-name="ce1">
            <text:p>BNCKB3</text:p>
          </table:table-cell>
          <table:table-cell table:number-columns-repeated="2" table:style-name="ce1"/>
          <table:table-cell office:value-type="float" office:value="603" table:style-name="ce1">
            <text:p>603</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this is where we're getting</text:p>
          </table:table-cell>
          <table:table-cell office:value-type="string" table:style-name="ce1">
            <text:p>DIR</text:p>
          </table:table-cell>
          <table:table-cell office:value-type="string" table:style-name="ce1">
            <text:p>BNCFXM</text:p>
          </table:table-cell>
          <table:table-cell table:number-columns-repeated="2" table:style-name="ce1"/>
          <table:table-cell office:value-type="float" office:value="30470" table:style-name="ce1">
            <text:p>30470</text:p>
          </table:table-cell>
          <table:table-cell office:value-type="float" office:value="93815" table:style-name="ce1">
            <text:p>9381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Can you see the buds on the conker trees?</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880" table:style-name="ce1">
            <text:p>188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It's all bubbling up again.<text:s/></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8169" table:style-name="ce1">
            <text:p>8169</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The boys and girls are coming for play time I saw Erin</text:p>
          </table:table-cell>
          <table:table-cell office:value-type="string" table:style-name="ce1">
            <text:p>INTJ</text:p>
          </table:table-cell>
          <table:table-cell office:value-type="string" table:style-name="ce1">
            <text:p>BNCKB8</text:p>
          </table:table-cell>
          <table:table-cell table:number-columns-repeated="2" table:style-name="ce1"/>
          <table:table-cell office:value-type="float" office:value="1970" table:style-name="ce1">
            <text:p>1970</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well I'll keep the insurance company <text:s/>er I w er we will send them a little note in that case, saying look, you know, this is the case, it appears to be an innocent lesion she's just been finely checked over on the eighth of October, do you feel you can now proceed?</text:p>
          </table:table-cell>
          <table:table-cell office:value-type="string" table:style-name="ce1">
            <text:p>DM</text:p>
          </table:table-cell>
          <table:table-cell office:value-type="string" table:style-name="ce1">
            <text:p>BNCG5Y</text:p>
          </table:table-cell>
          <table:table-cell table:number-columns-repeated="2" table:style-name="ce1"/>
          <table:table-cell office:value-type="float" office:value="14" table:style-name="ce1">
            <text:p>14</text:p>
          </table:table-cell>
          <table:table-cell office:value-type="float" office:value="98912" table:style-name="ce1">
            <text:p>9891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yeah you bet you bet and with computer technology now look how spooky it is for how accessible these things are</text:p>
          </table:table-cell>
          <table:table-cell office:value-type="string" table:style-name="ce1">
            <text:p>DIR</text:p>
          </table:table-cell>
          <table:table-cell office:value-type="string" table:style-name="ce1">
            <text:p>sw2697A-ms98-a-0104</text:p>
          </table:table-cell>
          <table:table-cell office:value-type="float" office:value="515.33699999999999" table:style-name="ce1">
            <text:p>515.337</text:p>
          </table:table-cell>
          <table:table-cell office:value-type="float" office:value="529.98874999999998" table:style-name="ce1">
            <text:p>529.98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look. Mm Oh, look. What? Look, that he's into Well I mean he's no problem to me</text:p>
          </table:table-cell>
          <table:table-cell office:value-type="string" table:style-name="ce1">
            <text:p>DIR</text:p>
          </table:table-cell>
          <table:table-cell office:value-type="string" table:style-name="ce1">
            <text:p>BNCKB2</text:p>
          </table:table-cell>
          <table:table-cell table:number-columns-repeated="2" table:style-name="ce1"/>
          <table:table-cell office:value-type="float" office:value="2447" table:style-name="ce1">
            <text:p>2447</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h, right, erm, look I'll have to go and get changed, or I'm gonna be late</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9302" table:style-name="ce1">
            <text:p>9302</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kay well I tell you what, look if you'd like to stay on the line, I'm obviously not exactly floundering but I haven't got an answer off pat</text:p>
          </table:table-cell>
          <table:table-cell office:value-type="string" table:style-name="ce1">
            <text:p>AS</text:p>
          </table:table-cell>
          <table:table-cell office:value-type="string" table:style-name="ce1">
            <text:p>BNCKRH</text:p>
          </table:table-cell>
          <table:table-cell table:number-columns-repeated="2" table:style-name="ce1"/>
          <table:table-cell office:value-type="float" office:value="2783" table:style-name="ce1">
            <text:p>2783</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kay, well look <text:s/>we are we are a little ahead of time and it, we're certainly gonna complete the business but, so on this particular occasion</text:p>
          </table:table-cell>
          <table:table-cell office:value-type="string" table:style-name="ce1">
            <text:p>AS</text:p>
          </table:table-cell>
          <table:table-cell office:value-type="string" table:style-name="ce1">
            <text:p>BNCHDP</text:p>
          </table:table-cell>
          <table:table-cell table:number-columns-repeated="2" table:style-name="ce1"/>
          <table:table-cell office:value-type="float" office:value="312" table:style-name="ce1">
            <text:p>312</text:p>
          </table:table-cell>
          <table:table-cell office:value-type="float" office:value="100902" table:style-name="ce1">
            <text:p>100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n the industrial side, I mentioned to Steve last year at the end of last year saying, look it's coming up to</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491" table:style-name="ce1">
            <text:p>491</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Ooh look ... look.</text:p>
          </table:table-cell>
          <table:table-cell office:value-type="string" table:style-name="ce1">
            <text:p>INTJ</text:p>
          </table:table-cell>
          <table:table-cell office:value-type="string" table:style-name="ce1">
            <text:p>BNCKB7</text:p>
          </table:table-cell>
          <table:table-cell table:number-columns-repeated="2" table:style-name="ce1"/>
          <table:table-cell office:value-type="float" office:value="7722" table:style-name="ce1">
            <text:p>7722</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Patients experienced improved health outcomes thanks to productive dialogue and shared decision-making regarding their care.</text:p>
          </table:table-cell>
          <table:table-cell office:value-type="string" table:style-name="ce1">
            <text:p>DIR</text:p>
          </table:table-cell>
          <table:table-cell table:number-columns-repeated="16382" table:style-name="ce1"/>
        </table:table-row>
        <table:table-row table:style-name="ro1">
          <table:table-cell office:value-type="string" table:style-name="ce1">
            <text:p>peoples' families wouldn't would never stand for something like that they'd say look you need to take care of this you need to deal with this and now it's just</text:p>
          </table:table-cell>
          <table:table-cell office:value-type="string" table:style-name="ce1">
            <text:p>AS</text:p>
          </table:table-cell>
          <table:table-cell office:value-type="string" table:style-name="ce1">
            <text:p>Buckeyed </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point on six, er and he believed that my need was that I could go back to my manager, and say, look I got him up to two point one, [...] .</text:p>
          </table:table-cell>
          <table:table-cell office:value-type="string" table:style-name="ce1">
            <text:p>AS</text:p>
          </table:table-cell>
          <table:table-cell office:value-type="string" table:style-name="ce1">
            <text:p>BNCJJ9</text:p>
          </table:table-cell>
          <table:table-cell table:number-columns-repeated="2" table:style-name="ce1"/>
          <table:table-cell office:value-type="float" office:value="101" table:style-name="ce1">
            <text:p>101</text:p>
          </table:table-cell>
          <table:table-cell office:value-type="float" office:value="109302" table:style-name="ce1">
            <text:p>1093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read the lot, I mean, look what they doing language-wise, they're reading, they're evaluating, they're projecting <text:s/>I mean,the that, they're doing quite complicated things</text:p>
          </table:table-cell>
          <table:table-cell office:value-type="string" table:style-name="ce1">
            <text:p>DM</text:p>
          </table:table-cell>
          <table:table-cell office:value-type="string" table:style-name="ce1">
            <text:p>BNCF7F</text:p>
          </table:table-cell>
          <table:table-cell table:number-columns-repeated="2" table:style-name="ce1"/>
          <table:table-cell office:value-type="float" office:value="453" table:style-name="ce1">
            <text:p>453</text:p>
          </table:table-cell>
          <table:table-cell office:value-type="float" office:value="77903" table:style-name="ce1">
            <text:p>77903</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realism of the outputs I, I think what you're saying is, look, these might be okay but this one isn'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805" table:style-name="ce1">
            <text:p>805</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right I'm pleased [laugh] pleased to introduce to us, er, er against all these difficulties and the nearer you are at the front the better, there's all stuff here look</text:p>
          </table:table-cell>
          <table:table-cell office:value-type="string" table:style-name="ce1">
            <text:p>DIR</text:p>
          </table:table-cell>
          <table:table-cell office:value-type="string" table:style-name="ce1">
            <text:p>BNCF71</text:p>
          </table:table-cell>
          <table:table-cell table:number-columns-repeated="2" table:style-name="ce1"/>
          <table:table-cell office:value-type="float" office:value="13" table:style-name="ce1">
            <text:p>13</text:p>
          </table:table-cell>
          <table:table-cell office:value-type="float" office:value="77101" table:style-name="ce1">
            <text:p>77101</text:p>
          </table:table-cell>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Right, and the background to that of course is, for those of you who may not know, Bullett was I suppose a more junior person in the State Department, when he went to Europe with Woodrow Wilson in nineteen eighteen, and nineteen whenever it was for a peace conference, and Bullett was the only one of the American delegation who resigned and confronted Wilson and said, look, you've gone back on the fourteen points, you're not doing what you said you would do</text:p>
          </table:table-cell>
          <table:table-cell office:value-type="string" table:style-name="ce1">
            <text:p>AS</text:p>
          </table:table-cell>
          <table:table-cell office:value-type="string" table:style-name="ce1">
            <text:p>BNCHE2</text:p>
          </table:table-cell>
          <table:table-cell table:number-columns-repeated="2" table:style-name="ce1"/>
          <table:table-cell office:value-type="float" office:value="191" table:style-name="ce1">
            <text:p>191</text:p>
          </table:table-cell>
          <table:table-cell office:value-type="float" office:value="102262" table:style-name="ce1">
            <text:p>10226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aid look Ka Kath, gotta get to Plymouth tonight, I need to know.</text:p>
          </table:table-cell>
          <table:table-cell office:value-type="string" table:style-name="ce1">
            <text:p>AS</text:p>
          </table:table-cell>
          <table:table-cell office:value-type="string" table:style-name="ce1">
            <text:p>BNCKGR</text:p>
          </table:table-cell>
          <table:table-cell table:number-columns-repeated="2" table:style-name="ce1"/>
          <table:table-cell office:value-type="float" office:value="367" table:style-name="ce1">
            <text:p>367</text:p>
          </table:table-cell>
          <table:table-cell office:value-type="float" office:value="116801" table:style-name="ce1">
            <text:p>116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ay to them ‘Look, I'm planning to try and do this work, but I don't just want to do this on my own, I want to take into account other people's views.’</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26" table:style-name="ce1">
            <text:p>926</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ee there's the one trying to come out, look . Look. And he got straight in front there</text:p>
          </table:table-cell>
          <table:table-cell office:value-type="string" table:style-name="ce1">
            <text:p>DIR</text:p>
          </table:table-cell>
          <table:table-cell office:value-type="string" table:style-name="ce1">
            <text:p>BNCFM0</text:p>
          </table:table-cell>
          <table:table-cell table:number-columns-repeated="2" table:style-name="ce1"/>
          <table:table-cell office:value-type="float" office:value="777" table:style-name="ce1">
            <text:p>777</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e said, well look, go back to your doctor she says.</text:p>
          </table:table-cell>
          <table:table-cell office:value-type="string" table:style-name="ce1">
            <text:p>AS</text:p>
          </table:table-cell>
          <table:table-cell office:value-type="string" table:style-name="ce1">
            <text:p>BNCH4K</text:p>
          </table:table-cell>
          <table:table-cell table:number-columns-repeated="2" table:style-name="ce1"/>
          <table:table-cell office:value-type="float" office:value="47" table:style-name="ce1">
            <text:p>47</text:p>
          </table:table-cell>
          <table:table-cell office:value-type="float" office:value="90909" table:style-name="ce1">
            <text:p>909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e will in a minute. Oh look.<text:s/></text:p>
          </table:table-cell>
          <table:table-cell office:value-type="string" table:style-name="ce1">
            <text:p>INTJ</text:p>
          </table:table-cell>
          <table:table-cell office:value-type="string" table:style-name="ce1">
            <text:p>BNCGYD</text:p>
          </table:table-cell>
          <table:table-cell table:number-columns-repeated="2" table:style-name="ce1"/>
          <table:table-cell office:value-type="float" office:value="62" table:style-name="ce1">
            <text:p>62</text:p>
          </table:table-cell>
          <table:table-cell office:value-type="float" office:value="97309" table:style-name="ce1">
            <text:p>97309</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e's doing all these things really thrilled to bits, and I say, well look, you like this don't you?</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61" table:style-name="ce1">
            <text:p>61</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hould we not first see how this <text:s/>or should we say, look let's go for it now because I mean you know, we've been going now some years, what another year because</text:p>
          </table:table-cell>
          <table:table-cell office:value-type="string" table:style-name="ce1">
            <text:p>INTJ</text:p>
          </table:table-cell>
          <table:table-cell office:value-type="string" table:style-name="ce1">
            <text:p>BNCJ92</text:p>
          </table:table-cell>
          <table:table-cell table:number-columns-repeated="2" table:style-name="ce1"/>
          <table:table-cell office:value-type="float" office:value="1043" table:style-name="ce1">
            <text:p>10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asked them in the lodge like don't do any damage and Tom was in e he gave them a good lecture <text:s/>so <text:s/>and the lads in the lodge said, Well look you tell them as well not to do this attitude and perhaps you've seen it on these flumes when they saw a crowd that was there they were changing gear with the Land Rover and through you know like anybody in the way you'd be underneat</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2" table:style-name="ce1">
            <text:p>12</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might be showing myself doing worst than I should be but, look, my actual come out about the same and so when I compare my actual with my planned, I get er, an answer which should approach one.</text:p>
          </table:table-cell>
          <table:table-cell office:value-type="string" table:style-name="ce1">
            <text:p>AS</text:p>
          </table:table-cell>
          <table:table-cell office:value-type="string" table:style-name="ce1">
            <text:p>BNCJTD</text:p>
          </table:table-cell>
          <table:table-cell table:number-columns-repeated="2" table:style-name="ce1"/>
          <table:table-cell office:value-type="float" office:value="161" table:style-name="ce1">
            <text:p>161</text:p>
          </table:table-cell>
          <table:table-cell office:value-type="float" office:value="124901" table:style-name="ce1">
            <text:p>124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rang him a bit later, Now look, we've got a weeks notice, we know it's gonna take some time.</text:p>
          </table:table-cell>
          <table:table-cell office:value-type="string" table:style-name="ce1">
            <text:p>DM</text:p>
          </table:table-cell>
          <table:table-cell office:value-type="string" table:style-name="ce1">
            <text:p>BNCJTA</text:p>
          </table:table-cell>
          <table:table-cell table:number-columns-repeated="2" table:style-name="ce1"/>
          <table:table-cell office:value-type="float" office:value="1000" table:style-name="ce1">
            <text:p>1000</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said, well come on you've gotta be reasonable with me so I spoke to him last week and he says, look you didn't have one last year so I'll give you two.</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321" table:style-name="ce1">
            <text:p>321</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said, well I I explained, now look, you were on an export price list now, one of the things Jerry didn't like<text:s/></text:p>
          </table:table-cell>
          <table:table-cell office:value-type="string" table:style-name="ce1">
            <text:p>AS</text:p>
          </table:table-cell>
          <table:table-cell office:value-type="string" table:style-name="ce1">
            <text:p>BNCJP1</text:p>
          </table:table-cell>
          <table:table-cell table:number-columns-repeated="2" table:style-name="ce1"/>
          <table:table-cell office:value-type="float" office:value="71" table:style-name="ce1">
            <text:p>71</text:p>
          </table:table-cell>
          <table:table-cell office:value-type="float" office:value="123101" table:style-name="ce1">
            <text:p>123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then rushed to the front of the building, I said Look, will you come in please?</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562" table:style-name="ce1">
            <text:p>562</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 I always think it, feel it's a good idea to say to the stallholder, stallholder look, erm if I take this home and try it on and find it won't, doesn't fit can I bring it back?</text:p>
          </table:table-cell>
          <table:table-cell office:value-type="string" table:style-name="ce1">
            <text:p>AS</text:p>
          </table:table-cell>
          <table:table-cell office:value-type="string" table:style-name="ce1">
            <text:p>BNCFUT</text:p>
          </table:table-cell>
          <table:table-cell table:number-columns-repeated="2" table:style-name="ce1"/>
          <table:table-cell office:value-type="float" office:value="287" table:style-name="ce1">
            <text:p>287</text:p>
          </table:table-cell>
          <table:table-cell office:value-type="float" office:value="88501" table:style-name="ce1">
            <text:p>8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I take this one and put this one <text:s/>I can superimpose the red <text:s/>straight away I've superimposed a group, but look <text:s/>the blue and re , and the white are out.</text:p>
          </table:table-cell>
          <table:table-cell office:value-type="string" table:style-name="ce1">
            <text:p>DIR</text:p>
          </table:table-cell>
          <table:table-cell office:value-type="string" table:style-name="ce1">
            <text:p>BNCF7U</text:p>
          </table:table-cell>
          <table:table-cell table:number-columns-repeated="2" table:style-name="ce1"/>
          <table:table-cell office:value-type="float" office:value="1075" table:style-name="ce1">
            <text:p>1075</text:p>
          </table:table-cell>
          <table:table-cell office:value-type="float" office:value="78701" table:style-name="ce1">
            <text:p>78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someone had come up to you, and said, Well look, you you bet three pound, to have a go and if you get a four aces, I'll give you a million pound, then it's worth it.</text:p>
          </table:table-cell>
          <table:table-cell office:value-type="string" table:style-name="ce1">
            <text:p>AS</text:p>
          </table:table-cell>
          <table:table-cell office:value-type="string" table:style-name="ce1">
            <text:p>BNCFYA</text:p>
          </table:table-cell>
          <table:table-cell table:number-columns-repeated="2" table:style-name="ce1"/>
          <table:table-cell office:value-type="float" office:value="1321" table:style-name="ce1">
            <text:p>1321</text:p>
          </table:table-cell>
          <table:table-cell office:value-type="float" office:value="95201" table:style-name="ce1">
            <text:p>95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f you've got teenagers, sometimes you've kindly got to say to them, look just go away, I want to be quiet, sitting reading my book or whatever.</text:p>
          </table:table-cell>
          <table:table-cell office:value-type="string" table:style-name="ce1">
            <text:p>AS</text:p>
          </table:table-cell>
          <table:table-cell office:value-type="string" table:style-name="ce1">
            <text:p>BNCJJ8</text:p>
          </table:table-cell>
          <table:table-cell table:number-columns-repeated="2" table:style-name="ce1"/>
          <table:table-cell office:value-type="float" office:value="634" table:style-name="ce1">
            <text:p>634</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it's it's uh you know saying well look you know we don't like the way he looks and let's uh let's throw the rascal in jail and stuff</text:p>
          </table:table-cell>
          <table:table-cell office:value-type="string" table:style-name="ce1">
            <text:p>AS</text:p>
          </table:table-cell>
          <table:table-cell office:value-type="string" table:style-name="ce1">
            <text:p>sw2937B-ms98-a-0121</text:p>
          </table:table-cell>
          <table:table-cell office:value-type="float" office:value="463.01675" table:style-name="ce1">
            <text:p>463.01675</text:p>
          </table:table-cell>
          <table:table-cell office:value-type="float" office:value="472.13937499999997" table:style-name="ce1">
            <text:p>472.1393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one of the things about qualifying er the surgery when you walk into them and say well look you know about the hundred pound per full page</text:p>
          </table:table-cell>
          <table:table-cell office:value-type="string" table:style-name="ce1">
            <text:p>AS</text:p>
          </table:table-cell>
          <table:table-cell office:value-type="string" table:style-name="ce1">
            <text:p>BNCJ9P</text:p>
          </table:table-cell>
          <table:table-cell table:number-columns-repeated="2" table:style-name="ce1"/>
          <table:table-cell office:value-type="float" office:value="1080" table:style-name="ce1">
            <text:p>1080</text:p>
          </table:table-cell>
          <table:table-cell office:value-type="float" office:value="115801" table:style-name="ce1">
            <text:p>115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hat's [clears throat] well, before we can go in, launch into this, I mean it's often said that erm, er, well, one of the major reasons why agricultural commodity trade hasn't been included in GATT, like virtually every other er, product has been, is because governments are saying, look this is a domestic policy, it's got nothing to do with international trade, we're supporting our farmers, it's a domestic policy.</text:p>
          </table:table-cell>
          <table:table-cell office:value-type="string" table:style-name="ce1">
            <text:p>AS</text:p>
          </table:table-cell>
          <table:table-cell office:value-type="string" table:style-name="ce1">
            <text:p>BNCHYM</text:p>
          </table:table-cell>
          <table:table-cell table:number-columns-repeated="2" table:style-name="ce1"/>
          <table:table-cell office:value-type="float" office:value="25" table:style-name="ce1">
            <text:p>25</text:p>
          </table:table-cell>
          <table:table-cell office:value-type="float" office:value="108502" table:style-name="ce1">
            <text:p>108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he more we communicate hey look we want a change here because you know as it turns out we've wasted a tremendous amount of money on our defense spending in this country</text:p>
          </table:table-cell>
          <table:table-cell office:value-type="string" table:style-name="ce1">
            <text:p>AS</text:p>
          </table:table-cell>
          <table:table-cell office:value-type="string" table:style-name="ce1">
            <text:p>sw2072B-ms98-a-0048</text:p>
          </table:table-cell>
          <table:table-cell office:value-type="float" office:value="278.79000000000002" table:style-name="ce1">
            <text:p>278.79</text:p>
          </table:table-cell>
          <table:table-cell office:value-type="float" office:value="286.60849999999999" table:style-name="ce1">
            <text:p>286.608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to get back to what we say er yeah I like to fix a date and if people phone up and say well look I've I've got something else or I've changed my mind I would rather have that than to have lots of paper work on my desk that just says may be or may be not.</text:p>
          </table:table-cell>
          <table:table-cell office:value-type="string" table:style-name="ce1">
            <text:p>AS</text:p>
          </table:table-cell>
          <table:table-cell office:value-type="string" table:style-name="ce1">
            <text:p>BNCJ9P</text:p>
          </table:table-cell>
          <table:table-cell table:number-columns-repeated="2" table:style-name="ce1"/>
          <table:table-cell office:value-type="float" office:value="571" table:style-name="ce1">
            <text:p>571</text:p>
          </table:table-cell>
          <table:table-cell office:value-type="float" office:value="115801" table:style-name="ce1">
            <text:p>115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e know, we should and remember of course that in the book Freud chooses two examples as Joy told me the church and the army ... and these are just examples and of course Freud chooses them partly because they're very big groups so they in some ways they er exemplify the principles he's talking about because clearly in a small group like this you could say well look, what is going on is really <text:s/>I mean we all have, we all know each other and it's a face-to-face group and really what happens here is an <text:s/>of the dynamics <text:s/>group and I think it is actually.</text:p>
          </table:table-cell>
          <table:table-cell office:value-type="string" table:style-name="ce1">
            <text:p>AS</text:p>
          </table:table-cell>
          <table:table-cell office:value-type="string" table:style-name="ce1">
            <text:p>BNCHUK</text:p>
          </table:table-cell>
          <table:table-cell table:number-columns-repeated="2" table:style-name="ce1"/>
          <table:table-cell office:value-type="float" office:value="200" table:style-name="ce1">
            <text:p>200</text:p>
          </table:table-cell>
          <table:table-cell office:value-type="float" office:value="102203" table:style-name="ce1">
            <text:p>1022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e we well all I suggest is we get the three together after the meeting, John and our two men and say, well look, who's done it and if they haven't, see the other man when he comes on.</text:p>
          </table:table-cell>
          <table:table-cell office:value-type="string" table:style-name="ce1">
            <text:p>AS</text:p>
          </table:table-cell>
          <table:table-cell office:value-type="string" table:style-name="ce1">
            <text:p>BNCJTA</text:p>
          </table:table-cell>
          <table:table-cell table:number-columns-repeated="2" table:style-name="ce1"/>
          <table:table-cell office:value-type="float" office:value="179" table:style-name="ce1">
            <text:p>179</text:p>
          </table:table-cell>
          <table:table-cell office:value-type="float" office:value="124601" table:style-name="ce1">
            <text:p>12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e'll be saying, look these are the core sizes,</text:p>
          </table:table-cell>
          <table:table-cell office:value-type="string" table:style-name="ce1">
            <text:p>INTJ</text:p>
          </table:table-cell>
          <table:table-cell office:value-type="string" table:style-name="ce1">
            <text:p>BNCJP0</text:p>
          </table:table-cell>
          <table:table-cell table:number-columns-repeated="2" table:style-name="ce1"/>
          <table:table-cell office:value-type="float" office:value="1010" table:style-name="ce1">
            <text:p>1010</text:p>
          </table:table-cell>
          <table:table-cell office:value-type="float" office:value="123001" table:style-name="ce1">
            <text:p>123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 where might you say <text:s/>Okay look er what I'd like to do is <text:s/>ask questions.</text:p>
          </table:table-cell>
          <table:table-cell office:value-type="string" table:style-name="ce1">
            <text:p>AS</text:p>
          </table:table-cell>
          <table:table-cell office:value-type="string" table:style-name="ce1">
            <text:p>BNCHYP</text:p>
          </table:table-cell>
          <table:table-cell table:number-columns-repeated="2" table:style-name="ce1"/>
          <table:table-cell office:value-type="float" office:value="240" table:style-name="ce1">
            <text:p>240</text:p>
          </table:table-cell>
          <table:table-cell office:value-type="float" office:value="108602" table:style-name="ce1">
            <text:p>1086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me people, Oh these <text:s/>visitors and people used to say to me, Well now look, I said like that, visitors, I said like that, there's enough stuff for everybody.</text:p>
          </table:table-cell>
          <table:table-cell office:value-type="string" table:style-name="ce1">
            <text:p>DM</text:p>
          </table:table-cell>
          <table:table-cell office:value-type="string" table:style-name="ce1">
            <text:p>BNCHF3</text:p>
          </table:table-cell>
          <table:table-cell table:number-columns-repeated="2" table:style-name="ce1"/>
          <table:table-cell office:value-type="float" office:value="558" table:style-name="ce1">
            <text:p>558</text:p>
          </table:table-cell>
          <table:table-cell office:value-type="float" office:value="104401" table:style-name="ce1">
            <text:p>104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metimes the grown-ups say ‘well, look, this is just not the type of thing I want my child even to know about.</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47" table:style-name="ce1">
            <text:p>347</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orry they're extinct they are, look!that's like the one we bought in Edinburgh, remember?<text:s/></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504" table:style-name="ce1">
            <text:p>1504</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shh, look, there's Paul look, there's Paul cleaning his car</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4154" table:style-name="ce1">
            <text:p>4154</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stop here, we'll we'll cross here look. I wonder why she likes me?</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1121" table:style-name="ce1">
            <text:p>112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is, that is what, that is what exists to do, or one of the things that exists to do as the UK sales company our business is to give the projections for a particular piece of business, and if we see any other similar bits of business around it that's fine, that's, that needs to be added to it, but to give our vision of that particular piece of business, feed that into the marketing people in , and say, look, this is the situation if we go this way, this is what we think is going to happen, if we do this, this is going to happen, if we don't do this, this is what's going to happen, so that that can be fed into an overall picture, and they will come back, I presume, and say, right, we now have enough information to know that it's going to be worth =vesting, investing in production of sixteen double O fours in er Peter .</text:p>
          </table:table-cell>
          <table:table-cell office:value-type="string" table:style-name="ce1">
            <text:p>AS</text:p>
          </table:table-cell>
          <table:table-cell office:value-type="string" table:style-name="ce1">
            <text:p>BNCJA6</text:p>
          </table:table-cell>
          <table:table-cell table:number-columns-repeated="2" table:style-name="ce1"/>
          <table:table-cell office:value-type="float" office:value="242" table:style-name="ce1">
            <text:p>242</text:p>
          </table:table-cell>
          <table:table-cell office:value-type="float" office:value="118001" table:style-name="ce1">
            <text:p>118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sort Look</text:p>
          </table:table-cell>
          <table:table-cell office:value-type="string" table:style-name="ce1">
            <text:p>DIR</text:p>
          </table:table-cell>
          <table:table-cell office:value-type="string" table:style-name="ce1">
            <text:p>BNCJA4</text:p>
          </table:table-cell>
          <table:table-cell table:number-columns-repeated="2" table:style-name="ce1"/>
          <table:table-cell office:value-type="float" office:value="1226" table:style-name="ce1">
            <text:p>1226</text:p>
          </table:table-cell>
          <table:table-cell office:value-type="float" office:value="117801" table:style-name="ce1">
            <text:p>11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well it's not useless it just can't be sold as clear glass anymore back to the recycle places they say well uh you know look you already you've got and they have percentages you know</text:p>
          </table:table-cell>
          <table:table-cell office:value-type="string" table:style-name="ce1">
            <text:p>AS</text:p>
          </table:table-cell>
          <table:table-cell office:value-type="string" table:style-name="ce1">
            <text:p>sw2359A-ms98-a-0053</text:p>
          </table:table-cell>
          <table:table-cell office:value-type="float" office:value="318.00400000000002" table:style-name="ce1">
            <text:p>318.004</text:p>
          </table:table-cell>
          <table:table-cell office:value-type="float" office:value="332.15412500000002" table:style-name="ce1">
            <text:p>332.154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 you know because i mean look look in Dallas they're everywhere they were everywhere and then then they started being taken over by bigger bigger ones and then they just the bigger ones took on the little one's debt and then it it just snowballed</text:p>
          </table:table-cell>
          <table:table-cell office:value-type="string" table:style-name="ce1">
            <text:p>AS</text:p>
          </table:table-cell>
          <table:table-cell office:value-type="string" table:style-name="ce1">
            <text:p>sw3855A-ms98-a-0048</text:p>
          </table:table-cell>
          <table:table-cell office:value-type="float" office:value="196.507125" table:style-name="ce1">
            <text:p>196.507125</text:p>
          </table:table-cell>
          <table:table-cell office:value-type="float" office:value="206.304125" table:style-name="ce1">
            <text:p>206.304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at's one skill thought about it, isn't there, there's another idea that doing that is actually, has the opposite effect, but the only, you praise somebody, when you're criticising, you say, well look you've well anyway.</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593" table:style-name="ce1">
            <text:p>593</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kids said gosh look how many of these bus drivers are women and i said you know that really is a good indication of some of the jobs that have been</text:p>
          </table:table-cell>
          <table:table-cell office:value-type="string" table:style-name="ce1">
            <text:p>DIR</text:p>
          </table:table-cell>
          <table:table-cell office:value-type="string" table:style-name="ce1">
            <text:p>sw2329B-ms98-a-0059</text:p>
          </table:table-cell>
          <table:table-cell office:value-type="float" office:value="195.30850000000001" table:style-name="ce1">
            <text:p>195.3085</text:p>
          </table:table-cell>
          <table:table-cell office:value-type="float" office:value="196.59875" table:style-name="ce1">
            <text:p>196.59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only erm exception and that's not even in your price structure, is that if somebody says, Look is there any chance I can have colour, that's the only place they can have it on the back copy back cover sorry.</text:p>
          </table:table-cell>
          <table:table-cell office:value-type="string" table:style-name="ce1">
            <text:p>AS</text:p>
          </table:table-cell>
          <table:table-cell office:value-type="string" table:style-name="ce1">
            <text:p>BNCJ9Y</text:p>
          </table:table-cell>
          <table:table-cell table:number-columns-repeated="2" table:style-name="ce1"/>
          <table:table-cell office:value-type="float" office:value="337" table:style-name="ce1">
            <text:p>337</text:p>
          </table:table-cell>
          <table:table-cell office:value-type="float" office:value="117402" table:style-name="ce1">
            <text:p>1174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rest look [laughter]</text:p>
          </table:table-cell>
          <table:table-cell office:value-type="string" table:style-name="ce1">
            <text:p>INTJ</text:p>
          </table:table-cell>
          <table:table-cell office:value-type="string" table:style-name="ce1">
            <text:p>sw4467B-ms98-a-0027</text:p>
          </table:table-cell>
          <table:table-cell office:value-type="float" office:value="125.58450000000001" table:style-name="ce1">
            <text:p>125.5845</text:p>
          </table:table-cell>
          <table:table-cell office:value-type="float" office:value="138.562625" table:style-name="ce1">
            <text:p>138.562625</text:p>
          </table:table-cell>
          <table:table-cell table:number-columns-repeated="2" table:style-name="ce1"/>
          <table:table-cell office:value-type="float" office:value="0" table:style-name="ce1">
            <text:p>0</text:p>
          </table:table-cell>
          <table:table-cell office:value-type="float" office:value="1" table:style-name="ce1">
            <text:p>1</text:p>
          </table:table-cell>
          <table:table-cell office:value-type="float" office:value="0" table:style-name="ce1">
            <text:p>0</text:p>
          </table:table-cell>
          <table:table-cell table:number-columns-repeated="16374"/>
        </table:table-row>
        <table:table-row table:style-name="ro1">
          <table:table-cell office:value-type="string" table:style-name="ce1">
            <text:p>the teacher acts as a conscience <text:s/>I I explained to them I'm not expecting them to make the child do the work, but to be their conscience so they can say look you've got three assessments coming in that week <text:s/>if you leave it till Friday night you're up the creak without a paddle!</text:p>
          </table:table-cell>
          <table:table-cell office:value-type="string" table:style-name="ce1">
            <text:p>DIR</text:p>
          </table:table-cell>
          <table:table-cell office:value-type="string" table:style-name="ce1">
            <text:p>BNCHYV</text:p>
          </table:table-cell>
          <table:table-cell table:number-columns-repeated="2" table:style-name="ce1"/>
          <table:table-cell office:value-type="float" office:value="157" table:style-name="ce1">
            <text:p>157</text:p>
          </table:table-cell>
          <table:table-cell office:value-type="float" office:value="109201" table:style-name="ce1">
            <text:p>109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this problem with the detector, it's another level of subcontracting down <text:s/>and er <text:s/>if you you're buying a piece of equipment of this kind from a <text:s/>a consortium <text:s/>er essentially you can't dictate to him precisely who he's going to use to supply the components for that system and er it is <text:s/>the problem came to the notice of officials when the consortium came forward and and said look, we we've got these terms in our contract er concerning <text:s/>detection range and so on and er we may not be able to meet those, er so we questioned the reasons and <text:s/>then of course they revealed that they were having problems with the supplier.</text:p>
          </table:table-cell>
          <table:table-cell office:value-type="string" table:style-name="ce1">
            <text:p>AS</text:p>
          </table:table-cell>
          <table:table-cell office:value-type="string" table:style-name="ce1">
            <text:p>BNCJNE</text:p>
          </table:table-cell>
          <table:table-cell table:number-columns-repeated="2" table:style-name="ce1"/>
          <table:table-cell office:value-type="float" office:value="523" table:style-name="ce1">
            <text:p>523</text:p>
          </table:table-cell>
          <table:table-cell office:value-type="float" office:value="115201" table:style-name="ce1">
            <text:p>115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 worst one was when we were doing one on Women's Studies and I said look, let's have your title and let's have some kind of format</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4460" table:style-name="ce1">
            <text:p>4460</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ir findings confirmed the validity of the new theory and led to significant advancements in their field.</text:p>
          </table:table-cell>
          <table:table-cell office:value-type="string" table:style-name="ce1">
            <text:p>DM</text:p>
          </table:table-cell>
          <table:table-cell table:number-columns-repeated="16382" table:style-name="ce1"/>
        </table:table-row>
        <table:table-row table:style-name="ro1">
          <table:table-cell office:value-type="string" table:style-name="ce1">
            <text:p>Then they went on, so I said ‘Look I think it's time you went now’</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1648" table:style-name="ce1">
            <text:p>1648</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re is no better way, but er the problem with that is that, you know okay, you might get, you might get some peasants who say well we're really grateful, we'll go off and fight but some of them might just say no look, we've got some land I'm not gonna leave it,<text:s/></text:p>
          </table:table-cell>
          <table:table-cell office:value-type="string" table:style-name="ce1">
            <text:p>DM</text:p>
          </table:table-cell>
          <table:table-cell office:value-type="string" table:style-name="ce1">
            <text:p>BNCJJH</text:p>
          </table:table-cell>
          <table:table-cell table:number-columns-repeated="2" table:style-name="ce1"/>
          <table:table-cell office:value-type="float" office:value="922" table:style-name="ce1">
            <text:p>922</text:p>
          </table:table-cell>
          <table:table-cell office:value-type="float" office:value="113001" table:style-name="ce1">
            <text:p>113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re is the backview look. I mean that's that's a backdoor</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7630" table:style-name="ce1">
            <text:p>7630</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said look, if males can have greater reproductive success than females can, then parents who have some way of knowing that their offspring are gonna be particularly reproductively successful should invest in males, whereas if they have some way of knowing that their offspring are not gonna be particularly reproductively successful, they should invest in females.</text:p>
          </table:table-cell>
          <table:table-cell office:value-type="string" table:style-name="ce1">
            <text:p>AS</text:p>
          </table:table-cell>
          <table:table-cell office:value-type="string" table:style-name="ce1">
            <text:p>BNCHUM</text:p>
          </table:table-cell>
          <table:table-cell table:number-columns-repeated="2" table:style-name="ce1"/>
          <table:table-cell office:value-type="float" office:value="483" table:style-name="ce1">
            <text:p>483</text:p>
          </table:table-cell>
          <table:table-cell office:value-type="float" office:value="102205" table:style-name="ce1">
            <text:p>1022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should have got the solicitors in and said ‘look you've no rights to have been here, you walked on this common land without any permission at all, you built these</text:p>
          </table:table-cell>
          <table:table-cell office:value-type="string" table:style-name="ce1">
            <text:p>AS</text:p>
          </table:table-cell>
          <table:table-cell office:value-type="string" table:style-name="ce1">
            <text:p>BNCKRJ</text:p>
          </table:table-cell>
          <table:table-cell table:number-columns-repeated="2" table:style-name="ce1"/>
          <table:table-cell office:value-type="float" office:value="16" table:style-name="ce1">
            <text:p>1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talk to each other and say, Well look I've got I've got this guy how did you approach that?</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376" table:style-name="ce1">
            <text:p>376</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 will put their product before the public and say look come and stay at our hotel, come and place your caravan in our camping site and that's what we're after.</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1806" table:style-name="ce1">
            <text:p>1806</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re lovely. Like them. Oxfam. Not Oxfam. Look. Its even got. Aren't they nice</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724" table:style-name="ce1">
            <text:p>9724</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re the ones who are saying, Look.</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2078" table:style-name="ce1">
            <text:p>2078</text:p>
          </table:table-cell>
          <table:table-cell office:value-type="float" office:value="87905" table:style-name="ce1">
            <text:p>87905</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ey've said oh look, this is Freud's Lamarckism, we know this is all wrong, so let's forget all that because it's not essential to Freud.</text:p>
          </table:table-cell>
          <table:table-cell office:value-type="string" table:style-name="ce1">
            <text:p>AS</text:p>
          </table:table-cell>
          <table:table-cell office:value-type="string" table:style-name="ce1">
            <text:p>BNCHUH</text:p>
          </table:table-cell>
          <table:table-cell table:number-columns-repeated="2" table:style-name="ce1"/>
          <table:table-cell office:value-type="float" office:value="303" table:style-name="ce1">
            <text:p>303</text:p>
          </table:table-cell>
          <table:table-cell office:value-type="float" office:value="102201" table:style-name="ce1">
            <text:p>10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is kettle, is covered with scale, now look, see Twelve point six is asking you which one of these is causing the problem?</text:p>
          </table:table-cell>
          <table:table-cell office:value-type="string" table:style-name="ce1">
            <text:p>AS</text:p>
          </table:table-cell>
          <table:table-cell office:value-type="string" table:style-name="ce1">
            <text:p>BNCFMR</text:p>
          </table:table-cell>
          <table:table-cell table:number-columns-repeated="2" table:style-name="ce1"/>
          <table:table-cell office:value-type="float" office:value="1288" table:style-name="ce1">
            <text:p>1288</text:p>
          </table:table-cell>
          <table:table-cell office:value-type="float" office:value="87501" table:style-name="ce1">
            <text:p>8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hose are the first ones you contact but you still have to sit down with one of the estate agents and say, Well look what sort of business do you give them?</text:p>
          </table:table-cell>
          <table:table-cell office:value-type="string" table:style-name="ce1">
            <text:p>AS</text:p>
          </table:table-cell>
          <table:table-cell office:value-type="string" table:style-name="ce1">
            <text:p>BNCJA0</text:p>
          </table:table-cell>
          <table:table-cell table:number-columns-repeated="2" table:style-name="ce1"/>
          <table:table-cell office:value-type="float" office:value="998" table:style-name="ce1">
            <text:p>998</text:p>
          </table:table-cell>
          <table:table-cell office:value-type="float" office:value="117501" table:style-name="ce1">
            <text:p>117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o me and say look I agreed and I will say to the other forms that they've go , they've all got</text:p>
          </table:table-cell>
          <table:table-cell office:value-type="string" table:style-name="ce1">
            <text:p>AS</text:p>
          </table:table-cell>
          <table:table-cell office:value-type="string" table:style-name="ce1">
            <text:p>BNCJ8D</text:p>
          </table:table-cell>
          <table:table-cell table:number-columns-repeated="2" table:style-name="ce1"/>
          <table:table-cell office:value-type="float" office:value="750" table:style-name="ce1">
            <text:p>750</text:p>
          </table:table-cell>
          <table:table-cell office:value-type="float" office:value="78002" table:style-name="ce1">
            <text:p>780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to, because, one of the main points about the embarrassing er aspect, mainly boys sniggering and giggling, whatever, maybe some girls do, but it's mainly <text:s/>er, males, I think a point to be made there is, it is a well known fact that boys took longer to mature emotionally than girls <text:s/>and I think if it was a guy <text:s/>a younger guy, maybe in his late twenties, early thirties teaching it, and if he had the sort of guts to turn round and the bravery to say <text:s/>look son, what is it you're laughing at, what's so funny?</text:p>
          </table:table-cell>
          <table:table-cell office:value-type="string" table:style-name="ce1">
            <text:p>AS</text:p>
          </table:table-cell>
          <table:table-cell office:value-type="string" table:style-name="ce1">
            <text:p>BNCFLR</text:p>
          </table:table-cell>
          <table:table-cell table:number-columns-repeated="2" table:style-name="ce1"/>
          <table:table-cell office:value-type="float" office:value="339" table:style-name="ce1">
            <text:p>339</text:p>
          </table:table-cell>
          <table:table-cell office:value-type="float" office:value="82904" table:style-name="ce1">
            <text:p>82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um and i and i recall when President Bush said that you know he said look he said i you know i'm sorry that you're opposed to the war there's a lot of us that are opposed to war but uh you're not helping the people that are over there by what you're doing and i remember a lot of it kind of stopped after that</text:p>
          </table:table-cell>
          <table:table-cell office:value-type="string" table:style-name="ce1">
            <text:p>AS</text:p>
          </table:table-cell>
          <table:table-cell office:value-type="string" table:style-name="ce1">
            <text:p>sw2815B-ms98-a-0045</text:p>
          </table:table-cell>
          <table:table-cell office:value-type="float" office:value="252.54400000000001" table:style-name="ce1">
            <text:p>252.544</text:p>
          </table:table-cell>
          <table:table-cell office:value-type="float" office:value="263.23149999999998" table:style-name="ce1">
            <text:p>263.231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um-hum more of a classic look yeah see that doesn't have to be uncomfortable</text:p>
          </table:table-cell>
          <table:table-cell office:value-type="string" table:style-name="ce1">
            <text:p>AS</text:p>
          </table:table-cell>
          <table:table-cell office:value-type="string" table:style-name="ce1">
            <text:p>sw2441A-ms98-a-0108</text:p>
          </table:table-cell>
          <table:table-cell office:value-type="float" office:value="589.94062499999995" table:style-name="ce1">
            <text:p>589.940625</text:p>
          </table:table-cell>
          <table:table-cell office:value-type="float" office:value="599.102125" table:style-name="ce1">
            <text:p>599.102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as saying he agreed with me and i said look even your dad thinks that in this case</text:p>
          </table:table-cell>
          <table:table-cell office:value-type="string" table:style-name="ce1">
            <text:p>AS</text:p>
          </table:table-cell>
          <table:table-cell office:value-type="string" table:style-name="ce1">
            <text:p>Buckeyed </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can discuss thatMm Well Look QS fees are part of the seventy percent of the scaled fees Of course they are</text:p>
          </table:table-cell>
          <table:table-cell office:value-type="string" table:style-name="ce1">
            <text:p>AS</text:p>
          </table:table-cell>
          <table:table-cell office:value-type="string" table:style-name="ce1">
            <text:p>BNCFUJ</text:p>
          </table:table-cell>
          <table:table-cell table:number-columns-repeated="2" table:style-name="ce1"/>
          <table:table-cell office:value-type="float" office:value="15414" table:style-name="ce1">
            <text:p>15414</text:p>
          </table:table-cell>
          <table:table-cell office:value-type="float" office:value="87801" table:style-name="ce1">
            <text:p>87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didn't make the decision to find out, look I've got a complimentary ticket, and perhaps I don't have to queue here, perhaps I might have to, but I'll go and find out.</text:p>
          </table:table-cell>
          <table:table-cell office:value-type="string" table:style-name="ce1">
            <text:p>AS</text:p>
          </table:table-cell>
          <table:table-cell office:value-type="string" table:style-name="ce1">
            <text:p>BNCKM3</text:p>
          </table:table-cell>
          <table:table-cell table:number-columns-repeated="2" table:style-name="ce1"/>
          <table:table-cell office:value-type="float" office:value="859" table:style-name="ce1">
            <text:p>859</text:p>
          </table:table-cell>
          <table:table-cell office:value-type="float" office:value="105901" table:style-name="ce1">
            <text:p>10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said look we'll bring out a price guide</text:p>
          </table:table-cell>
          <table:table-cell office:value-type="string" table:style-name="ce1">
            <text:p>DM</text:p>
          </table:table-cell>
          <table:table-cell office:value-type="string" table:style-name="ce1">
            <text:p>BNCJA2</text:p>
          </table:table-cell>
          <table:table-cell table:number-columns-repeated="2" table:style-name="ce1"/>
          <table:table-cell office:value-type="float" office:value="1304" table:style-name="ce1">
            <text:p>1304</text:p>
          </table:table-cell>
          <table:table-cell office:value-type="float" office:value="117601" table:style-name="ce1">
            <text:p>1176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We said to both of them, look you are quasi-government organizations who are sponsored by government departments there can only be one technical view</text:p>
          </table:table-cell>
          <table:table-cell office:value-type="string" table:style-name="ce1">
            <text:p>AS</text:p>
          </table:table-cell>
          <table:table-cell office:value-type="string" table:style-name="ce1">
            <text:p>BNCHMP</text:p>
          </table:table-cell>
          <table:table-cell table:number-columns-repeated="2" table:style-name="ce1"/>
          <table:table-cell office:value-type="float" office:value="202" table:style-name="ce1">
            <text:p>202</text:p>
          </table:table-cell>
          <table:table-cell office:value-type="float" office:value="107001" table:style-name="ce1">
            <text:p>107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 use visuals <text:s/>give you something to focus on you can see everything's come out no wonder you. Look.</text:p>
          </table:table-cell>
          <table:table-cell office:value-type="string" table:style-name="ce1">
            <text:p>AS</text:p>
          </table:table-cell>
          <table:table-cell office:value-type="string" table:style-name="ce1">
            <text:p>BNCHYV</text:p>
          </table:table-cell>
          <table:table-cell table:number-columns-repeated="2" table:style-name="ce1"/>
          <table:table-cell office:value-type="float" office:value="102" table:style-name="ce1">
            <text:p>102</text:p>
          </table:table-cell>
          <table:table-cell office:value-type="float" office:value="109201" table:style-name="ce1">
            <text:p>109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ve not only got to say to the government, that you're not coping <text:s/>you've got to say, if you're a mother, a worker and a wife, you've got to say to your husband, look, I'm not coping.</text:p>
          </table:table-cell>
          <table:table-cell office:value-type="string" table:style-name="ce1">
            <text:p>AS</text:p>
          </table:table-cell>
          <table:table-cell office:value-type="string" table:style-name="ce1">
            <text:p>BNCFLC</text:p>
          </table:table-cell>
          <table:table-cell table:number-columns-repeated="2" table:style-name="ce1"/>
          <table:table-cell office:value-type="float" office:value="150" table:style-name="ce1">
            <text:p>150</text:p>
          </table:table-cell>
          <table:table-cell office:value-type="float" office:value="82601" table:style-name="ce1">
            <text:p>82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ve that's that's the we're look we look it as as yeah we're living like this now but it's a short term investment for for a better lifestyle later on</text:p>
          </table:table-cell>
          <table:table-cell office:value-type="string" table:style-name="ce1">
            <text:p>AS</text:p>
          </table:table-cell>
          <table:table-cell office:value-type="string" table:style-name="ce1">
            <text:p>sw2023A-ms98-a-0029</text:p>
          </table:table-cell>
          <table:table-cell office:value-type="float" office:value="159.54162500000001" table:style-name="ce1">
            <text:p>159.541625</text:p>
          </table:table-cell>
          <table:table-cell office:value-type="float" office:value="165.8605" table:style-name="ce1">
            <text:p>165.860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get, get some cigs with it then Look we'll get 'em. We will mum when we need 'em</text:p>
          </table:table-cell>
          <table:table-cell office:value-type="string" table:style-name="ce1">
            <text:p>AS</text:p>
          </table:table-cell>
          <table:table-cell office:value-type="string" table:style-name="ce1">
            <text:p>BNCKB2</text:p>
          </table:table-cell>
          <table:table-cell table:number-columns-repeated="2" table:style-name="ce1"/>
          <table:table-cell office:value-type="float" office:value="5634" table:style-name="ce1">
            <text:p>5634</text:p>
          </table:table-cell>
          <table:table-cell office:value-type="float" office:value="6100" table:style-name="ce1">
            <text:p>61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great well look uh i know it's probably late for you uh enjoyed speaking with you have a good weekend bye-bye</text:p>
          </table:table-cell>
          <table:table-cell office:value-type="string" table:style-name="ce1">
            <text:p>AS</text:p>
          </table:table-cell>
          <table:table-cell office:value-type="string" table:style-name="ce1">
            <text:p>sw3468B-ms98-a-0003</text:p>
          </table:table-cell>
          <table:table-cell office:value-type="float" office:value="20.871625000000002" table:style-name="ce1">
            <text:p>20.871625</text:p>
          </table:table-cell>
          <table:table-cell office:value-type="float" office:value="23.545124999999999" table:style-name="ce1">
            <text:p>23.5451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I don't know,ha ha haven't you got a position where er as, as we began to, to see last week, there is this radicalization coming in but the, the <text:s/>er i i it's the peasants who've moved to the left of the Party, you're right, that they are inappropriate to this very moderate policy of rent reduction <text:s/>erm a tax on collaborators <text:s/>land is being redistributed <text:s/>and isn't saying right we,i i in the same way that, that Mao was identifying the problem in <text:s/>in <text:s/>, either you, you follow the masses or you, you lead them but, but thereof we are behind them <text:s/>and a sense the Party has gotta recognize that, it's gotta catch up with the masses <text:s/>and isn't that first paragraph saying look this is the way you should be going, that there are peasants who are redistributing the land and land reform is in effect taking place and that's what we want to see</text:p>
          </table:table-cell>
          <table:table-cell office:value-type="string" table:style-name="ce1">
            <text:p>AS</text:p>
          </table:table-cell>
          <table:table-cell office:value-type="string" table:style-name="ce1">
            <text:p>BNCJJ9</text:p>
          </table:table-cell>
          <table:table-cell table:number-columns-repeated="2" table:style-name="ce1"/>
          <table:table-cell office:value-type="float" office:value="7" table:style-name="ce1">
            <text:p>7</text:p>
          </table:table-cell>
          <table:table-cell office:value-type="float" office:value="111001" table:style-name="ce1">
            <text:p>111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I went and worked in a factory for about nine months I suppose, and the man himself, cos it was casting, brass castings, the man himself says, he says look son, this job's no good to you I'll tell you that.</text:p>
          </table:table-cell>
          <table:table-cell office:value-type="string" table:style-name="ce1">
            <text:p>AS</text:p>
          </table:table-cell>
          <table:table-cell office:value-type="string" table:style-name="ce1">
            <text:p>BNCG4R</text:p>
          </table:table-cell>
          <table:table-cell table:number-columns-repeated="2" table:style-name="ce1"/>
          <table:table-cell office:value-type="float" office:value="203" table:style-name="ce1">
            <text:p>203</text:p>
          </table:table-cell>
          <table:table-cell office:value-type="float" office:value="91802" table:style-name="ce1">
            <text:p>918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ext:s/>why don't you just sketch it out on there so I know the sort of thing that yo <text:s/>oh, you've got one have you?</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379" table:style-name="ce1">
            <text:p>379</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er Th this was more or</text:p>
          </table:table-cell>
          <table:table-cell office:value-type="string" table:style-name="ce1">
            <text:p>AS</text:p>
          </table:table-cell>
          <table:table-cell office:value-type="string" table:style-name="ce1">
            <text:p>BNCFM0</text:p>
          </table:table-cell>
          <table:table-cell table:number-columns-repeated="2" table:style-name="ce1"/>
          <table:table-cell office:value-type="float" office:value="713" table:style-name="ce1">
            <text:p>713</text:p>
          </table:table-cell>
          <table:table-cell office:value-type="float" office:value="84601" table:style-name="ce1">
            <text:p>84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erm, my Lord the fact that, I, I think the answer would go like this, that, if the agent had sued the name then the defence would of been similar to that which is raised here, erm, but it would probably, it would of had additional elements because the name would have been enforcing <text:s/>through a, a, a slightly a slightly different</text:p>
          </table:table-cell>
          <table:table-cell office:value-type="string" table:style-name="ce1">
            <text:p>AS</text:p>
          </table:table-cell>
          <table:table-cell office:value-type="string" table:style-name="ce1">
            <text:p>BNCK6W</text:p>
          </table:table-cell>
          <table:table-cell table:number-columns-repeated="2" table:style-name="ce1"/>
          <table:table-cell office:value-type="float" office:value="246" table:style-name="ce1">
            <text:p>246</text:p>
          </table:table-cell>
          <table:table-cell office:value-type="float" office:value="114001" table:style-name="ce1">
            <text:p>114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folks we'll have to stop now it's gone eleven and I have to give a lecture <text:s/>Joy, er that was an excellent er summary, well done.</text:p>
          </table:table-cell>
          <table:table-cell office:value-type="string" table:style-name="ce1">
            <text:p>AS</text:p>
          </table:table-cell>
          <table:table-cell office:value-type="string" table:style-name="ce1">
            <text:p>BNCHUK</text:p>
          </table:table-cell>
          <table:table-cell table:number-columns-repeated="2" table:style-name="ce1"/>
          <table:table-cell office:value-type="float" office:value="220" table:style-name="ce1">
            <text:p>220</text:p>
          </table:table-cell>
          <table:table-cell office:value-type="float" office:value="102203" table:style-name="ce1">
            <text:p>1022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ve enjoyed speaking with you</text:p>
          </table:table-cell>
          <table:table-cell office:value-type="string" table:style-name="ce1">
            <text:p>AS</text:p>
          </table:table-cell>
          <table:table-cell office:value-type="string" table:style-name="ce1">
            <text:p>sw2582B-ms98-a-0163</text:p>
          </table:table-cell>
          <table:table-cell office:value-type="float" office:value="452.55762499999997" table:style-name="ce1">
            <text:p>452.557625</text:p>
          </table:table-cell>
          <table:table-cell office:value-type="float" office:value="459.43324999999999" table:style-name="ce1">
            <text:p>459.433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he the one quarter part of it means, <text:s/>find the fourth root of sixteen and then the three means cube your answer.</text:p>
          </table:table-cell>
          <table:table-cell office:value-type="string" table:style-name="ce1">
            <text:p>AS</text:p>
          </table:table-cell>
          <table:table-cell office:value-type="string" table:style-name="ce1">
            <text:p>BNCK6A</text:p>
          </table:table-cell>
          <table:table-cell table:number-columns-repeated="2" table:style-name="ce1"/>
          <table:table-cell office:value-type="float" office:value="403" table:style-name="ce1">
            <text:p>403</text:p>
          </table:table-cell>
          <table:table-cell office:value-type="float" office:value="99601" table:style-name="ce1">
            <text:p>99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there's a finite amount of resource in the economy.</text:p>
          </table:table-cell>
          <table:table-cell office:value-type="string" table:style-name="ce1">
            <text:p>AS</text:p>
          </table:table-cell>
          <table:table-cell office:value-type="string" table:style-name="ce1">
            <text:p>BNCKM5</text:p>
          </table:table-cell>
          <table:table-cell table:number-columns-repeated="2" table:style-name="ce1"/>
          <table:table-cell office:value-type="float" office:value="584" table:style-name="ce1">
            <text:p>584</text:p>
          </table:table-cell>
          <table:table-cell office:value-type="float" office:value="112201" table:style-name="ce1">
            <text:p>112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we we haven't been in the Army a year, so we've got to be in two more years before it comes our turn our turn to be demobilized, so we just might as well sign up for a couple year, get two months leave and twenty quid, because we shall do that if we don't.</text:p>
          </table:table-cell>
          <table:table-cell office:value-type="string" table:style-name="ce1">
            <text:p>AS</text:p>
          </table:table-cell>
          <table:table-cell office:value-type="string" table:style-name="ce1">
            <text:p>BNCFYH</text:p>
          </table:table-cell>
          <table:table-cell table:number-columns-repeated="2" table:style-name="ce1"/>
          <table:table-cell office:value-type="float" office:value="703" table:style-name="ce1">
            <text:p>703</text:p>
          </table:table-cell>
          <table:table-cell office:value-type="float" office:value="95901" table:style-name="ce1">
            <text:p>959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 mean why don't I leave it to you to get in contact with</text:p>
          </table:table-cell>
          <table:table-cell office:value-type="string" table:style-name="ce1">
            <text:p>AS</text:p>
          </table:table-cell>
          <table:table-cell office:value-type="string" table:style-name="ce1">
            <text:p>BNCFM2</text:p>
          </table:table-cell>
          <table:table-cell table:number-columns-repeated="2" table:style-name="ce1"/>
          <table:table-cell office:value-type="float" office:value="1915" table:style-name="ce1">
            <text:p>1915</text:p>
          </table:table-cell>
          <table:table-cell office:value-type="float" office:value="85001" table:style-name="ce1">
            <text:p>850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ll leave you with this, and if you, if you want to go post that.</text:p>
          </table:table-cell>
          <table:table-cell office:value-type="string" table:style-name="ce1">
            <text:p>AS</text:p>
          </table:table-cell>
          <table:table-cell office:value-type="string" table:style-name="ce1">
            <text:p>BNCJTC</text:p>
          </table:table-cell>
          <table:table-cell table:number-columns-repeated="2" table:style-name="ce1"/>
          <table:table-cell office:value-type="float" office:value="776" table:style-name="ce1">
            <text:p>776</text:p>
          </table:table-cell>
          <table:table-cell office:value-type="float" office:value="124801" table:style-name="ce1">
            <text:p>124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if if <text:s/>you're wanting the next thing to do, I mean you've done that for seventh year</text:p>
          </table:table-cell>
          <table:table-cell office:value-type="string" table:style-name="ce1">
            <text:p>AS</text:p>
          </table:table-cell>
          <table:table-cell office:value-type="string" table:style-name="ce1">
            <text:p>BNCF7E</text:p>
          </table:table-cell>
          <table:table-cell table:number-columns-repeated="2" table:style-name="ce1"/>
          <table:table-cell office:value-type="float" office:value="327" table:style-name="ce1">
            <text:p>327</text:p>
          </table:table-cell>
          <table:table-cell office:value-type="float" office:value="77902" table:style-name="ce1">
            <text:p>779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 let's stand back</text:p>
          </table:table-cell>
          <table:table-cell office:value-type="string" table:style-name="ce1">
            <text:p>DM</text:p>
          </table:table-cell>
          <table:table-cell office:value-type="string" table:style-name="ce1">
            <text:p>BNCJYL</text:p>
          </table:table-cell>
          <table:table-cell table:number-columns-repeated="2" table:style-name="ce1"/>
          <table:table-cell office:value-type="float" office:value="845" table:style-name="ce1">
            <text:p>845</text:p>
          </table:table-cell>
          <table:table-cell office:value-type="float" office:value="113301" table:style-name="ce1">
            <text:p>113301</text:p>
          </table:table-cell>
          <table:table-cell office:value-type="float" office:value="0" table:style-name="ce1">
            <text:p>0</text:p>
          </table:table-cell>
          <table:table-cell office:value-type="float" office:value="0" table:style-name="ce1">
            <text:p>0</text:p>
          </table:table-cell>
          <table:table-cell office:value-type="float" office:value="1" table:style-name="ce1">
            <text:p>1</text:p>
          </table:table-cell>
          <table:table-cell table:number-columns-repeated="16374"/>
        </table:table-row>
        <table:table-row table:style-name="ro1">
          <table:table-cell office:value-type="string" table:style-name="ce1">
            <text:p>Well look, we won't embarrass you by asking you to tell us what it is, but what we will do</text:p>
          </table:table-cell>
          <table:table-cell office:value-type="string" table:style-name="ce1">
            <text:p>AS</text:p>
          </table:table-cell>
          <table:table-cell office:value-type="string" table:style-name="ce1">
            <text:p>BNCHUL</text:p>
          </table:table-cell>
          <table:table-cell table:number-columns-repeated="2" table:style-name="ce1"/>
          <table:table-cell office:value-type="float" office:value="367" table:style-name="ce1">
            <text:p>367</text:p>
          </table:table-cell>
          <table:table-cell office:value-type="float" office:value="102204" table:style-name="ce1">
            <text:p>1022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look.</text:p>
          </table:table-cell>
          <table:table-cell office:value-type="string" table:style-name="ce1">
            <text:p>AS</text:p>
          </table:table-cell>
          <table:table-cell office:value-type="string" table:style-name="ce1">
            <text:p>BNCFUK</text:p>
          </table:table-cell>
          <table:table-cell table:number-columns-repeated="4"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now, what they've done something which I think if there <text:s/>as I said to you in the first place, if they'd have run their cards <text:s/>played their cards right, they could have said to that fellow ‘look you've got no rights to be here, we never gave you planning’ <text:s/>what's wrong with this planning people, they step here and they step there, there's</text:p>
          </table:table-cell>
          <table:table-cell office:value-type="string" table:style-name="ce1">
            <text:p>AS</text:p>
          </table:table-cell>
          <table:table-cell office:value-type="string" table:style-name="ce1">
            <text:p>BNCKRJ</text:p>
          </table:table-cell>
          <table:table-cell table:number-columns-repeated="2" table:style-name="ce1"/>
          <table:table-cell office:value-type="float" office:value="44" table:style-name="ce1">
            <text:p>44</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of course she came running to me, you see, and we immediately phoned for the doctor, you see but, however, and I said, look, phone for the doctor, I said, and then I said go across to the railway police just across the yard and I asked one of them to come to me and I said I will go up with her and be with her until the doctor arrived, er he was with her the police sergeant when she died.</text:p>
          </table:table-cell>
          <table:table-cell office:value-type="string" table:style-name="ce1">
            <text:p>AS</text:p>
          </table:table-cell>
          <table:table-cell office:value-type="string" table:style-name="ce1">
            <text:p>BNCHDJ</text:p>
          </table:table-cell>
          <table:table-cell table:number-columns-repeated="2" table:style-name="ce1"/>
          <table:table-cell office:value-type="float" office:value="288" table:style-name="ce1">
            <text:p>28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okay well look I I now I need a commitment.</text:p>
          </table:table-cell>
          <table:table-cell office:value-type="string" table:style-name="ce1">
            <text:p>AS</text:p>
          </table:table-cell>
          <table:table-cell office:value-type="string" table:style-name="ce1">
            <text:p>BNCJA1</text:p>
          </table:table-cell>
          <table:table-cell table:number-columns-repeated="2" table:style-name="ce1"/>
          <table:table-cell office:value-type="float" office:value="745" table:style-name="ce1">
            <text:p>745</text:p>
          </table:table-cell>
          <table:table-cell office:value-type="float" office:value="117502" table:style-name="ce1">
            <text:p>117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the only think which erm, which erm <text:s/>I I <text:s/>and I said look <text:s/>this er system <text:s/>because no way <text:s/>.</text:p>
          </table:table-cell>
          <table:table-cell office:value-type="string" table:style-name="ce1">
            <text:p>AS</text:p>
          </table:table-cell>
          <table:table-cell office:value-type="string" table:style-name="ce1">
            <text:p>BNCJJ8</text:p>
          </table:table-cell>
          <table:table-cell table:number-columns-repeated="2" table:style-name="ce1"/>
          <table:table-cell office:value-type="float" office:value="622" table:style-name="ce1">
            <text:p>622</text:p>
          </table:table-cell>
          <table:table-cell office:value-type="float" office:value="109501" table:style-name="ce1">
            <text:p>109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ell, er <text:s/>I asked <text:s/>this, because erm, when I was having my house <text:s/>it came up, and I and I pointed out to her th the astonishing anomaly, I said, look erm, everybody knows about manuscript, Ernest and his biography of Freud mentions it and says he read it and reports rather well of it, actually, was really quite impressed with it.</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333" table:style-name="ce1">
            <text:p>333</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a strange place it was. LOOK here, look here Scott</text:p>
          </table:table-cell>
          <table:table-cell office:value-type="string" table:style-name="ce1">
            <text:p>DIR</text:p>
          </table:table-cell>
          <table:table-cell office:value-type="string" table:style-name="ce1">
            <text:p>BNCKB3</text:p>
          </table:table-cell>
          <table:table-cell table:number-columns-repeated="2" table:style-name="ce1"/>
          <table:table-cell office:value-type="float" office:value="1273" table:style-name="ce1">
            <text:p>1273</text:p>
          </table:table-cell>
          <table:table-cell office:value-type="float" office:value="6640" table:style-name="ce1">
            <text:p>664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doesn't react very well out of that lot? Er carbon.Carbon.Well Look OxygenYou've got <text:s/>three things in blast furnace gas</text:p>
          </table:table-cell>
          <table:table-cell office:value-type="string" table:style-name="ce1">
            <text:p>AS</text:p>
          </table:table-cell>
          <table:table-cell office:value-type="string" table:style-name="ce1">
            <text:p>BNCFLX</text:p>
          </table:table-cell>
          <table:table-cell table:number-columns-repeated="2" table:style-name="ce1"/>
          <table:table-cell office:value-type="float" office:value="341" table:style-name="ce1">
            <text:p>341</text:p>
          </table:table-cell>
          <table:table-cell office:value-type="float" office:value="84501" table:style-name="ce1">
            <text:p>84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sort of, erm, pressure or involvement or leadership ought to be given, or wh , yeah, what pressure ought to be put on the business sector, in order that it should sort of, conform ... conform is not a very good word, in order, it's ability to to contribute to the voluntary sector, and engage with it, should not be based upon individual and enlightened examples, such as I B M's, but should pull upwards the rest of the business sector, in other words, should N C V O actually says to the business sector as a whole, look, we think globally this is what you ought to be doing</text:p>
          </table:table-cell>
          <table:table-cell office:value-type="string" table:style-name="ce1">
            <text:p>AS</text:p>
          </table:table-cell>
          <table:table-cell office:value-type="string" table:style-name="ce1">
            <text:p>BNCJNB</text:p>
          </table:table-cell>
          <table:table-cell table:number-columns-repeated="2" table:style-name="ce1"/>
          <table:table-cell office:value-type="float" office:value="386" table:style-name="ce1">
            <text:p>386</text:p>
          </table:table-cell>
          <table:table-cell office:value-type="float" office:value="112801" table:style-name="ce1">
            <text:p>112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 we've got to do is say, look, within the terms of the contract</text:p>
          </table:table-cell>
          <table:table-cell office:value-type="string" table:style-name="ce1">
            <text:p>AS</text:p>
          </table:table-cell>
          <table:table-cell office:value-type="string" table:style-name="ce1">
            <text:p>BNCFUL</text:p>
          </table:table-cell>
          <table:table-cell table:number-columns-repeated="2" table:style-name="ce1"/>
          <table:table-cell office:value-type="float" office:value="418" table:style-name="ce1">
            <text:p>418</text:p>
          </table:table-cell>
          <table:table-cell office:value-type="float" office:value="87903" table:style-name="ce1">
            <text:p>87903</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at's happened Lisa Look, if I press those two fingers, can you see they go white?</text:p>
          </table:table-cell>
          <table:table-cell office:value-type="string" table:style-name="ce1">
            <text:p>DIR</text:p>
          </table:table-cell>
          <table:table-cell office:value-type="string" table:style-name="ce1">
            <text:p>BNCFLY</text:p>
          </table:table-cell>
          <table:table-cell table:number-columns-repeated="2" table:style-name="ce1"/>
          <table:table-cell office:value-type="float" office:value="23" table:style-name="ce1">
            <text:p>23</text:p>
          </table:table-cell>
          <table:table-cell office:value-type="float" office:value="84502" table:style-name="ce1">
            <text:p>84502</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hen I see them in the church I always talk to them and I said ‘Look have you got bottles?’ and sometimes they'll say yes and sometimes they'll say no.</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418" table:style-name="ce1">
            <text:p>418</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With an open conversation, she gained valuable insights and received a revised offer she couldn't refuse.</text:p>
          </table:table-cell>
          <table:table-cell office:value-type="string" table:style-name="ce1">
            <text:p>DM</text:p>
          </table:table-cell>
          <table:table-cell table:number-columns-repeated="16382" table:style-name="ce1"/>
        </table:table-row>
        <table:table-row table:number-rows-repeated="2" table:style-name="ro1">
          <table:table-cell office:value-type="string" table:style-name="ce1">
            <text:p>With this new approach, she gained support for her initiative and organized a successful charity event that positively impacted local organizations.</text:p>
          </table:table-cell>
          <table:table-cell office:value-type="string" table:style-name="ce1">
            <text:p>DM</text:p>
          </table:table-cell>
          <table:table-cell table:number-columns-repeated="16382" table:style-name="ce1"/>
        </table:table-row>
        <table:table-row table:style-name="ro1">
          <table:table-cell office:value-type="string" table:style-name="ce1">
            <text:p>With this new approach, she won approval for her concept and was given the green light to develop the product line.</text:p>
          </table:table-cell>
          <table:table-cell office:value-type="string" table:style-name="ce1">
            <text:p>DM</text:p>
          </table:table-cell>
          <table:table-cell table:number-columns-repeated="16382" table:style-name="ce1"/>
        </table:table-row>
        <table:table-row table:style-name="ro1">
          <table:table-cell office:value-type="string" table:style-name="ce1">
            <text:p>yeah and then and then some some rich yo-yo walks in there who's buddies with the bank president saying look i want to borrow</text:p>
          </table:table-cell>
          <table:table-cell office:value-type="string" table:style-name="ce1">
            <text:p>DIR</text:p>
          </table:table-cell>
          <table:table-cell office:value-type="string" table:style-name="ce1">
            <text:p>sw2688B-ms98-a-0021</text:p>
          </table:table-cell>
          <table:table-cell office:value-type="float" office:value="112.4" table:style-name="ce1">
            <text:p>112.4</text:p>
          </table:table-cell>
          <table:table-cell office:value-type="float" office:value="122.64" table:style-name="ce1">
            <text:p>122.64</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I realize that but the thing is if we'd had a phone call to say look, we're going to be this late,</text:p>
          </table:table-cell>
          <table:table-cell office:value-type="string" table:style-name="ce1">
            <text:p>AS</text:p>
          </table:table-cell>
          <table:table-cell office:value-type="string" table:style-name="ce1">
            <text:p>BNCJ92</text:p>
          </table:table-cell>
          <table:table-cell table:number-columns-repeated="2" table:style-name="ce1"/>
          <table:table-cell office:value-type="float" office:value="343" table:style-name="ce1">
            <text:p>343</text:p>
          </table:table-cell>
          <table:table-cell office:value-type="float" office:value="89101" table:style-name="ce1">
            <text:p>89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i'd never thought about that way i don't really look [laughter] i guess i ought to sometimes</text:p>
          </table:table-cell>
          <table:table-cell office:value-type="string" table:style-name="ce1">
            <text:p>AS</text:p>
          </table:table-cell>
          <table:table-cell office:value-type="string" table:style-name="ce1">
            <text:p>sw2039A-ms98-a-0032</text:p>
          </table:table-cell>
          <table:table-cell office:value-type="float" office:value="159.19175000000001" table:style-name="ce1">
            <text:p>159.19175</text:p>
          </table:table-cell>
          <table:table-cell office:value-type="float" office:value="164.98525000000001" table:style-name="ce1">
            <text:p>164.98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look. For that fifty pence. It's in the corner look</text:p>
          </table:table-cell>
          <table:table-cell office:value-type="string" table:style-name="ce1">
            <text:p>DIR</text:p>
          </table:table-cell>
          <table:table-cell office:value-type="string" table:style-name="ce1">
            <text:p>BNCKB7</text:p>
          </table:table-cell>
          <table:table-cell table:number-columns-repeated="2" table:style-name="ce1"/>
          <table:table-cell office:value-type="float" office:value="9343" table:style-name="ce1">
            <text:p>9343</text:p>
          </table:table-cell>
          <table:table-cell office:value-type="float" office:value="1820" table:style-name="ce1">
            <text:p>182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that's uh you know it it it it could blow things right away for them you know unless they say well look i mean unless they walk it won't</text:p>
          </table:table-cell>
          <table:table-cell office:value-type="string" table:style-name="ce1">
            <text:p>DIR</text:p>
          </table:table-cell>
          <table:table-cell office:value-type="string" table:style-name="ce1">
            <text:p>sw4344A-ms98-a-0064</text:p>
          </table:table-cell>
          <table:table-cell office:value-type="float" office:value="230.39349999999999" table:style-name="ce1">
            <text:p>230.3935</text:p>
          </table:table-cell>
          <table:table-cell office:value-type="float" office:value="236.87700000000001" table:style-name="ce1">
            <text:p>236.877</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okay, okay well look,</text:p>
          </table:table-cell>
          <table:table-cell office:value-type="string" table:style-name="ce1">
            <text:p>AS</text:p>
          </table:table-cell>
          <table:table-cell office:value-type="string" table:style-name="ce1">
            <text:p>BNCHUN</text:p>
          </table:table-cell>
          <table:table-cell table:number-columns-repeated="2" table:style-name="ce1"/>
          <table:table-cell office:value-type="float" office:value="151" table:style-name="ce1">
            <text:p>151</text:p>
          </table:table-cell>
          <table:table-cell office:value-type="float" office:value="102207" table:style-name="ce1">
            <text:p>102207</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so yeah ah you're alright so you'll say yeah course I'm alright, <text:s/>there's no fee, so eventually I get to the point where I said look I did say there's no fee involved but I'd, I, that's a bit of a lie because there is a fee for all the work I'm er but it comes in the form of referrals, in the form of recommendation, not actual money.</text:p>
          </table:table-cell>
          <table:table-cell office:value-type="string" table:style-name="ce1">
            <text:p>AS</text:p>
          </table:table-cell>
          <table:table-cell office:value-type="string" table:style-name="ce1">
            <text:p>BNCJST</text:p>
          </table:table-cell>
          <table:table-cell table:number-columns-repeated="2" table:style-name="ce1"/>
          <table:table-cell office:value-type="float" office:value="203" table:style-name="ce1">
            <text:p>203</text:p>
          </table:table-cell>
          <table:table-cell office:value-type="float" office:value="121801" table:style-name="ce1">
            <text:p>121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ah, yes, no, very, look hold on</text:p>
          </table:table-cell>
          <table:table-cell office:value-type="string" table:style-name="ce1">
            <text:p>DM</text:p>
          </table:table-cell>
          <table:table-cell office:value-type="string" table:style-name="ce1">
            <text:p>BNCHV1</text:p>
          </table:table-cell>
          <table:table-cell table:number-columns-repeated="2" table:style-name="ce1"/>
          <table:table-cell office:value-type="float" office:value="47" table:style-name="ce1">
            <text:p>47</text:p>
          </table:table-cell>
          <table:table-cell office:value-type="float" office:value="107701" table:style-name="ce1">
            <text:p>10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he's built a business up and I'm not denying him that er or anything at all, But somehow now er I don't know whether the wheel is turning too fast for him to co keep up with it or whether it's erm oh never mind the erm the industry of the locality, providing the money stakes a I know every business has got to pay for itself and that we we're not, If this quarry was on the down grade and er er somebody had come to us said, look unless you take a drop in your wages er we can't survive that would be a different issue altogether.</text:p>
          </table:table-cell>
          <table:table-cell office:value-type="string" table:style-name="ce1">
            <text:p>AS</text:p>
          </table:table-cell>
          <table:table-cell office:value-type="string" table:style-name="ce1">
            <text:p>BNCHF2</text:p>
          </table:table-cell>
          <table:table-cell table:number-columns-repeated="2" table:style-name="ce1"/>
          <table:table-cell office:value-type="float" office:value="123" table:style-name="ce1">
            <text:p>123</text:p>
          </table:table-cell>
          <table:table-cell office:value-type="float" office:value="104301" table:style-name="ce1">
            <text:p>10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and one of the great ironies is that when I'm talking to students about the nature of history, one of the first things I try and say to them is ‘Look, don't have this idea that there's a great bundle of documents lying in an attic, and this is the way that history works, that people make a sensational discovery and then they write a book about it.</text:p>
          </table:table-cell>
          <table:table-cell office:value-type="string" table:style-name="ce1">
            <text:p>AS</text:p>
          </table:table-cell>
          <table:table-cell office:value-type="string" table:style-name="ce1">
            <text:p>BNCKNC</text:p>
          </table:table-cell>
          <table:table-cell table:number-columns-repeated="2" table:style-name="ce1"/>
          <table:table-cell office:value-type="float" office:value="955" table:style-name="ce1">
            <text:p>955</text:p>
          </table:table-cell>
          <table:table-cell office:value-type="float" office:value="84301" table:style-name="ce1">
            <text:p>84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look I'm sorry we've got to raise rents by nine and a half percent.</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431" table:style-name="ce1">
            <text:p>431</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okay, well look if you'd actually asked me before we started, I could have actually found the number.</text:p>
          </table:table-cell>
          <table:table-cell office:value-type="string" table:style-name="ce1">
            <text:p>AS</text:p>
          </table:table-cell>
          <table:table-cell office:value-type="string" table:style-name="ce1">
            <text:p>BNCKRL</text:p>
          </table:table-cell>
          <table:table-cell table:number-columns-repeated="2" table:style-name="ce1"/>
          <table:table-cell office:value-type="float" office:value="3195" table:style-name="ce1">
            <text:p>3195</text:p>
          </table:table-cell>
          <table:table-cell office:value-type="float" office:value="139401" table:style-name="ce1">
            <text:p>139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es, you see the thing is one appointment can cock up your whole system, because if it like you said, if one, if a customer does happen to call in and say, look I need somebody in here desperately, when do you want it, when it's smack in the middle, it's not the other side of the world, but you know he's in Nuneaton or something, well you still have to go out and see him .</text:p>
          </table:table-cell>
          <table:table-cell office:value-type="string" table:style-name="ce1">
            <text:p>AS</text:p>
          </table:table-cell>
          <table:table-cell office:value-type="string" table:style-name="ce1">
            <text:p>BNCJP4</text:p>
          </table:table-cell>
          <table:table-cell table:number-columns-repeated="2" table:style-name="ce1"/>
          <table:table-cell office:value-type="float" office:value="1041" table:style-name="ce1">
            <text:p>1041</text:p>
          </table:table-cell>
          <table:table-cell office:value-type="float" office:value="123201" table:style-name="ce1">
            <text:p>1232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know look</text:p>
          </table:table-cell>
          <table:table-cell office:value-type="string" table:style-name="ce1">
            <text:p>DM</text:p>
          </table:table-cell>
          <table:table-cell office:value-type="string" table:style-name="ce1">
            <text:p>sw3040B-ms98-a-0013</text:p>
          </table:table-cell>
          <table:table-cell office:value-type="float" office:value="90.213499999999996" table:style-name="ce1">
            <text:p>90.2135</text:p>
          </table:table-cell>
          <table:table-cell office:value-type="float" office:value="101.1" table:style-name="ce1">
            <text:p>101.1</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know look i'm doing really well look how wonderful everything is</text:p>
          </table:table-cell>
          <table:table-cell office:value-type="string" table:style-name="ce1">
            <text:p>AS</text:p>
          </table:table-cell>
          <table:table-cell office:value-type="string" table:style-name="ce1">
            <text:p>sw2749A-ms98-a-0035</text:p>
          </table:table-cell>
          <table:table-cell office:value-type="float" office:value="236.68362500000001" table:style-name="ce1">
            <text:p>236.683625</text:p>
          </table:table-cell>
          <table:table-cell office:value-type="float" office:value="243.016875" table:style-name="ce1">
            <text:p>243.01687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can have theYeah.That corporate standards would apply there.Look.Whether we like it or not</text:p>
          </table:table-cell>
          <table:table-cell office:value-type="string" table:style-name="ce1">
            <text:p>DIR</text:p>
          </table:table-cell>
          <table:table-cell office:value-type="string" table:style-name="ce1">
            <text:p>BNCFUJ</text:p>
          </table:table-cell>
          <table:table-cell table:number-columns-repeated="2" table:style-name="ce1"/>
          <table:table-cell office:value-type="float" office:value="1750" table:style-name="ce1">
            <text:p>1750</text:p>
          </table:table-cell>
          <table:table-cell office:value-type="float" office:value="87904" table:style-name="ce1">
            <text:p>87904</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i don't know why they don't unless you have to spend a certain amou[nt]- i don't know but i notice that some of them don't even. look you know they just slide it in there and pass it back to you</text:p>
          </table:table-cell>
          <table:table-cell office:value-type="string" table:style-name="ce1">
            <text:p>AS</text:p>
          </table:table-cell>
          <table:table-cell office:value-type="string" table:style-name="ce1">
            <text:p>sw2051A-ms98-a-0059</text:p>
          </table:table-cell>
          <table:table-cell office:value-type="float" office:value="291.1225" table:style-name="ce1">
            <text:p>291.1225</text:p>
          </table:table-cell>
          <table:table-cell office:value-type="float" office:value="297.86525" table:style-name="ce1">
            <text:p>297.86525</text:p>
          </table:table-cell>
          <table:table-cell table:number-columns-repeated="2" table:style-name="ce1"/>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really</text:p>
          </table:table-cell>
          <table:table-cell office:value-type="string" table:style-name="ce1">
            <text:p>AS</text:p>
          </table:table-cell>
          <table:table-cell office:value-type="string" table:style-name="ce1">
            <text:p>BNCKB8</text:p>
          </table:table-cell>
          <table:table-cell table:number-columns-repeated="2" table:style-name="ce1"/>
          <table:table-cell office:value-type="float" office:value="11701" table:style-name="ce1">
            <text:p>11701</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if not, you know, if you're very, very poor in a, in a rural area, you may think, well look, there's, there's this chance, no matter how, how slim of me getting a, sort of proper job in the urban area, thus you may well take that chance.</text:p>
          </table:table-cell>
          <table:table-cell office:value-type="string" table:style-name="ce1">
            <text:p>DM</text:p>
          </table:table-cell>
          <table:table-cell office:value-type="string" table:style-name="ce1">
            <text:p>BNCHYN</text:p>
          </table:table-cell>
          <table:table-cell table:number-columns-repeated="2" table:style-name="ce1"/>
          <table:table-cell office:value-type="float" office:value="170" table:style-name="ce1">
            <text:p>170</text:p>
          </table:table-cell>
          <table:table-cell office:value-type="float" office:value="108601" table:style-name="ce1">
            <text:p>1086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I always look through headlines and read what I'm interested,<text:s/></text:p>
          </table:table-cell>
          <table:table-cell office:value-type="string" table:style-name="ce1">
            <text:p>AS</text:p>
          </table:table-cell>
          <table:table-cell office:value-type="string" table:style-name="ce1">
            <text:p>BNCKB1</text:p>
          </table:table-cell>
          <table:table-cell table:number-columns-repeated="2" table:style-name="ce1"/>
          <table:table-cell office:value-type="float" office:value="490" table:style-name="ce1">
            <text:p>490</text:p>
          </table:table-cell>
          <table:table-cell office:value-type="float" office:value="5980" table:style-name="ce1">
            <text:p>598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know, look, I did a deal with Mrs Thatcher in nineteen eighty six, that I wouldn't open up many of these issues, and if she sticks to the deal, I'll stick to the deal.</text:p>
          </table:table-cell>
          <table:table-cell office:value-type="string" table:style-name="ce1">
            <text:p>AS</text:p>
          </table:table-cell>
          <table:table-cell office:value-type="string" table:style-name="ce1">
            <text:p>BNCJYL</text:p>
          </table:table-cell>
          <table:table-cell table:number-columns-repeated="2" table:style-name="ce1"/>
          <table:table-cell office:value-type="float" office:value="779" table:style-name="ce1">
            <text:p>779</text:p>
          </table:table-cell>
          <table:table-cell office:value-type="float" office:value="113301" table:style-name="ce1">
            <text:p>1133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might've er <text:s/>I mean you did it right, it could've been a bit stronger though, a bit more <text:s/>punch to it, er punch isn't the right word erm, you know, well okay look what I'm really asking for Dave is your help, you know, <text:s/>when people ask you to help what would you normally do, you'd help wouldn't you?</text:p>
          </table:table-cell>
          <table:table-cell office:value-type="string" table:style-name="ce1">
            <text:p>DM</text:p>
          </table:table-cell>
          <table:table-cell office:value-type="string" table:style-name="ce1">
            <text:p>BNCJT5</text:p>
          </table:table-cell>
          <table:table-cell table:number-columns-repeated="2" table:style-name="ce1"/>
          <table:table-cell office:value-type="float" office:value="130" table:style-name="ce1">
            <text:p>130</text:p>
          </table:table-cell>
          <table:table-cell office:value-type="float" office:value="124101" table:style-name="ce1">
            <text:p>1241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say well look I'm gonna approach this guy what sort of business are you gonna put his way or can you put his way.</text:p>
          </table:table-cell>
          <table:table-cell office:value-type="string" table:style-name="ce1">
            <text:p>AS</text:p>
          </table:table-cell>
          <table:table-cell office:value-type="string" table:style-name="ce1">
            <text:p>BNCJA3</text:p>
          </table:table-cell>
          <table:table-cell table:number-columns-repeated="2" table:style-name="ce1"/>
          <table:table-cell office:value-type="float" office:value="11" table:style-name="ce1">
            <text:p>11</text:p>
          </table:table-cell>
          <table:table-cell office:value-type="float" office:value="117701" table:style-name="ce1">
            <text:p>1177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 see and ther I su I suppose there was about ten or a dozen girls behind the counter because it was early and late turn for them because you see we were open, you see, until ten o'clock at night, you see, and er then, well, anyway, after that erm I heard about this job going as Assistant Manageress at Cambridge <text:s/>and er so I applied and the Manager said to me, I thought well I'll be here ten years, erm I can be here until I'm <text:s/>you know, donkeys years and er so he said well look you may not get a job because he said that another girl coming from Norwich to go to</text:p>
          </table:table-cell>
          <table:table-cell office:value-type="string" table:style-name="ce1">
            <text:p>DM</text:p>
          </table:table-cell>
          <table:table-cell office:value-type="string" table:style-name="ce1">
            <text:p>BNCHDJ</text:p>
          </table:table-cell>
          <table:table-cell table:number-columns-repeated="2" table:style-name="ce1"/>
          <table:table-cell office:value-type="float" office:value="248" table:style-name="ce1">
            <text:p>248</text:p>
          </table:table-cell>
          <table:table-cell office:value-type="float" office:value="93401" table:style-name="ce1">
            <text:p>934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ve got one or two there, look, that come along.<text:s/></text:p>
          </table:table-cell>
          <table:table-cell office:value-type="string" table:style-name="ce1">
            <text:p>DIR</text:p>
          </table:table-cell>
          <table:table-cell office:value-type="string" table:style-name="ce1">
            <text:p>BNCD96</text:p>
          </table:table-cell>
          <table:table-cell table:number-columns-repeated="2" table:style-name="ce1"/>
          <table:table-cell office:value-type="float" office:value="47" table:style-name="ce1">
            <text:p>47</text:p>
          </table:table-cell>
          <table:table-cell office:value-type="float" office:value="8501" table:style-name="ce1">
            <text:p>85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ve gotta think er think, it was like erm <text:s/>one of the guys was saying oh I've got a real problem getting the names, I said well how do you ask and he said well look I'm in the people business John but I don't suppose you know anybody do you</text:p>
          </table:table-cell>
          <table:table-cell office:value-type="string" table:style-name="ce1">
            <text:p>AS</text:p>
          </table:table-cell>
          <table:table-cell office:value-type="string" table:style-name="ce1">
            <text:p>BNCJST</text:p>
          </table:table-cell>
          <table:table-cell table:number-columns-repeated="2" table:style-name="ce1"/>
          <table:table-cell office:value-type="float" office:value="264" table:style-name="ce1">
            <text:p>264</text:p>
          </table:table-cell>
          <table:table-cell office:value-type="float" office:value="121801" table:style-name="ce1">
            <text:p>121801</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style-name="ro1">
          <table:table-cell office:value-type="string" table:style-name="ce1">
            <text:p>your brother is being naughty, he's run away up the street look! Where is Bryony?</text:p>
          </table:table-cell>
          <table:table-cell office:value-type="string" table:style-name="ce1">
            <text:p>DIR</text:p>
          </table:table-cell>
          <table:table-cell office:value-type="string" table:style-name="ce1">
            <text:p>BNCKB8</text:p>
          </table:table-cell>
          <table:table-cell table:number-columns-repeated="2" table:style-name="ce1"/>
          <table:table-cell office:value-type="float" office:value="993" table:style-name="ce1">
            <text:p>993</text:p>
          </table:table-cell>
          <table:table-cell office:value-type="float" office:value="6900" table:style-name="ce1">
            <text:p>6900</text:p>
          </table:table-cell>
          <table:table-cell office:value-type="float" office:value="1" table:style-name="ce1">
            <text:p>1</text:p>
          </table:table-cell>
          <table:table-cell office:value-type="float" office:value="0" table:style-name="ce1">
            <text:p>0</text:p>
          </table:table-cell>
          <table:table-cell office:value-type="float" office:value="0" table:style-name="ce1">
            <text:p>0</text:p>
          </table:table-cell>
          <table:table-cell table:number-columns-repeated="16374"/>
        </table:table-row>
        <table:table-row table:number-rows-repeated="104742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ptos Narrow" svg:font-family="&quot;Aptos Narrow&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ptos Narrow" style:font-name-asian="Aptos Narrow" style:font-name-complex="Aptos Narrow" fo:font-size="12pt" style:font-size-asian="12pt" style:font-size-complex="12pt"/>
    </style:style>
    <style:style style:name="pd1" style:family="table-cell" style:data-style-name="N0">
      <style:table-cell-properties fo:border-top="thin solid #000000" fo:border-bottom="none" fo:border-left="none" fo:border-right="none" style:vertical-align="automatic" style:repeat-content="false"/>
      <style:paragraph-properties fo:text-align="center"/>
      <style:text-properties fo:font-weight="bold" style:font-weight-asian="bold" style:font-weight-complex="bold"/>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11122</meta:generator>
    <dc:creator>Aysa Sorahi</dc:creator>
    <dc:date>2025-12-12T14:26:45Z</dc:date>
  </office:meta>
</office:document-meta>
</file>